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office:load-finished" xlink:href="vnd.sun.star.script:Standard.Module1.LoadAllLibs?language=Basic&amp;location=application" xlink:type="simple"/>
      <script:event-listener script:language="ooo:script" script:event-name="dom:DOMFocusIn" xlink:href="vnd.sun.star.script:Standard.Module1.LoadAllLibs?language=Basic&amp;location=application" xlink:type="simple"/>
    </office:event-listeners>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0.6543in"/>
    </style:style>
    <style:style style:name="co3" style:family="table-column">
      <style:table-column-properties fo:break-before="auto" style:column-width="1in"/>
    </style:style>
    <style:style style:name="co4" style:family="table-column">
      <style:table-column-properties fo:break-before="auto" style:column-width="0.9701in"/>
    </style:style>
    <style:style style:name="co5" style:family="table-column">
      <style:table-column-properties fo:break-before="auto" style:column-width="0.8126in"/>
    </style:style>
    <style:style style:name="co6" style:family="table-column">
      <style:table-column-properties fo:break-before="auto" style:column-width="0.9591in"/>
    </style:style>
    <style:style style:name="co7" style:family="table-column">
      <style:table-column-properties fo:break-before="auto" style:column-width="1.1in"/>
    </style:style>
    <style:style style:name="co8" style:family="table-column">
      <style:table-column-properties fo:break-before="auto" style:column-width="0.9in"/>
    </style:style>
    <style:style style:name="co10" style:family="table-column">
      <style:table-column-properties fo:break-before="auto" style:column-width="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style:style style:name="ce15" style:family="table-cell" style:parent-style-name="Default" style:data-style-name="N43"/>
    <style:style style:name="ce16" style:family="table-cell" style:parent-style-name="Default" style:data-style-name="N37"/>
    <style:style style:name="ce17" style:family="table-cell" style:parent-style-name="Default">
      <style:table-cell-properties style:text-align-source="fix" style:repeat-content="false" style:vertical-align="middle"/>
      <style:paragraph-properties fo:text-align="center" fo:margin-left="0in"/>
    </style:style>
    <style:style style:name="ce18" style:family="table-cell" style:parent-style-name="Default" style:data-style-name="N43">
      <style:text-properties fo:font-style="italic" style:font-style-asian="italic" style:font-style-complex="italic"/>
    </style:style>
    <style:style style:name="ce9" style:family="table-cell" style:parent-style-name="Default">
      <style:table-cell-properties style:text-align-source="value-type" style:repeat-content="false" style:vertical-align="middle"/>
      <style:paragraph-properties fo:margin-left="0in"/>
      <style:text-properties fo:font-weight="bold" style:font-weight-asian="bold" style:font-weight-complex="bold"/>
    </style:style>
    <style:style style:name="ce11" style:family="table-cell" style:parent-style-name="Default">
      <style:table-cell-properties style:text-align-source="fix" style:repeat-content="false" style:vertical-align="middle"/>
      <style:paragraph-properties fo:text-align="center"/>
    </style:style>
    <style:style style:name="ce7" style:family="table-cell" style:parent-style-name="Default" style:data-style-name="N43"/>
    <style:style style:name="ce8" style:family="table-cell" style:parent-style-name="Default" style:data-style-name="N37"/>
    <style:style style:name="ce10" style:family="table-cell" style:parent-style-name="Default">
      <style:table-cell-properties style:text-align-source="fix" style:repeat-content="false" style:vertical-align="middle"/>
      <style:paragraph-properties fo:text-align="center" fo:margin-left="0in"/>
    </style:style>
    <style:style style:name="ce12" style:family="table-cell" style:parent-style-name="Default" style:data-style-name="N43">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AddPubTerrHdr" table:style-name="ta1">
        <office:forms form:automatic-focus="false" form:apply-design-mode="false"/>
        <table:table-column table:style-name="co2" table:default-cell-style-name="Default"/>
        <table:table-column table:style-name="co3" table:default-cell-style-name="ce7"/>
        <table:table-column table:style-name="co4" table:default-cell-style-name="ce7"/>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ce7"/>
        <table:table-column table:style-name="co10" table:default-cell-style-name="Default"/>
        <table:table-row table:style-name="ro1">
          <table:table-cell table:style-name="ce9" office:value-type="string" calcext:value-type="string" table:number-columns-spanned="3" table:number-rows-spanned="1">
            <text:p>Territory List to Process</text:p>
          </table:table-cell>
          <table:covered-table-cell table:number-columns-repeated="2" table:style-name="Default"/>
          <table:table-cell table:number-columns-repeated="3"/>
          <table:table-cell table:style-name="Default" table:number-columns-repeated="2"/>
          <table:table-cell/>
        </table:table-row>
        <table:table-row table:style-name="ro1">
          <table:table-cell table:style-name="ce11" office:value-type="string" calcext:value-type="string" table:number-columns-spanned="2" table:number-rows-spanned="1">
            <text:p>AddPubTerrHdr</text:p>
          </table:table-cell>
          <table:covered-table-cell table:style-name="Default"/>
          <table:table-cell table:style-name="ce8" office:value-type="date" office:date-value="2023-03-09" calcext:value-type="date">
            <text:p>03/09/23</text:p>
          </table:table-cell>
          <table:table-cell/>
          <table:table-cell office:value-type="string" calcext:value-type="string">
            <text:p>Note: column B formatted as Time</text:p>
          </table:table-cell>
          <table:table-cell/>
          <table:table-cell table:style-name="Default" table:number-columns-repeated="2"/>
          <table:table-cell/>
        </table:table-row>
        <table:table-row table:style-name="ro1">
          <table:table-cell/>
          <table:table-cell table:style-name="Default" table:number-columns-repeated="2"/>
          <table:table-cell table:number-columns-repeated="3"/>
          <table:table-cell table:style-name="Default" table:number-columns-repeated="2"/>
          <table:table-cell/>
        </table:table-row>
        <table:table-row table:style-name="ro1">
          <table:table-cell office:value-type="string" calcext:value-type="string">
            <text:p>#list of territories to add Header info into.</text:p>
          </table:table-cell>
          <table:table-cell table:style-name="Default" table:number-columns-repeated="2"/>
          <table:table-cell table:number-columns-repeated="3"/>
          <table:table-cell table:style-name="Default" office:value-type="string" calcext:value-type="string">
            <text:p>Start Time</text:p>
          </table:table-cell>
          <table:table-cell table:style-name="Default" office:value-type="string" calcext:value-type="string">
            <text:p>End Time</text:p>
          </table:table-cell>
          <table:table-cell/>
        </table:table-row>
        <table:table-row table:style-name="ro1">
          <table:table-cell office:value-type="string" calcext:value-type="string">
            <text:p>terrid</text:p>
          </table:table-cell>
          <table:table-cell table:number-columns-repeated="3"/>
          <table:table-cell office:value-type="string" calcext:value-type="string">
            <text:p>'RUN Main1 &gt;</text:p>
          </table:table-cell>
          <table:table-cell office:value-type="string" calcext:value-type="string">
            <text:p>'=MAIN1()</text:p>
          </table:table-cell>
          <table:table-cell office:value-type="time" office:time-value="PT1079858H10M11.000000127S" calcext:value-type="time">
            <text:p>02:10:11 AM</text:p>
          </table:table-cell>
          <table:table-cell office:value-type="time" office:time-value="PT1079858H12M18.999999873S" calcext:value-type="time">
            <text:p>02:12:19 AM</text:p>
          </table:table-cell>
          <table:table-cell/>
        </table:table-row>
        <table:table-row table:style-name="ro1">
          <table:table-cell office:value-type="string" calcext:value-type="string">
            <text:p>#235</text:p>
          </table:table-cell>
          <table:table-cell table:number-columns-repeated="8"/>
        </table:table-row>
        <table:table-row table:style-name="ro1">
          <table:table-cell office:value-type="string" calcext:value-type="string">
            <text:p>#236</text:p>
          </table:table-cell>
          <table:table-cell table:number-columns-repeated="8"/>
        </table:table-row>
        <table:table-row table:style-name="ro1">
          <table:table-cell office:value-type="float" office:value="237" calcext:value-type="float">
            <text:p>237</text:p>
          </table:table-cell>
          <table:table-cell table:number-columns-repeated="8"/>
        </table:table-row>
        <table:table-row table:style-name="ro1">
          <table:table-cell office:value-type="float" office:value="238" calcext:value-type="float">
            <text:p>238</text:p>
          </table:table-cell>
          <table:table-cell table:number-columns-repeated="8"/>
        </table:table-row>
        <table:table-row table:style-name="ro1">
          <table:table-cell office:value-type="float" office:value="239" calcext:value-type="float">
            <text:p>239</text:p>
          </table:table-cell>
          <table:table-cell table:number-columns-repeated="8"/>
        </table:table-row>
        <table:table-row table:style-name="ro1">
          <table:table-cell office:value-type="float" office:value="240" calcext:value-type="float">
            <text:p>240</text:p>
          </table:table-cell>
          <table:table-cell table:number-columns-repeated="8"/>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09</text:p>
          </table:table-cell>
          <table:table-cell office:value-type="time" office:time-value="PT1079858H10M11.000000127S" calcext:value-type="time">
            <text:p>02:10:11 AM</text:p>
          </table:table-cell>
          <table:table-cell office:value-type="time" office:time-value="PT1079858H11M21.99999975S" calcext:value-type="time">
            <text:p>02:11:22 AM</text:p>
          </table:table-cell>
          <table:table-cell table:number-columns-repeated="6"/>
        </table:table-row>
        <table:table-row table:style-name="ro1">
          <table:table-cell office:value-type="string" calcext:value-type="string">
            <text:p>#112</text:p>
          </table:table-cell>
          <table:table-cell office:value-type="time" office:time-value="PT1079858H11M21.99999975S" calcext:value-type="time">
            <text:p>02:11:22 AM</text:p>
          </table:table-cell>
          <table:table-cell office:value-type="time" office:time-value="PT1079858H11M34.999999646S" calcext:value-type="time">
            <text:p>02:11:35 AM</text:p>
          </table:table-cell>
          <table:table-cell table:number-columns-repeated="6"/>
        </table:table-row>
        <table:table-row table:style-name="ro1">
          <table:table-cell office:value-type="string" calcext:value-type="string">
            <text:p>#114</text:p>
          </table:table-cell>
          <table:table-cell office:value-type="time" office:time-value="PT1079858H11M34.999999646S" calcext:value-type="time">
            <text:p>02:11:35 AM</text:p>
          </table:table-cell>
          <table:table-cell office:value-type="time" office:time-value="PT1079858H11M49.000003338S" calcext:value-type="time">
            <text:p>02:11:49 AM</text:p>
          </table:table-cell>
          <table:table-cell table:number-columns-repeated="6"/>
        </table:table-row>
        <table:table-row table:style-name="ro1">
          <table:table-cell office:value-type="string" calcext:value-type="string">
            <text:p>#119</text:p>
          </table:table-cell>
          <table:table-cell office:value-type="time" office:time-value="PT1079858H11M49.000003338S" calcext:value-type="time">
            <text:p>02:11:49 AM</text:p>
          </table:table-cell>
          <table:table-cell office:value-type="time" office:time-value="PT1079858H12M01.999999881S" calcext:value-type="time">
            <text:p>02:12:02 AM</text:p>
          </table:table-cell>
          <table:table-cell table:number-columns-repeated="6"/>
        </table:table-row>
        <table:table-row table:style-name="ro1">
          <table:table-cell office:value-type="string" calcext:value-type="string">
            <text:p>#122</text:p>
          </table:table-cell>
          <table:table-cell office:value-type="time" office:time-value="PT1079858H12M01.999999881S" calcext:value-type="time">
            <text:p>02:12:02 AM</text:p>
          </table:table-cell>
          <table:table-cell office:value-type="time" office:time-value="PT1079858H12M16.00000022S" calcext:value-type="time">
            <text:p>02:12:16 A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57</text:p>
          </table:table-cell>
          <table:table-cell table:number-columns-repeated="8"/>
        </table:table-row>
        <table:table-row table:style-name="ro1">
          <table:table-cell office:value-type="string" calcext:value-type="string">
            <text:p>#259</text:p>
          </table:table-cell>
          <table:table-cell office:value-type="time" office:time-value="PT1079838H51M05.000000037S" calcext:value-type="time">
            <text:p>06:51:05 AM</text:p>
          </table:table-cell>
          <table:table-cell office:value-type="time" office:time-value="PT1079838H51M22.00000003S" calcext:value-type="time">
            <text:p>06:51:22 AM</text:p>
          </table:table-cell>
          <table:table-cell table:number-columns-repeated="6"/>
        </table:table-row>
        <table:table-row table:style-name="ro1">
          <table:table-cell office:value-type="string" calcext:value-type="string">
            <text:p>#266</text:p>
          </table:table-cell>
          <table:table-cell office:value-type="time" office:time-value="PT1079838H51M22.00000003S" calcext:value-type="time">
            <text:p>06:51:22 AM</text:p>
          </table:table-cell>
          <table:table-cell office:value-type="time" office:time-value="PT1079838H51M39.999999627S" calcext:value-type="time">
            <text:p>06:51:40 AM</text:p>
          </table:table-cell>
          <table:table-cell table:number-columns-repeated="6"/>
        </table:table-row>
        <table:table-row table:style-name="ro1">
          <table:table-cell office:value-type="string" calcext:value-type="string">
            <text:p>#270</text:p>
          </table:table-cell>
          <table:table-cell office:value-type="time" office:time-value="PT1079838H51M39.999999627S" calcext:value-type="time">
            <text:p>06:51:40 AM</text:p>
          </table:table-cell>
          <table:table-cell office:value-type="time" office:time-value="PT1079838H52M00.000000112S" calcext:value-type="time">
            <text:p>06:52:00 AM</text:p>
          </table:table-cell>
          <table:table-cell table:number-columns-repeated="6"/>
        </table:table-row>
        <table:table-row table:style-name="ro1">
          <table:table-cell office:value-type="string" calcext:value-type="string">
            <text:p>#315</text:p>
          </table:table-cell>
          <table:table-cell office:value-type="time" office:time-value="PT1079838H52M00.000000112S" calcext:value-type="time">
            <text:p>06:52:00 AM</text:p>
          </table:table-cell>
          <table:table-cell office:value-type="time" office:time-value="PT1079838H52M16.000000499S" calcext:value-type="time">
            <text:p>06:52:16 A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79</text:p>
          </table:table-cell>
          <table:table-cell office:value-type="time" office:time-value="PT1079830H22M30.999999605S" calcext:value-type="time">
            <text:p>10:22:31 PM</text:p>
          </table:table-cell>
          <table:table-cell office:value-type="time" office:time-value="PT1079830H22M48.000000436S" calcext:value-type="time">
            <text:p>10:22:48 PM</text:p>
          </table:table-cell>
          <table:table-cell table:number-columns-repeated="6"/>
        </table:table-row>
        <table:table-row table:style-name="ro1">
          <table:table-cell office:value-type="string" calcext:value-type="string">
            <text:p>#280</text:p>
          </table:table-cell>
          <table:table-cell office:value-type="time" office:time-value="PT1079830H22M48.000000436S" calcext:value-type="time">
            <text:p>10:22:48 PM</text:p>
          </table:table-cell>
          <table:table-cell office:value-type="time" office:time-value="PT1079830H23M03.999999985S" calcext:value-type="time">
            <text:p>10:23:04 PM</text:p>
          </table:table-cell>
          <table:table-cell table:number-columns-repeated="6"/>
        </table:table-row>
        <table:table-row table:style-name="ro1">
          <table:table-cell office:value-type="string" calcext:value-type="string">
            <text:p>#281</text:p>
          </table:table-cell>
          <table:table-cell office:value-type="time" office:time-value="PT1079830H23M03.999999985S" calcext:value-type="time">
            <text:p>10:23:04 PM</text:p>
          </table:table-cell>
          <table:table-cell office:value-type="time" office:time-value="PT1079830H23M20.999999978S" calcext:value-type="time">
            <text:p>10:23:21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17</text:p>
          </table:table-cell>
          <table:table-cell office:value-type="time" office:time-value="PT1079819H08M29.000000171S" calcext:value-type="time">
            <text:p>11:08:29 AM</text:p>
          </table:table-cell>
          <table:table-cell office:value-type="time" office:time-value="PT1079819H09M03.999999762S" calcext:value-type="time">
            <text:p>11:09:04 A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02</text:p>
          </table:table-cell>
          <table:table-cell office:value-type="time" office:time-value="PT1079806H20M09.999999963S" calcext:value-type="time">
            <text:p>10:20:10 PM</text:p>
          </table:table-cell>
          <table:table-cell office:value-type="time" office:time-value="PT1079806H20M33.999999706S" calcext:value-type="time">
            <text:p>10:20:34 PM</text:p>
          </table:table-cell>
          <table:table-cell table:number-columns-repeated="6"/>
        </table:table-row>
        <table:table-row table:style-name="ro1">
          <table:table-cell office:value-type="string" calcext:value-type="string">
            <text:p>#103</text:p>
          </table:table-cell>
          <table:table-cell office:value-type="time" office:time-value="PT1079806H20M33.999999706S" calcext:value-type="time">
            <text:p>10:20:34 PM</text:p>
          </table:table-cell>
          <table:table-cell office:value-type="time" office:time-value="PT1079806H20M45.999999996S" calcext:value-type="time">
            <text:p>10:20:46 PM</text:p>
          </table:table-cell>
          <table:table-cell table:number-columns-repeated="6"/>
        </table:table-row>
        <table:table-row table:style-name="ro1">
          <table:table-cell office:value-type="string" calcext:value-type="string">
            <text:p>#104</text:p>
          </table:table-cell>
          <table:table-cell office:value-type="time" office:time-value="PT1079806H20M45.999999996S" calcext:value-type="time">
            <text:p>10:20:46 PM</text:p>
          </table:table-cell>
          <table:table-cell office:value-type="time" office:time-value="PT1079806H20M58.999999054S" calcext:value-type="time">
            <text:p>10:20:59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01</text:p>
          </table:table-cell>
          <table:table-cell office:value-type="time" office:time-value="PT1079782H13M32.999999989S" calcext:value-type="time">
            <text:p>10:13:33 PM</text:p>
          </table:table-cell>
          <table:table-cell office:value-type="time" office:time-value="PT1079782H13M47.000000328S" calcext:value-type="time">
            <text:p>10:13:47 PM</text:p>
          </table:table-cell>
          <table:table-cell table:number-columns-repeated="6"/>
        </table:table-row>
        <table:table-row table:style-name="ro1">
          <table:table-cell office:value-type="string" calcext:value-type="string">
            <text:p>#202</text:p>
          </table:table-cell>
          <table:table-cell office:value-type="time" office:time-value="PT1079782H13M47.000000328S" calcext:value-type="time">
            <text:p>10:13:47 PM</text:p>
          </table:table-cell>
          <table:table-cell office:value-type="time" office:time-value="PT1079782H14M00.000000224S" calcext:value-type="time">
            <text:p>10:14:00 PM</text:p>
          </table:table-cell>
          <table:table-cell table:number-columns-repeated="6"/>
        </table:table-row>
        <table:table-row table:style-name="ro1">
          <table:table-cell office:value-type="string" calcext:value-type="string">
            <text:p>#203</text:p>
          </table:table-cell>
          <table:table-cell office:value-type="time" office:time-value="PT1079782H14M00.000000224S" calcext:value-type="time">
            <text:p>10:14:00 PM</text:p>
          </table:table-cell>
          <table:table-cell office:value-type="time" office:time-value="PT1079782H14M13.000000119S" calcext:value-type="time">
            <text:p>10:14:13 PM</text:p>
          </table:table-cell>
          <table:table-cell table:number-columns-repeated="6"/>
        </table:table-row>
        <table:table-row table:style-name="ro1">
          <table:table-cell office:value-type="string" calcext:value-type="string">
            <text:p>#204</text:p>
          </table:table-cell>
          <table:table-cell office:value-type="time" office:time-value="PT1079782H14M13.000000119S" calcext:value-type="time">
            <text:p>10:14:13 PM</text:p>
          </table:table-cell>
          <table:table-cell office:value-type="time" office:time-value="PT1079782H14M25.00000041S" calcext:value-type="time">
            <text:p>10:14:25 PM</text:p>
          </table:table-cell>
          <table:table-cell table:number-columns-repeated="6"/>
        </table:table-row>
        <table:table-row table:style-name="ro1">
          <table:table-cell office:value-type="string" calcext:value-type="string">
            <text:p>#205</text:p>
          </table:table-cell>
          <table:table-cell office:value-type="time" office:time-value="PT1079782H14M25.00000041S" calcext:value-type="time">
            <text:p>10:14:25 PM</text:p>
          </table:table-cell>
          <table:table-cell office:value-type="time" office:time-value="PT1079782H14M38.999999911S" calcext:value-type="time">
            <text:p>10:14:39 PM</text:p>
          </table:table-cell>
          <table:table-cell table:number-columns-repeated="6"/>
        </table:table-row>
        <table:table-row table:style-name="ro1">
          <table:table-cell office:value-type="string" calcext:value-type="string">
            <text:p>#206</text:p>
          </table:table-cell>
          <table:table-cell office:value-type="time" office:time-value="PT1079782H36M31.999999434S" calcext:value-type="time">
            <text:p>10:36:32 PM</text:p>
          </table:table-cell>
          <table:table-cell office:value-type="time" office:time-value="PT1079782H36M47.000000216S" calcext:value-type="time">
            <text:p>10:36:47 PM</text:p>
          </table:table-cell>
          <table:table-cell table:number-columns-repeated="6"/>
        </table:table-row>
        <table:table-row table:style-name="ro1">
          <table:table-cell office:value-type="string" calcext:value-type="string">
            <text:p>#207</text:p>
          </table:table-cell>
          <table:table-cell office:value-type="time" office:time-value="PT1079782H36M47.000000216S" calcext:value-type="time">
            <text:p>10:36:47 PM</text:p>
          </table:table-cell>
          <table:table-cell office:value-type="time" office:time-value="PT1079782H36M58.99999883S" calcext:value-type="time">
            <text:p>10:36:59 PM</text:p>
          </table:table-cell>
          <table:table-cell table:number-columns-repeated="6"/>
        </table:table-row>
        <table:table-row table:style-name="ro1">
          <table:table-cell office:value-type="string" calcext:value-type="string">
            <text:p>#208</text:p>
          </table:table-cell>
          <table:table-cell office:value-type="time" office:time-value="PT1079782H36M58.99999883S" calcext:value-type="time">
            <text:p>10:36:59 PM</text:p>
          </table:table-cell>
          <table:table-cell office:value-type="time" office:time-value="PT1079782H37M11.999998726S" calcext:value-type="time">
            <text:p>10:37:12 PM</text:p>
          </table:table-cell>
          <table:table-cell table:number-columns-repeated="6"/>
        </table:table-row>
        <table:table-row table:style-name="ro1">
          <table:table-cell office:value-type="string" calcext:value-type="string">
            <text:p>#209</text:p>
          </table:table-cell>
          <table:table-cell office:value-type="time" office:time-value="PT1079782H37M11.999998726S" calcext:value-type="time">
            <text:p>10:37:12 PM</text:p>
          </table:table-cell>
          <table:table-cell office:value-type="time" office:time-value="PT1079782H37M25.999998227S" calcext:value-type="time">
            <text:p>10:37:26 PM</text:p>
          </table:table-cell>
          <table:table-cell table:number-columns-repeated="6"/>
        </table:table-row>
        <table:table-row table:style-name="ro1">
          <table:table-cell office:value-type="string" calcext:value-type="string">
            <text:p>#210</text:p>
          </table:table-cell>
          <table:table-cell office:value-type="time" office:time-value="PT1079782H37M25.999998227S" calcext:value-type="time">
            <text:p>10:37:26 PM</text:p>
          </table:table-cell>
          <table:table-cell office:value-type="time" office:time-value="PT1079782H37M41.000000685S" calcext:value-type="time">
            <text:p>10:37:41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11</text:p>
          </table:table-cell>
          <table:table-cell office:value-type="time" office:time-value="PT1079780H54M09.999999907S" calcext:value-type="time">
            <text:p>08:54:10 PM</text:p>
          </table:table-cell>
          <table:table-cell office:value-type="time" office:time-value="PT1079780H54M46.999999546S" calcext:value-type="time">
            <text:p>08:54:47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302</text:p>
          </table:table-cell>
          <table:table-cell office:value-type="time" office:time-value="PT1079752H09M17.999999262S" calcext:value-type="time">
            <text:p>04:09:18 PM</text:p>
          </table:table-cell>
          <table:table-cell office:value-type="time" office:time-value="PT1079752H09M38.999999352S" calcext:value-type="time">
            <text:p>04:09:39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301</text:p>
          </table:table-cell>
          <table:table-cell office:value-type="time" office:time-value="PT1079751H29M09.000000022S" calcext:value-type="time">
            <text:p>03:29:09 PM</text:p>
          </table:table-cell>
          <table:table-cell office:value-type="time" office:time-value="PT1079751H29M33.000000603S" calcext:value-type="time">
            <text:p>03:29:33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05</text:p>
          </table:table-cell>
          <table:table-cell office:value-type="time" office:time-value="PT1079607H46M00.999999382S" calcext:value-type="time">
            <text:p>03:46:01 PM</text:p>
          </table:table-cell>
          <table:table-cell office:value-type="time" office:time-value="PT1079607H46M19.000000656S" calcext:value-type="time">
            <text:p>03:46:19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06</text:p>
          </table:table-cell>
          <table:table-cell office:value-type="time" office:time-value="PT1079581H35M22.999999858S" calcext:value-type="time">
            <text:p>01:35:23 PM</text:p>
          </table:table-cell>
          <table:table-cell office:value-type="time" office:time-value="PT1079581H35M49.999999255S" calcext:value-type="time">
            <text:p>01:35:50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312</text:p>
          </table:table-cell>
          <table:table-cell office:value-type="time" office:time-value="PT1079518H32M11.000000238S" calcext:value-type="time">
            <text:p>10:32:11 PM</text:p>
          </table:table-cell>
          <table:table-cell office:value-type="time" office:time-value="PT1079518H32M41.999999732S" calcext:value-type="time">
            <text:p>10:32:42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600</text:p>
          </table:table-cell>
          <table:table-cell office:value-type="time" office:time-value="PT1079489H45M15.000000782S" calcext:value-type="time">
            <text:p>05:45:15 PM</text:p>
          </table:table-cell>
          <table:table-cell office:value-type="time" office:time-value="PT1079489H45M29.999999888S" calcext:value-type="time">
            <text:p>05:45:30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318</text:p>
          </table:table-cell>
          <table:table-cell office:value-type="time" office:time-value="PT1079486H29M54.000000693S" calcext:value-type="time">
            <text:p>02:29:54 PM</text:p>
          </table:table-cell>
          <table:table-cell office:value-type="time" office:time-value="PT1079486H30M10.000000242S" calcext:value-type="time">
            <text:p>02:30:10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77</text:p>
          </table:table-cell>
          <table:table-cell office:value-type="time" office:time-value="PT1079350H44M10.999997556S" calcext:value-type="time">
            <text:p>10:44:11 PM</text:p>
          </table:table-cell>
          <table:table-cell office:value-type="time" office:time-value="PT1079350H44M30.999999717S" calcext:value-type="time">
            <text:p>10:44:31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11</text:p>
          </table:table-cell>
          <table:table-cell office:value-type="time" office:time-value="PT1078906H08M31.999998987S" calcext:value-type="time">
            <text:p>10:08:32 AM</text:p>
          </table:table-cell>
          <table:table-cell office:value-type="time" office:time-value="PT1078906H09M07.999998182S" calcext:value-type="time">
            <text:p>10:09:08 A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08</text:p>
          </table:table-cell>
          <table:table-cell office:value-type="time" office:time-value="PT1078814H09M49.000000432S" calcext:value-type="time">
            <text:p>02:09:49 PM</text:p>
          </table:table-cell>
          <table:table-cell office:value-type="time" office:time-value="PT1078814H10M26.000000071S" calcext:value-type="time">
            <text:p>02:10:26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11</text:p>
          </table:table-cell>
          <table:table-cell office:value-type="time" office:time-value="PT1077608H45M57.999999728S" calcext:value-type="time">
            <text:p>08:45:58 AM</text:p>
          </table:table-cell>
          <table:table-cell office:value-type="time" office:time-value="PT1077608H46M22.999999914S" calcext:value-type="time">
            <text:p>08:46:23 AM</text:p>
          </table:table-cell>
          <table:table-cell table:number-columns-repeated="6"/>
        </table:table-row>
        <table:table-row table:style-name="ro1">
          <table:table-cell office:value-type="string" calcext:value-type="string">
            <text:p>#230</text:p>
          </table:table-cell>
          <table:table-cell office:value-type="time" office:time-value="PT1077228H48M47.000000048S" calcext:value-type="time">
            <text:p>12:48:47 PM</text:p>
          </table:table-cell>
          <table:table-cell office:value-type="time" office:time-value="PT1077228H48M59.999999944S" calcext:value-type="time">
            <text:p>12:49:00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21</text:p>
          </table:table-cell>
          <table:table-cell office:value-type="time" office:time-value="PT1077225H59M21.000000313S" calcext:value-type="time">
            <text:p>09:59:21 AM</text:p>
          </table:table-cell>
          <table:table-cell office:value-type="time" office:time-value="PT1077225H59M55.000000298S" calcext:value-type="time">
            <text:p>09:59:55 A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17</text:p>
          </table:table-cell>
          <table:table-cell table:number-columns-repeated="8"/>
        </table:table-row>
        <table:table-row table:style-name="ro1">
          <table:table-cell office:value-type="string" calcext:value-type="string">
            <text:p>#223</text:p>
          </table:table-cell>
          <table:table-cell table:number-columns-repeated="8"/>
        </table:table-row>
        <table:table-row table:style-name="ro1">
          <table:table-cell office:value-type="string" calcext:value-type="string">
            <text:p>#226</text:p>
          </table:table-cell>
          <table:table-cell office:value-type="time" office:time-value="PT1074071H24M10.000000745S" calcext:value-type="time">
            <text:p>11:24:10 PM</text:p>
          </table:table-cell>
          <table:table-cell office:value-type="time" office:time-value="PT1074071H24M20.000035353S" calcext:value-type="time">
            <text:p>11:24:20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314</text:p>
          </table:table-cell>
          <table:table-cell office:value-type="time" office:time-value="PT1074054H21M05.999999642S" calcext:value-type="time">
            <text:p>06:21:06 AM</text:p>
          </table:table-cell>
          <table:table-cell office:value-type="time" office:time-value="PT1074054H21M11.999998949S" calcext:value-type="time">
            <text:p>06:21:12 AM</text:p>
          </table:table-cell>
          <table:table-cell table:number-columns-repeated="6"/>
        </table:table-row>
        <table:table-row table:style-name="ro1">
          <table:table-cell office:value-type="string" calcext:value-type="string">
            <text:p>#316</text:p>
          </table:table-cell>
          <table:table-cell office:value-type="time" office:time-value="PT1074054H21M11.999998949S" calcext:value-type="time">
            <text:p>06:21:12 AM</text:p>
          </table:table-cell>
          <table:table-cell office:value-type="time" office:time-value="PT1074054H21M17.999999933S" calcext:value-type="time">
            <text:p>06:21:18 AM</text:p>
          </table:table-cell>
          <table:table-cell table:number-columns-repeated="6"/>
        </table:table-row>
        <table:table-row table:style-name="ro1">
          <table:table-cell office:value-type="string" calcext:value-type="string">
            <text:p>#136</text:p>
          </table:table-cell>
          <table:table-cell office:value-type="time" office:time-value="PT1074054H21M17.999999933S" calcext:value-type="time">
            <text:p>06:21:18 AM</text:p>
          </table:table-cell>
          <table:table-cell office:value-type="time" office:time-value="PT1074054H21M25.99999845S" calcext:value-type="time">
            <text:p>06:21:26 AM</text:p>
          </table:table-cell>
          <table:table-cell table:number-columns-repeated="6"/>
        </table:table-row>
        <table:table-row table:style-name="ro1">
          <table:table-cell office:value-type="string" calcext:value-type="string">
            <text:p>#118</text:p>
          </table:table-cell>
          <table:table-cell office:value-type="time" office:time-value="PT1074054H21M25.99999845S" calcext:value-type="time">
            <text:p>06:21:26 AM</text:p>
          </table:table-cell>
          <table:table-cell office:value-type="time" office:time-value="PT1074054H21M34.999999925S" calcext:value-type="time">
            <text:p>06:21:35 AM</text:p>
          </table:table-cell>
          <table:table-cell table:number-columns-repeated="6"/>
        </table:table-row>
        <table:table-row table:style-name="ro1">
          <table:table-cell office:value-type="string" calcext:value-type="string">
            <text:p>#127</text:p>
          </table:table-cell>
          <table:table-cell office:value-type="time" office:time-value="PT1074054H21M34.999999925S" calcext:value-type="time">
            <text:p>06:21:35 AM</text:p>
          </table:table-cell>
          <table:table-cell office:value-type="time" office:time-value="PT1074054H21M42.000000514S" calcext:value-type="time">
            <text:p>06:21:42 A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304</text:p>
          </table:table-cell>
          <table:table-cell office:value-type="time" office:time-value="PT1074052H04M55.999999624S" calcext:value-type="time">
            <text:p>04:04:56 AM</text:p>
          </table:table-cell>
          <table:table-cell office:value-type="time" office:time-value="PT1074052H05M01.999999769S" calcext:value-type="time">
            <text:p>04:05:02 AM</text:p>
          </table:table-cell>
          <table:table-cell table:number-columns-repeated="6"/>
        </table:table-row>
        <table:table-row table:style-name="ro1">
          <table:table-cell office:value-type="string" calcext:value-type="string">
            <text:p>#305</text:p>
          </table:table-cell>
          <table:table-cell office:value-type="time" office:time-value="PT1074052H05M01.999999769S" calcext:value-type="time">
            <text:p>04:05:02 AM</text:p>
          </table:table-cell>
          <table:table-cell office:value-type="time" office:time-value="PT1074052H05M07.999963034S" calcext:value-type="time">
            <text:p>04:05:07 AM</text:p>
          </table:table-cell>
          <table:table-cell table:number-columns-repeated="6"/>
        </table:table-row>
        <table:table-row table:style-name="ro1">
          <table:table-cell office:value-type="string" calcext:value-type="string">
            <text:p>#308</text:p>
          </table:table-cell>
          <table:table-cell office:value-type="time" office:time-value="PT1074052H05M07.999963034S" calcext:value-type="time">
            <text:p>04:05:07 AM</text:p>
          </table:table-cell>
          <table:table-cell office:value-type="time" office:time-value="PT1074052H05M14.00000006S" calcext:value-type="time">
            <text:p>04:05:14 AM</text:p>
          </table:table-cell>
          <table:table-cell table:number-columns-repeated="6"/>
        </table:table-row>
        <table:table-row table:style-name="ro1">
          <table:table-cell office:value-type="string" calcext:value-type="string">
            <text:p>#309</text:p>
          </table:table-cell>
          <table:table-cell office:value-type="time" office:time-value="PT1074052H05M14.00000006S" calcext:value-type="time">
            <text:p>04:05:14 AM</text:p>
          </table:table-cell>
          <table:table-cell office:value-type="time" office:time-value="PT1074052H05M23.999963421S" calcext:value-type="time">
            <text:p>04:05:23 AM</text:p>
          </table:table-cell>
          <table:table-cell table:number-columns-repeated="6"/>
        </table:table-row>
        <table:table-row table:style-name="ro1">
          <table:table-cell office:value-type="string" calcext:value-type="string">
            <text:p>#310</text:p>
          </table:table-cell>
          <table:table-cell office:value-type="time" office:time-value="PT1074052H05M23.999963421S" calcext:value-type="time">
            <text:p>04:05:23 AM</text:p>
          </table:table-cell>
          <table:table-cell office:value-type="time" office:time-value="PT1074052H05M30.999998376S" calcext:value-type="time">
            <text:p>04:05:31 A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73</text:p>
          </table:table-cell>
          <table:table-cell office:value-type="time" office:time-value="PT1074039H21M22.00000003S" calcext:value-type="time">
            <text:p>03:21:22 PM</text:p>
          </table:table-cell>
          <table:table-cell office:value-type="time" office:time-value="PT1074039H21M26.999998055S" calcext:value-type="time">
            <text:p>03:21:27 PM</text:p>
          </table:table-cell>
          <table:table-cell table:number-columns-repeated="6"/>
        </table:table-row>
        <table:table-row table:style-name="ro1">
          <table:table-cell office:value-type="string" calcext:value-type="string">
            <text:p>#275</text:p>
          </table:table-cell>
          <table:table-cell office:value-type="time" office:time-value="PT1074039H21M26.999998055S" calcext:value-type="time">
            <text:p>03:21:27 PM</text:p>
          </table:table-cell>
          <table:table-cell office:value-type="time" office:time-value="PT1074039H21M32.999999039S" calcext:value-type="time">
            <text:p>03:21:33 PM</text:p>
          </table:table-cell>
          <table:table-cell table:number-columns-repeated="6"/>
        </table:table-row>
        <table:table-row table:style-name="ro1">
          <table:table-cell office:value-type="string" calcext:value-type="string">
            <text:p>#278</text:p>
          </table:table-cell>
          <table:table-cell office:value-type="time" office:time-value="PT1074039H21M32.999999039S" calcext:value-type="time">
            <text:p>03:21:33 PM</text:p>
          </table:table-cell>
          <table:table-cell office:value-type="time" office:time-value="PT1074039H21M38.999998346S" calcext:value-type="time">
            <text:p>03:21:39 PM</text:p>
          </table:table-cell>
          <table:table-cell table:number-columns-repeated="6"/>
        </table:table-row>
        <table:table-row table:style-name="ro1">
          <table:table-cell office:value-type="string" calcext:value-type="string">
            <text:p>#301</text:p>
          </table:table-cell>
          <table:table-cell office:value-type="time" office:time-value="PT1074039H21M38.999998346S" calcext:value-type="time">
            <text:p>03:21:39 PM</text:p>
          </table:table-cell>
          <table:table-cell office:value-type="time" office:time-value="PT1074039H21M45.999998935S" calcext:value-type="time">
            <text:p>03:21:46 PM</text:p>
          </table:table-cell>
          <table:table-cell table:number-columns-repeated="6"/>
        </table:table-row>
        <table:table-row table:style-name="ro1">
          <table:table-cell office:value-type="string" calcext:value-type="string">
            <text:p>#303</text:p>
          </table:table-cell>
          <table:table-cell office:value-type="time" office:time-value="PT1074039H21M45.999998935S" calcext:value-type="time">
            <text:p>03:21:46 PM</text:p>
          </table:table-cell>
          <table:table-cell office:value-type="time" office:time-value="PT1074039H21M53.000000361S" calcext:value-type="time">
            <text:p>03:21:53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314</text:p>
          </table:table-cell>
          <table:table-cell office:value-type="time" office:time-value="PT1074034H42M34.000000656S" calcext:value-type="time">
            <text:p>10:42:34 AM</text:p>
          </table:table-cell>
          <table:table-cell office:value-type="time" office:time-value="PT1074034H42M44.00000006S" calcext:value-type="time">
            <text:p>10:42:44 A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29</text:p>
          </table:table-cell>
          <table:table-cell office:value-type="time" office:time-value="PT1074021H46M20.999999866S" calcext:value-type="time">
            <text:p>09:46:21 PM</text:p>
          </table:table-cell>
          <table:table-cell office:value-type="time" office:time-value="PT1074021H46M27.000000011S" calcext:value-type="time">
            <text:p>09:46:27 PM</text:p>
          </table:table-cell>
          <table:table-cell table:number-columns-repeated="6"/>
        </table:table-row>
        <table:table-row table:style-name="ro1">
          <table:table-cell office:value-type="string" calcext:value-type="string">
            <text:p>#255</text:p>
          </table:table-cell>
          <table:table-cell office:value-type="time" office:time-value="PT1074021H46M27.000000011S" calcext:value-type="time">
            <text:p>09:46:27 PM</text:p>
          </table:table-cell>
          <table:table-cell office:value-type="time" office:time-value="PT1074021H46M33.999999762S" calcext:value-type="time">
            <text:p>09:46:34 PM</text:p>
          </table:table-cell>
          <table:table-cell table:number-columns-repeated="6"/>
        </table:table-row>
        <table:table-row table:style-name="ro1">
          <table:table-cell office:value-type="string" calcext:value-type="string">
            <text:p>#256</text:p>
          </table:table-cell>
          <table:table-cell office:value-type="time" office:time-value="PT1074021H46M33.999999762S" calcext:value-type="time">
            <text:p>09:46:34 PM</text:p>
          </table:table-cell>
          <table:table-cell office:value-type="time" office:time-value="PT1074021H46M39.999999069S" calcext:value-type="time">
            <text:p>09:46:40 PM</text:p>
          </table:table-cell>
          <table:table-cell table:number-columns-repeated="6"/>
        </table:table-row>
        <table:table-row table:style-name="ro1">
          <table:table-cell office:value-type="string" calcext:value-type="string">
            <text:p>#258</text:p>
          </table:table-cell>
          <table:table-cell office:value-type="time" office:time-value="PT1074021H46M39.999999069S" calcext:value-type="time">
            <text:p>09:46:40 PM</text:p>
          </table:table-cell>
          <table:table-cell office:value-type="time" office:time-value="PT1074021H46M46.000000052S" calcext:value-type="time">
            <text:p>09:46:46 PM</text:p>
          </table:table-cell>
          <table:table-cell table:number-columns-repeated="6"/>
        </table:table-row>
        <table:table-row table:style-name="ro1">
          <table:table-cell office:value-type="string" calcext:value-type="string">
            <text:p>#260</text:p>
          </table:table-cell>
          <table:table-cell office:value-type="time" office:time-value="PT1074021H46M46.000000052S" calcext:value-type="time">
            <text:p>09:46:46 PM</text:p>
          </table:table-cell>
          <table:table-cell office:value-type="time" office:time-value="PT1074021H46M51.999999359S" calcext:value-type="time">
            <text:p>09:46:52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12</text:p>
          </table:table-cell>
          <table:table-cell office:value-type="time" office:time-value="PT1073995H15M03.000000492S" calcext:value-type="time">
            <text:p>07:15:03 PM</text:p>
          </table:table-cell>
          <table:table-cell office:value-type="time" office:time-value="PT1073995H15M08.999998122S" calcext:value-type="time">
            <text:p>07:15:09 PM</text:p>
          </table:table-cell>
          <table:table-cell table:number-columns-repeated="6"/>
        </table:table-row>
        <table:table-row table:style-name="ro1">
          <table:table-cell office:value-type="string" calcext:value-type="string">
            <text:p>#220</text:p>
          </table:table-cell>
          <table:table-cell office:value-type="time" office:time-value="PT1073995H15M08.999998122S" calcext:value-type="time">
            <text:p>07:15:09 PM</text:p>
          </table:table-cell>
          <table:table-cell office:value-type="time" office:time-value="PT1073995H15M16.000000387S" calcext:value-type="time">
            <text:p>07:15:16 PM</text:p>
          </table:table-cell>
          <table:table-cell table:number-columns-repeated="6"/>
        </table:table-row>
        <table:table-row table:style-name="ro1">
          <table:table-cell office:value-type="string" calcext:value-type="string">
            <text:p>#224</text:p>
          </table:table-cell>
          <table:table-cell office:value-type="time" office:time-value="PT1073995H15M16.000000387S" calcext:value-type="time">
            <text:p>07:15:16 PM</text:p>
          </table:table-cell>
          <table:table-cell office:value-type="time" office:time-value="PT1073995H15M22.9999993S" calcext:value-type="time">
            <text:p>07:15:23 PM</text:p>
          </table:table-cell>
          <table:table-cell table:number-columns-repeated="6"/>
        </table:table-row>
        <table:table-row table:style-name="ro1">
          <table:table-cell office:value-type="string" calcext:value-type="string">
            <text:p>#225</text:p>
          </table:table-cell>
          <table:table-cell office:value-type="time" office:time-value="PT1073995H15M22.9999993S" calcext:value-type="time">
            <text:p>07:15:23 PM</text:p>
          </table:table-cell>
          <table:table-cell office:value-type="time" office:time-value="PT1073995H15M28.999999445S" calcext:value-type="time">
            <text:p>07:15:29 PM</text:p>
          </table:table-cell>
          <table:table-cell table:number-columns-repeated="6"/>
        </table:table-row>
        <table:table-row table:style-name="ro1">
          <table:table-cell office:value-type="string" calcext:value-type="string">
            <text:p>#228</text:p>
          </table:table-cell>
          <table:table-cell office:value-type="time" office:time-value="PT1073995H15M28.999999445S" calcext:value-type="time">
            <text:p>07:15:29 PM</text:p>
          </table:table-cell>
          <table:table-cell office:value-type="time" office:time-value="PT1073995H15M37.000000477S" calcext:value-type="time">
            <text:p>07:15:37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15</text:p>
          </table:table-cell>
          <table:table-cell office:value-type="time" office:time-value="PT1073952H11M15S" calcext:value-type="time">
            <text:p>12:11:15 AM</text:p>
          </table:table-cell>
          <table:table-cell office:value-type="time" office:time-value="PT1073952H11M27.000000291S" calcext:value-type="time">
            <text:p>12:11:27 AM</text:p>
          </table:table-cell>
          <table:table-cell table:number-columns-repeated="6"/>
        </table:table-row>
        <table:table-row table:style-name="ro1">
          <table:table-cell office:value-type="string" calcext:value-type="string">
            <text:p>#117</text:p>
          </table:table-cell>
          <table:table-cell office:value-type="time" office:time-value="PT1073952H11M27.000000291S" calcext:value-type="time">
            <text:p>12:11:27 AM</text:p>
          </table:table-cell>
          <table:table-cell office:value-type="time" office:time-value="PT1073952H11M32.999999598S" calcext:value-type="time">
            <text:p>12:11:33 AM</text:p>
          </table:table-cell>
          <table:table-cell table:number-columns-repeated="6"/>
        </table:table-row>
        <table:table-row table:style-name="ro1">
          <table:table-cell office:value-type="string" calcext:value-type="string">
            <text:p>#120</text:p>
          </table:table-cell>
          <table:table-cell office:value-type="time" office:time-value="PT1073952H11M32.999999598S" calcext:value-type="time">
            <text:p>12:11:33 AM</text:p>
          </table:table-cell>
          <table:table-cell office:value-type="time" office:time-value="PT1073952H11M38.999999743S" calcext:value-type="time">
            <text:p>12:11:39 AM</text:p>
          </table:table-cell>
          <table:table-cell table:number-columns-repeated="6"/>
        </table:table-row>
        <table:table-row table:style-name="ro1">
          <table:table-cell office:value-type="string" calcext:value-type="string">
            <text:p>#121</text:p>
          </table:table-cell>
          <table:table-cell office:value-type="time" office:time-value="PT1073952H11M38.999999743S" calcext:value-type="time">
            <text:p>12:11:39 AM</text:p>
          </table:table-cell>
          <table:table-cell office:value-type="time" office:time-value="PT1073952H11M44.000000283S" calcext:value-type="time">
            <text:p>12:11:44 AM</text:p>
          </table:table-cell>
          <table:table-cell table:number-columns-repeated="6"/>
        </table:table-row>
        <table:table-row table:style-name="ro1">
          <table:table-cell office:value-type="string" calcext:value-type="string">
            <text:p>#125</text:p>
          </table:table-cell>
          <table:table-cell office:value-type="time" office:time-value="PT1073952H11M44.000000283S" calcext:value-type="time">
            <text:p>12:11:44 AM</text:p>
          </table:table-cell>
          <table:table-cell office:value-type="time" office:time-value="PT1073952H11M49.99999959S" calcext:value-type="time">
            <text:p>12:11:50 A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22</text:p>
          </table:table-cell>
          <table:table-cell office:value-type="time" office:time-value="PT1073939H35M49.000001326S" calcext:value-type="time">
            <text:p>11:35:49 AM</text:p>
          </table:table-cell>
          <table:table-cell office:value-type="time" office:time-value="PT1073939H35M54.00000019S" calcext:value-type="time">
            <text:p>11:35:54 A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19</text:p>
          </table:table-cell>
          <table:table-cell office:value-type="time" office:time-value="PT1073926H51M29.000000618S" calcext:value-type="time">
            <text:p>10:51:29 PM</text:p>
          </table:table-cell>
          <table:table-cell office:value-type="time" office:time-value="PT1073926H51M41.000000071S" calcext:value-type="time">
            <text:p>10:51:41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09</text:p>
          </table:table-cell>
          <table:table-cell office:value-type="time" office:time-value="PT1073868H02M11.999999844S" calcext:value-type="time">
            <text:p>12:02:12 PM</text:p>
          </table:table-cell>
          <table:table-cell office:value-type="time" office:time-value="PT1073868H02M24.000000134S" calcext:value-type="time">
            <text:p>12:02:24 PM</text:p>
          </table:table-cell>
          <table:table-cell table:number-columns-repeated="6"/>
        </table:table-row>
        <table:table-row table:style-name="ro1">
          <table:table-cell office:value-type="string" calcext:value-type="string">
            <text:p>#110</text:p>
          </table:table-cell>
          <table:table-cell office:value-type="time" office:time-value="PT1073868H02M24.000000134S" calcext:value-type="time">
            <text:p>12:02:24 PM</text:p>
          </table:table-cell>
          <table:table-cell office:value-type="time" office:time-value="PT1073868H02M31.999996975S" calcext:value-type="time">
            <text:p>12:02:32 PM</text:p>
          </table:table-cell>
          <table:table-cell table:number-columns-repeated="6"/>
        </table:table-row>
        <table:table-row table:style-name="ro1">
          <table:table-cell office:value-type="string" calcext:value-type="string">
            <text:p>#112</text:p>
          </table:table-cell>
          <table:table-cell office:value-type="time" office:time-value="PT1073868H02M31.999996975S" calcext:value-type="time">
            <text:p>12:02:32 PM</text:p>
          </table:table-cell>
          <table:table-cell office:value-type="time" office:time-value="PT1073868H02M40.000000522S" calcext:value-type="time">
            <text:p>12:02:40 PM</text:p>
          </table:table-cell>
          <table:table-cell table:number-columns-repeated="6"/>
        </table:table-row>
        <table:table-row table:style-name="ro1">
          <table:table-cell office:value-type="string" calcext:value-type="string">
            <text:p>#113</text:p>
          </table:table-cell>
          <table:table-cell office:value-type="time" office:time-value="PT1073868H02M40.000000522S" calcext:value-type="time">
            <text:p>12:02:40 PM</text:p>
          </table:table-cell>
          <table:table-cell office:value-type="time" office:time-value="PT1073868H02M48.000000715S" calcext:value-type="time">
            <text:p>12:02:48 PM</text:p>
          </table:table-cell>
          <table:table-cell table:number-columns-repeated="6"/>
        </table:table-row>
        <table:table-row table:style-name="ro1">
          <table:table-cell office:value-type="string" calcext:value-type="string">
            <text:p>#114</text:p>
          </table:table-cell>
          <table:table-cell office:value-type="time" office:time-value="PT1073868H02M48.000000715S" calcext:value-type="time">
            <text:p>12:02:48 PM</text:p>
          </table:table-cell>
          <table:table-cell office:value-type="time" office:time-value="PT1073868H02M56.999998838S" calcext:value-type="time">
            <text:p>12:02:57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70</text:p>
          </table:table-cell>
          <table:table-cell office:value-type="time" office:time-value="PT1073775H19M31.999998204S" calcext:value-type="time">
            <text:p>03:19:32 PM</text:p>
          </table:table-cell>
          <table:table-cell office:value-type="time" office:time-value="PT1073775H19M38.000000026S" calcext:value-type="time">
            <text:p>03:19:38 PM</text:p>
          </table:table-cell>
          <table:table-cell table:number-columns-repeated="6"/>
        </table:table-row>
        <table:table-row table:style-name="ro1">
          <table:table-cell office:value-type="string" calcext:value-type="string">
            <text:p>#102</text:p>
          </table:table-cell>
          <table:table-cell office:value-type="time" office:time-value="PT1073775H19M38.000000026S" calcext:value-type="time">
            <text:p>03:19:38 PM</text:p>
          </table:table-cell>
          <table:table-cell office:value-type="time" office:time-value="PT1073775H19M44.999999776S" calcext:value-type="time">
            <text:p>03:19:45 PM</text:p>
          </table:table-cell>
          <table:table-cell table:number-columns-repeated="6"/>
        </table:table-row>
        <table:table-row table:style-name="ro1">
          <table:table-cell office:value-type="string" calcext:value-type="string">
            <text:p>#103</text:p>
          </table:table-cell>
          <table:table-cell office:value-type="time" office:time-value="PT1073775H19M44.999999776S" calcext:value-type="time">
            <text:p>03:19:45 PM</text:p>
          </table:table-cell>
          <table:table-cell office:value-type="time" office:time-value="PT1073775H19M50.999999922S" calcext:value-type="time">
            <text:p>03:19:51 PM</text:p>
          </table:table-cell>
          <table:table-cell table:number-columns-repeated="6"/>
        </table:table-row>
        <table:table-row table:style-name="ro1">
          <table:table-cell office:value-type="string" calcext:value-type="string">
            <text:p>#104</text:p>
          </table:table-cell>
          <table:table-cell office:value-type="time" office:time-value="PT1073775H19M50.999999922S" calcext:value-type="time">
            <text:p>03:19:51 PM</text:p>
          </table:table-cell>
          <table:table-cell office:value-type="time" office:time-value="PT1073775H19M57.000000067S" calcext:value-type="time">
            <text:p>03:19:57 PM</text:p>
          </table:table-cell>
          <table:table-cell table:number-columns-repeated="6"/>
        </table:table-row>
        <table:table-row table:style-name="ro1">
          <table:table-cell office:value-type="string" calcext:value-type="string">
            <text:p>#108</text:p>
          </table:table-cell>
          <table:table-cell office:value-type="time" office:time-value="PT1073775H19M57.000000067S" calcext:value-type="time">
            <text:p>03:19:57 PM</text:p>
          </table:table-cell>
          <table:table-cell office:value-type="time" office:time-value="PT1073775H20M03.000000212S" calcext:value-type="time">
            <text:p>03:20:03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19</text:p>
          </table:table-cell>
          <table:table-cell office:value-type="time" office:time-value="PT1073759H20M01.000000164S" calcext:value-type="time">
            <text:p>11:20:01 PM</text:p>
          </table:table-cell>
          <table:table-cell office:value-type="time" office:time-value="PT1073759H20M07.000000309S" calcext:value-type="time">
            <text:p>11:20:07 PM</text:p>
          </table:table-cell>
          <table:table-cell table:number-columns-repeated="6"/>
        </table:table-row>
        <table:table-row table:style-name="ro1">
          <table:table-cell office:value-type="string" calcext:value-type="string">
            <text:p>#230</text:p>
          </table:table-cell>
          <table:table-cell office:value-type="time" office:time-value="PT1073759H28M18.000000045S" calcext:value-type="time">
            <text:p>11:28:18 PM</text:p>
          </table:table-cell>
          <table:table-cell office:value-type="time" office:time-value="PT1073759H28M24.00000019S" calcext:value-type="time">
            <text:p>11:28:24 PM</text:p>
          </table:table-cell>
          <table:table-cell table:number-columns-repeated="6"/>
        </table:table-row>
        <table:table-row table:style-name="ro1">
          <table:table-cell office:value-type="string" calcext:value-type="string">
            <text:p>#315</text:p>
          </table:table-cell>
          <table:table-cell office:value-type="time" office:time-value="PT1073758H39M54.999999739S" calcext:value-type="time">
            <text:p>10:39:55 PM</text:p>
          </table:table-cell>
          <table:table-cell office:value-type="time" office:time-value="PT1073758H40M01.000000723S" calcext:value-type="time">
            <text:p>10:40:01 PM</text:p>
          </table:table-cell>
          <table:table-cell table:number-columns-repeated="6"/>
        </table:table-row>
        <table:table-row table:style-name="ro1">
          <table:table-cell office:value-type="string" calcext:value-type="string">
            <text:p>#123</text:p>
          </table:table-cell>
          <table:table-cell office:value-type="time" office:time-value="PT1073758H40M01.000000723S" calcext:value-type="time">
            <text:p>10:40:01 PM</text:p>
          </table:table-cell>
          <table:table-cell office:value-type="time" office:time-value="PT1073758H40M07.00000003S" calcext:value-type="time">
            <text:p>10:40:07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83</text:p>
          </table:table-cell>
          <table:table-cell office:value-type="time" office:time-value="PT1073755H40M03.999999538S" calcext:value-type="time">
            <text:p>07:40:04 PM</text:p>
          </table:table-cell>
          <table:table-cell office:value-type="time" office:time-value="PT1073755H40M09.999999683S" calcext:value-type="time">
            <text:p>07:40:10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12</text:p>
          </table:table-cell>
          <table:table-cell office:value-type="time" office:time-value="PT1073738H25M14.000000618S" calcext:value-type="time">
            <text:p>02:25:14 AM</text:p>
          </table:table-cell>
          <table:table-cell office:value-type="time" office:time-value="PT1073738H25M22.999999579S" calcext:value-type="time">
            <text:p>02:25:23 A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308</text:p>
          </table:table-cell>
          <table:table-cell office:value-type="time" office:time-value="PT1073711H28M35.000000037S" calcext:value-type="time">
            <text:p>11:28:35 PM</text:p>
          </table:table-cell>
          <table:table-cell office:value-type="time" office:time-value="PT1073711H28M44.999999441S" calcext:value-type="time">
            <text:p>11:28:45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58</text:p>
          </table:table-cell>
          <table:table-cell office:value-type="time" office:time-value="PT1073687H58M20.000000931S" calcext:value-type="time">
            <text:p>11:58:20 PM</text:p>
          </table:table-cell>
          <table:table-cell office:value-type="time" office:time-value="PT1073687H58M27.999999449S" calcext:value-type="time">
            <text:p>11:58:28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04</text:p>
          </table:table-cell>
          <table:table-cell office:value-type="time" office:time-value="PT1073681H17M43.99999978S" calcext:value-type="time">
            <text:p>05:17:44 PM</text:p>
          </table:table-cell>
          <table:table-cell office:value-type="time" office:time-value="PT1073681H17M54.000000022S" calcext:value-type="time">
            <text:p>05:17:54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16</text:p>
          </table:table-cell>
          <table:table-cell office:value-type="time" office:time-value="PT1073632H46M07.99999997S" calcext:value-type="time">
            <text:p>04:46:08 PM</text:p>
          </table:table-cell>
          <table:table-cell office:value-type="time" office:time-value="PT1073632H46M14.999999721S" calcext:value-type="time">
            <text:p>04:46:15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24</text:p>
          </table:table-cell>
          <table:table-cell office:value-type="time" office:time-value="PT1073627H32M33.999999538S" calcext:value-type="time">
            <text:p>11:32:34 AM</text:p>
          </table:table-cell>
          <table:table-cell office:value-type="time" office:time-value="PT1073627H32M40.000000522S" calcext:value-type="time">
            <text:p>11:32:40 A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105</text:p>
          </table:table-cell>
          <table:table-cell office:value-type="time" office:time-value="PT1073590H38M18.000000324S" calcext:value-type="time">
            <text:p>10:38:18 PM</text:p>
          </table:table-cell>
          <table:table-cell office:value-type="time" office:time-value="PT1073590H38M24.000000469S" calcext:value-type="time">
            <text:p>10:38:24 PM</text:p>
          </table:table-cell>
          <table:table-cell table:number-columns-repeated="6"/>
        </table:table-row>
        <table:table-row table:style-name="ro1">
          <table:table-cell office:value-type="string" calcext:value-type="string">
            <text:p>#277</text:p>
          </table:table-cell>
          <table:table-cell office:value-type="time" office:time-value="PT1073590H38M24.000000469S" calcext:value-type="time">
            <text:p>10:38:24 PM</text:p>
          </table:table-cell>
          <table:table-cell office:value-type="time" office:time-value="PT1073590H38M29.9999981S" calcext:value-type="time">
            <text:p>10:38:30 PM</text:p>
          </table:table-cell>
          <table:table-cell table:number-columns-repeated="6"/>
        </table:table-row>
        <table:table-row table:style-name="ro1">
          <table:table-cell office:value-type="string" calcext:value-type="string">
            <text:p>#282</text:p>
          </table:table-cell>
          <table:table-cell office:value-type="time" office:time-value="PT1073590H38M29.9999981S" calcext:value-type="time">
            <text:p>10:38:30 PM</text:p>
          </table:table-cell>
          <table:table-cell office:value-type="time" office:time-value="PT1073590H38M35.999999922S" calcext:value-type="time">
            <text:p>10:38:36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72</text:p>
          </table:table-cell>
          <table:table-cell office:value-type="time" office:time-value="PT1073590H01M01.00000022S" calcext:value-type="time">
            <text:p>10:01:01 PM</text:p>
          </table:table-cell>
          <table:table-cell office:value-type="time" office:time-value="PT1073590H01M06.999999527S" calcext:value-type="time">
            <text:p>10:01:07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67</text:p>
          </table:table-cell>
          <table:table-cell office:value-type="time" office:time-value="PT1073585H15M29.000000283S" calcext:value-type="time">
            <text:p>05:15:29 PM</text:p>
          </table:table-cell>
          <table:table-cell office:value-type="time" office:time-value="PT1073585H15M34.99999959S" calcext:value-type="time">
            <text:p>05:15:35 PM</text:p>
          </table:table-cell>
          <table:table-cell table:number-columns-repeated="6"/>
        </table:table-row>
        <table:table-row table:style-name="ro1">
          <table:table-cell office:value-type="string" calcext:value-type="string">
            <text:p>#266</text:p>
          </table:table-cell>
          <table:table-cell office:value-type="time" office:time-value="PT1073562H45M36.999999639S" calcext:value-type="time">
            <text:p>06:45:37 PM</text:p>
          </table:table-cell>
          <table:table-cell office:value-type="time" office:time-value="PT1073562H45M44.000000227S" calcext:value-type="time">
            <text:p>06:45:44 PM</text:p>
          </table:table-cell>
          <table:table-cell table:number-columns-repeated="6"/>
        </table:table-row>
        <table:table-row table:style-name="ro1">
          <table:table-cell office:value-type="string" calcext:value-type="string">
            <text:p>#257</text:p>
          </table:table-cell>
          <table:table-cell office:value-type="time" office:time-value="PT1073535H32M30.000000279S" calcext:value-type="time">
            <text:p>03:32:30 PM</text:p>
          </table:table-cell>
          <table:table-cell office:value-type="time" office:time-value="PT1073535H32M36.000000425S" calcext:value-type="time">
            <text:p>03:32:36 PM</text:p>
          </table:table-cell>
          <table:table-cell table:number-columns-repeated="6"/>
        </table:table-row>
        <table:table-row table:style-name="ro1">
          <table:table-cell office:value-type="string" calcext:value-type="string">
            <text:p>#259</text:p>
          </table:table-cell>
          <table:table-cell office:value-type="time" office:time-value="PT1073535H32M36.000000425S" calcext:value-type="time">
            <text:p>03:32:36 PM</text:p>
          </table:table-cell>
          <table:table-cell office:value-type="time" office:time-value="PT1073535H32M41.000000127S" calcext:value-type="time">
            <text:p>03:32:41 PM</text:p>
          </table:table-cell>
          <table:table-cell table:number-columns-repeated="6"/>
        </table:table-row>
        <table:table-row table:style-name="ro1">
          <table:table-cell office:value-type="string" calcext:value-type="string">
            <text:p>#214</text:p>
          </table:table-cell>
          <table:table-cell office:value-type="time" office:time-value="PT1073535H32M41.000000127S" calcext:value-type="time">
            <text:p>03:32:41 PM</text:p>
          </table:table-cell>
          <table:table-cell office:value-type="time" office:time-value="PT1073535H32M47.999999877S" calcext:value-type="time">
            <text:p>03:32:48 PM</text:p>
          </table:table-cell>
          <table:table-cell table:number-columns-repeated="6"/>
        </table:table-row>
        <table:table-row table:style-name="ro1">
          <table:table-cell office:value-type="string" calcext:value-type="string">
            <text:p>#111</text:p>
          </table:table-cell>
          <table:table-cell office:value-type="time" office:time-value="PT1073535H32M47.999999877S" calcext:value-type="time">
            <text:p>03:32:48 PM</text:p>
          </table:table-cell>
          <table:table-cell office:value-type="time" office:time-value="PT1073535H32M56.000000071S" calcext:value-type="time">
            <text:p>03:32:56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79</text:p>
          </table:table-cell>
          <table:table-cell office:value-type="time" office:time-value="PT1073519H01M22.999999914S" calcext:value-type="time">
            <text:p>11:01:23 PM</text:p>
          </table:table-cell>
          <table:table-cell office:value-type="time" office:time-value="PT1073519H01M29.00000006S" calcext:value-type="time">
            <text:p>11:01:29 PM</text:p>
          </table:table-cell>
          <table:table-cell table:number-columns-repeated="6"/>
        </table:table-row>
        <table:table-row table:style-name="ro1">
          <table:table-cell office:value-type="string" calcext:value-type="string">
            <text:p>#280</text:p>
          </table:table-cell>
          <table:table-cell office:value-type="time" office:time-value="PT1073519H01M29.00000006S" calcext:value-type="time">
            <text:p>11:01:29 PM</text:p>
          </table:table-cell>
          <table:table-cell office:value-type="time" office:time-value="PT1073519H01M34.999999367S" calcext:value-type="time">
            <text:p>11:01:35 PM</text:p>
          </table:table-cell>
          <table:table-cell table:number-columns-repeated="6"/>
        </table:table-row>
        <table:table-row table:style-name="ro1">
          <table:table-cell office:value-type="string" calcext:value-type="string">
            <text:p>#281</text:p>
          </table:table-cell>
          <table:table-cell office:value-type="time" office:time-value="PT1073519H01M34.999999367S" calcext:value-type="time">
            <text:p>11:01:35 PM</text:p>
          </table:table-cell>
          <table:table-cell office:value-type="time" office:time-value="PT1073519H01M39.999999907S" calcext:value-type="time">
            <text:p>11:01:40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61</text:p>
          </table:table-cell>
          <table:table-cell office:value-type="time" office:time-value="PT1073471H28M30.000000335S" calcext:value-type="time">
            <text:p>11:28:30 PM</text:p>
          </table:table-cell>
          <table:table-cell office:value-type="time" office:time-value="PT1073471H28M36.000001319S" calcext:value-type="time">
            <text:p>11:28:36 PM</text:p>
          </table:table-cell>
          <table:table-cell table:number-columns-repeated="6"/>
        </table:table-row>
        <table:table-row table:style-name="ro1">
          <table:table-cell office:value-type="string" calcext:value-type="string">
            <text:p>#262</text:p>
          </table:table-cell>
          <table:table-cell office:value-type="time" office:time-value="PT1073471H28M36.000001319S" calcext:value-type="time">
            <text:p>11:28:36 PM</text:p>
          </table:table-cell>
          <table:table-cell office:value-type="time" office:time-value="PT1073471H28M41.000000183S" calcext:value-type="time">
            <text:p>11:28:41 PM</text:p>
          </table:table-cell>
          <table:table-cell table:number-columns-repeated="6"/>
        </table:table-row>
        <table:table-row table:style-name="ro1">
          <table:table-cell office:value-type="string" calcext:value-type="string">
            <text:p>#263</text:p>
          </table:table-cell>
          <table:table-cell office:value-type="time" office:time-value="PT1073471H28M41.000000183S" calcext:value-type="time">
            <text:p>11:28:41 PM</text:p>
          </table:table-cell>
          <table:table-cell office:value-type="time" office:time-value="PT1073471H28M46.99999949S" calcext:value-type="time">
            <text:p>11:28:47 PM</text:p>
          </table:table-cell>
          <table:table-cell table:number-columns-repeated="6"/>
        </table:table-row>
        <table:table-row table:style-name="ro1">
          <table:table-cell office:value-type="string" calcext:value-type="string">
            <text:p>#264</text:p>
          </table:table-cell>
          <table:table-cell office:value-type="time" office:time-value="PT1073471H28M46.99999949S" calcext:value-type="time">
            <text:p>11:28:47 PM</text:p>
          </table:table-cell>
          <table:table-cell office:value-type="time" office:time-value="PT1073471H28M54.000000078S" calcext:value-type="time">
            <text:p>11:28:54 PM</text:p>
          </table:table-cell>
          <table:table-cell table:number-columns-repeated="6"/>
        </table:table-row>
        <table:table-row table:style-name="ro1">
          <table:table-cell office:value-type="string" calcext:value-type="string">
            <text:p>#317</text:p>
          </table:table-cell>
          <table:table-cell office:value-type="time" office:time-value="PT1073471H28M54.000000078S" calcext:value-type="time">
            <text:p>11:28:54 PM</text:p>
          </table:table-cell>
          <table:table-cell office:value-type="time" office:time-value="PT1073471H29M00.999999829S" calcext:value-type="time">
            <text:p>11:29:01 PM</text:p>
          </table:table-cell>
          <table:table-cell table:number-columns-repeated="6"/>
        </table:table-row>
        <table:table-row table:style-name="ro1">
          <table:table-cell office:value-type="string" calcext:value-type="string">
            <text:p>#318</text:p>
          </table:table-cell>
          <table:table-cell office:value-type="time" office:time-value="PT1073471H29M00.999999829S" calcext:value-type="time">
            <text:p>11:29:01 PM</text:p>
          </table:table-cell>
          <table:table-cell office:value-type="time" office:time-value="PT1073471H29M07.000000812S" calcext:value-type="time">
            <text:p>11:29:07 PM</text:p>
          </table:table-cell>
          <table:table-cell table:number-columns-repeated="6"/>
        </table:table-row>
        <table:table-row table:style-name="ro1">
          <table:table-cell office:value-type="string" calcext:value-type="string">
            <text:p>#319</text:p>
          </table:table-cell>
          <table:table-cell office:value-type="time" office:time-value="PT1073471H29M07.000000812S" calcext:value-type="time">
            <text:p>11:29:07 PM</text:p>
          </table:table-cell>
          <table:table-cell office:value-type="time" office:time-value="PT1073471H29M13.000000119S" calcext:value-type="time">
            <text:p>11:29:13 PM</text:p>
          </table:table-cell>
          <table:table-cell table:number-columns-repeated="6"/>
        </table:table-row>
        <table:table-row table:style-name="ro1">
          <table:table-cell office:value-type="string" calcext:value-type="string">
            <text:p>#320</text:p>
          </table:table-cell>
          <table:table-cell office:value-type="time" office:time-value="PT1073471H29M13.000000119S" calcext:value-type="time">
            <text:p>11:29:13 PM</text:p>
          </table:table-cell>
          <table:table-cell office:value-type="time" office:time-value="PT1073471H29M17.999999821S" calcext:value-type="time">
            <text:p>11:29:18 PM</text:p>
          </table:table-cell>
          <table:table-cell table:number-columns-repeated="6"/>
        </table:table-row>
        <table:table-row table:style-name="ro1">
          <table:table-cell office:value-type="string" calcext:value-type="string">
            <text:p>#321</text:p>
          </table:table-cell>
          <table:table-cell office:value-type="time" office:time-value="PT1073471H29M17.999999821S" calcext:value-type="time">
            <text:p>11:29:18 PM</text:p>
          </table:table-cell>
          <table:table-cell office:value-type="time" office:time-value="PT1073471H29M23.999999966S" calcext:value-type="time">
            <text:p>11:29:24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235</text:p>
          </table:table-cell>
          <table:table-cell office:value-type="time" office:time-value="PT1073471H23M10.00000013S" calcext:value-type="time">
            <text:p>11:23:10 PM</text:p>
          </table:table-cell>
          <table:table-cell office:value-type="time" office:time-value="PT1073471H23M14.999999832S" calcext:value-type="time">
            <text:p>11:23:15 PM</text:p>
          </table:table-cell>
          <table:table-cell table:number-columns-repeated="6"/>
        </table:table-row>
        <table:table-row table:style-name="ro1">
          <table:table-cell office:value-type="string" calcext:value-type="string">
            <text:p>#236</text:p>
          </table:table-cell>
          <table:table-cell office:value-type="time" office:time-value="PT1073471H23M14.999999832S" calcext:value-type="time">
            <text:p>11:23:15 PM</text:p>
          </table:table-cell>
          <table:table-cell office:value-type="time" office:time-value="PT1073471H23M21.000000816S" calcext:value-type="time">
            <text:p>11:23:21 PM</text:p>
          </table:table-cell>
          <table:table-cell table:number-columns-repeated="6"/>
        </table:table-row>
        <table:table-row table:style-name="ro1">
          <table:table-cell office:value-type="string" calcext:value-type="string">
            <text:p>#237</text:p>
          </table:table-cell>
          <table:table-cell office:value-type="time" office:time-value="PT1073471H23M21.000000816S" calcext:value-type="time">
            <text:p>11:23:21 PM</text:p>
          </table:table-cell>
          <table:table-cell office:value-type="time" office:time-value="PT1073471H23M26.999999285S" calcext:value-type="time">
            <text:p>11:23:27 PM</text:p>
          </table:table-cell>
          <table:table-cell table:number-columns-repeated="6"/>
        </table:table-row>
        <table:table-row table:style-name="ro1">
          <table:table-cell office:value-type="string" calcext:value-type="string">
            <text:p>#238</text:p>
          </table:table-cell>
          <table:table-cell office:value-type="time" office:time-value="PT1073471H23M26.999999285S" calcext:value-type="time">
            <text:p>11:23:27 PM</text:p>
          </table:table-cell>
          <table:table-cell office:value-type="time" office:time-value="PT1073471H23M36.00000076S" calcext:value-type="time">
            <text:p>11:23:36 PM</text:p>
          </table:table-cell>
          <table:table-cell table:number-columns-repeated="6"/>
        </table:table-row>
        <table:table-row table:style-name="ro1">
          <table:table-cell office:value-type="string" calcext:value-type="string">
            <text:p>#239</text:p>
          </table:table-cell>
          <table:table-cell office:value-type="time" office:time-value="PT1073471H23M36.00000076S" calcext:value-type="time">
            <text:p>11:23:36 PM</text:p>
          </table:table-cell>
          <table:table-cell office:value-type="time" office:time-value="PT1073471H23M44.00000263S" calcext:value-type="time">
            <text:p>11:23:44 PM</text:p>
          </table:table-cell>
          <table:table-cell table:number-columns-repeated="6"/>
        </table:table-row>
        <table:table-row table:style-name="ro1">
          <table:table-cell office:value-type="string" calcext:value-type="string">
            <text:p>#240</text:p>
          </table:table-cell>
          <table:table-cell office:value-type="time" office:time-value="PT1073471H23M44.00000263S" calcext:value-type="time">
            <text:p>11:23:44 PM</text:p>
          </table:table-cell>
          <table:table-cell office:value-type="time" office:time-value="PT1073471H23M52.999999914S" calcext:value-type="time">
            <text:p>11:23:53 PM</text:p>
          </table:table-cell>
          <table:table-cell table:number-columns-repeated="6"/>
        </table:table-row>
        <table:table-row table:style-name="ro1">
          <table:table-cell office:value-type="string" calcext:value-type="string">
            <text:p>#241</text:p>
          </table:table-cell>
          <table:table-cell office:value-type="time" office:time-value="PT1073471H23M52.999999914S" calcext:value-type="time">
            <text:p>11:23:53 PM</text:p>
          </table:table-cell>
          <table:table-cell office:value-type="time" office:time-value="PT1073471H23M58.000000454S" calcext:value-type="time">
            <text:p>11:23:58 PM</text:p>
          </table:table-cell>
          <table:table-cell table:number-columns-repeated="6"/>
        </table:table-row>
        <table:table-row table:style-name="ro1">
          <table:table-cell office:value-type="string" calcext:value-type="string">
            <text:p>#242</text:p>
          </table:table-cell>
          <table:table-cell office:value-type="time" office:time-value="PT1073471H23M58.000000454S" calcext:value-type="time">
            <text:p>11:23:58 PM</text:p>
          </table:table-cell>
          <table:table-cell office:value-type="time" office:time-value="PT1073471H24M05.000000205S" calcext:value-type="time">
            <text:p>11:24:05 PM</text:p>
          </table:table-cell>
          <table:table-cell table:number-columns-repeated="6"/>
        </table:table-row>
        <table:table-row table:style-name="ro1">
          <table:table-cell office:value-type="string" calcext:value-type="string">
            <text:p>#243</text:p>
          </table:table-cell>
          <table:table-cell office:value-type="time" office:time-value="PT1073471H24M05.000000205S" calcext:value-type="time">
            <text:p>11:24:05 PM</text:p>
          </table:table-cell>
          <table:table-cell office:value-type="time" office:time-value="PT1073471H24M11.000002027S" calcext:value-type="time">
            <text:p>11:24:11 PM</text:p>
          </table:table-cell>
          <table:table-cell table:number-columns-repeated="6"/>
        </table:table-row>
        <table:table-row table:style-name="ro1">
          <table:table-cell office:value-type="string" calcext:value-type="string">
            <text:p>#244</text:p>
          </table:table-cell>
          <table:table-cell office:value-type="time" office:time-value="PT1073471H24M11.000002027S" calcext:value-type="time">
            <text:p>11:24:11 PM</text:p>
          </table:table-cell>
          <table:table-cell office:value-type="time" office:time-value="PT1073471H24M16.999999657S" calcext:value-type="time">
            <text:p>11:24:17 PM</text:p>
          </table:table-cell>
          <table:table-cell table:number-columns-repeated="6"/>
        </table:table-row>
        <table:table-row table:style-name="ro1">
          <table:table-cell office:value-type="string" calcext:value-type="string">
            <text:p>#245</text:p>
          </table:table-cell>
          <table:table-cell office:value-type="time" office:time-value="PT1073471H24M16.999999657S" calcext:value-type="time">
            <text:p>11:24:17 PM</text:p>
          </table:table-cell>
          <table:table-cell office:value-type="time" office:time-value="PT1073471H24M24.000000246S" calcext:value-type="time">
            <text:p>11:24:24 PM</text:p>
          </table:table-cell>
          <table:table-cell table:number-columns-repeated="6"/>
        </table:table-row>
        <table:table-row table:style-name="ro1">
          <table:table-cell office:value-type="string" calcext:value-type="string">
            <text:p>#246</text:p>
          </table:table-cell>
          <table:table-cell office:value-type="time" office:time-value="PT1073471H24M24.000000246S" calcext:value-type="time">
            <text:p>11:24:24 PM</text:p>
          </table:table-cell>
          <table:table-cell office:value-type="time" office:time-value="PT1073471H24M29.999999553S" calcext:value-type="time">
            <text:p>11:24:30 PM</text:p>
          </table:table-cell>
          <table:table-cell table:number-columns-repeated="6"/>
        </table:table-row>
        <table:table-row table:style-name="ro1">
          <table:table-cell office:value-type="string" calcext:value-type="string">
            <text:p>#247</text:p>
          </table:table-cell>
          <table:table-cell office:value-type="time" office:time-value="PT1073471H24M29.999999553S" calcext:value-type="time">
            <text:p>11:24:30 PM</text:p>
          </table:table-cell>
          <table:table-cell office:value-type="time" office:time-value="PT1073471H24M36.000064239S" calcext:value-type="time">
            <text:p>11:24:36 PM</text:p>
          </table:table-cell>
          <table:table-cell table:number-columns-repeated="6"/>
        </table:table-row>
        <table:table-row table:style-name="ro1">
          <table:table-cell office:value-type="string" calcext:value-type="string">
            <text:p>#248</text:p>
          </table:table-cell>
          <table:table-cell office:value-type="time" office:time-value="PT1073471H24M36.000064239S" calcext:value-type="time">
            <text:p>11:24:36 PM</text:p>
          </table:table-cell>
          <table:table-cell office:value-type="time" office:time-value="PT1073471H24M41.000000238S" calcext:value-type="time">
            <text:p>11:24:41 PM</text:p>
          </table:table-cell>
          <table:table-cell table:number-columns-repeated="6"/>
        </table:table-row>
        <table:table-row table:style-name="ro1">
          <table:table-cell office:value-type="string" calcext:value-type="string">
            <text:p>#249</text:p>
          </table:table-cell>
          <table:table-cell office:value-type="time" office:time-value="PT1073471H24M41.000000238S" calcext:value-type="time">
            <text:p>11:24:41 PM</text:p>
          </table:table-cell>
          <table:table-cell office:value-type="time" office:time-value="PT1073471H24M48.000000827S" calcext:value-type="time">
            <text:p>11:24:48 PM</text:p>
          </table:table-cell>
          <table:table-cell table:number-columns-repeated="6"/>
        </table:table-row>
        <table:table-row table:style-name="ro1">
          <table:table-cell office:value-type="string" calcext:value-type="string">
            <text:p>#250</text:p>
          </table:table-cell>
          <table:table-cell office:value-type="time" office:time-value="PT1073471H24M48.000000827S" calcext:value-type="time">
            <text:p>11:24:48 PM</text:p>
          </table:table-cell>
          <table:table-cell office:value-type="time" office:time-value="PT1073471H24M54.000000134S" calcext:value-type="time">
            <text:p>11:24:54 PM</text:p>
          </table:table-cell>
          <table:table-cell table:number-columns-repeated="6"/>
        </table:table-row>
        <table:table-row table:style-name="ro1">
          <table:table-cell office:value-type="string" calcext:value-type="string">
            <text:p>#251</text:p>
          </table:table-cell>
          <table:table-cell office:value-type="time" office:time-value="PT1073471H24M54.000000134S" calcext:value-type="time">
            <text:p>11:24:54 PM</text:p>
          </table:table-cell>
          <table:table-cell office:value-type="time" office:time-value="PT1073471H25M00.000000279S" calcext:value-type="time">
            <text:p>11:25:00 PM</text:p>
          </table:table-cell>
          <table:table-cell table:number-columns-repeated="6"/>
        </table:table-row>
        <table:table-row table:style-name="ro1">
          <table:table-cell office:value-type="string" calcext:value-type="string">
            <text:p>#268</text:p>
          </table:table-cell>
          <table:table-cell office:value-type="time" office:time-value="PT1073471H25M00.000000279S" calcext:value-type="time">
            <text:p>11:25:00 PM</text:p>
          </table:table-cell>
          <table:table-cell office:value-type="time" office:time-value="PT1073471H25M06.000000425S" calcext:value-type="time">
            <text:p>11:25:06 PM</text:p>
          </table:table-cell>
          <table:table-cell table:number-columns-repeated="6"/>
        </table:table-row>
        <table:table-row table:style-name="ro1">
          <table:table-cell office:value-type="string" calcext:value-type="string">
            <text:p>#269</text:p>
          </table:table-cell>
          <table:table-cell office:value-type="time" office:time-value="PT1073471H25M06.000000425S" calcext:value-type="time">
            <text:p>11:25:06 PM</text:p>
          </table:table-cell>
          <table:table-cell office:value-type="time" office:time-value="PT1073471H25M11.999999732S" calcext:value-type="time">
            <text:p>11:25:12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string" calcext:value-type="string">
            <text:p>#601</text:p>
          </table:table-cell>
          <table:table-cell office:value-type="time" office:time-value="PT1073471H15M41.000000574S" calcext:value-type="time">
            <text:p>11:15:41 PM</text:p>
          </table:table-cell>
          <table:table-cell office:value-type="time" office:time-value="PT1073471H15M46.000000276S" calcext:value-type="time">
            <text:p>11:15:46 PM</text:p>
          </table:table-cell>
          <table:table-cell table:number-columns-repeated="6"/>
        </table:table-row>
        <table:table-row table:style-name="ro1">
          <table:table-cell office:value-type="string" calcext:value-type="string">
            <text:p>#602</text:p>
          </table:table-cell>
          <table:table-cell office:value-type="time" office:time-value="PT1073471H15M46.000000276S" calcext:value-type="time">
            <text:p>11:15:46 PM</text:p>
          </table:table-cell>
          <table:table-cell office:value-type="time" office:time-value="PT1073471H15M52.000001259S" calcext:value-type="time">
            <text:p>11:15:52 PM</text:p>
          </table:table-cell>
          <table:table-cell table:number-columns-repeated="6"/>
        </table:table-row>
        <table:table-row table:style-name="ro1">
          <table:table-cell office:value-type="string" calcext:value-type="string">
            <text:p>#603</text:p>
          </table:table-cell>
          <table:table-cell office:value-type="time" office:time-value="PT1073471H15M52.000001259S" calcext:value-type="time">
            <text:p>11:15:52 PM</text:p>
          </table:table-cell>
          <table:table-cell office:value-type="time" office:time-value="PT1073471H15M57.000000123S" calcext:value-type="time">
            <text:p>11:15:57 PM</text:p>
          </table:table-cell>
          <table:table-cell table:number-columns-repeated="6"/>
        </table:table-row>
        <table:table-row table:style-name="ro1">
          <table:table-cell office:value-type="string" calcext:value-type="string">
            <text:p>#604</text:p>
          </table:table-cell>
          <table:table-cell office:value-type="time" office:time-value="PT1073471H15M57.000000123S" calcext:value-type="time">
            <text:p>11:15:57 PM</text:p>
          </table:table-cell>
          <table:table-cell office:value-type="time" office:time-value="PT1073471H16M03.000000268S" calcext:value-type="time">
            <text:p>11:16:03 PM</text:p>
          </table:table-cell>
          <table:table-cell table:number-columns-repeated="6"/>
        </table:table-row>
        <table:table-row table:style-name="ro1">
          <table:table-cell office:value-type="string" calcext:value-type="string">
            <text:p>#605</text:p>
          </table:table-cell>
          <table:table-cell office:value-type="time" office:time-value="PT1073471H16M03.000000268S" calcext:value-type="time">
            <text:p>11:16:03 PM</text:p>
          </table:table-cell>
          <table:table-cell office:value-type="time" office:time-value="PT1073471H16M08.999999575S" calcext:value-type="time">
            <text:p>11:16:09 PM</text:p>
          </table:table-cell>
          <table:table-cell table:number-columns-repeated="6"/>
        </table:table-row>
        <table:table-row table:style-name="ro1">
          <table:table-cell office:value-type="string" calcext:value-type="string">
            <text:p>#606</text:p>
          </table:table-cell>
          <table:table-cell office:value-type="time" office:time-value="PT1073471H16M08.999999575S" calcext:value-type="time">
            <text:p>11:16:09 PM</text:p>
          </table:table-cell>
          <table:table-cell office:value-type="time" office:time-value="PT1073471H16M16.000000164S" calcext:value-type="time">
            <text:p>11:16:16 PM</text:p>
          </table:table-cell>
          <table:table-cell table:number-columns-repeated="6"/>
        </table:table-row>
        <table:table-row table:style-name="ro1">
          <table:table-cell office:value-type="string" calcext:value-type="string">
            <text:p>#607</text:p>
          </table:table-cell>
          <table:table-cell office:value-type="time" office:time-value="PT1073471H16M16.000000164S" calcext:value-type="time">
            <text:p>11:16:16 PM</text:p>
          </table:table-cell>
          <table:table-cell office:value-type="time" office:time-value="PT1073471H16M22.000000309S" calcext:value-type="time">
            <text:p>11:16:22 PM</text:p>
          </table:table-cell>
          <table:table-cell table:number-columns-repeated="6"/>
        </table:table-row>
        <table:table-row table:style-name="ro1">
          <table:table-cell office:value-type="string" calcext:value-type="string">
            <text:p>#608</text:p>
          </table:table-cell>
          <table:table-cell office:value-type="time" office:time-value="PT1073471H16M22.000000309S" calcext:value-type="time">
            <text:p>11:16:22 PM</text:p>
          </table:table-cell>
          <table:table-cell office:value-type="time" office:time-value="PT1073471H16M29.00000006S" calcext:value-type="time">
            <text:p>11:16:29 PM</text:p>
          </table:table-cell>
          <table:table-cell table:number-columns-repeated="6"/>
        </table:table-row>
        <table:table-row table:style-name="ro1">
          <table:table-cell office:value-type="string" calcext:value-type="string">
            <text:p>#609</text:p>
          </table:table-cell>
          <table:table-cell office:value-type="time" office:time-value="PT1073471H16M29.00000006S" calcext:value-type="time">
            <text:p>11:16:29 PM</text:p>
          </table:table-cell>
          <table:table-cell office:value-type="time" office:time-value="PT1073471H16M37.000000253S" calcext:value-type="time">
            <text:p>11:16:37 PM</text:p>
          </table:table-cell>
          <table:table-cell table:number-columns-repeated="6"/>
        </table:table-row>
        <table:table-row table:style-name="ro1">
          <table:table-cell office:value-type="string" calcext:value-type="string">
            <text:p>#610</text:p>
          </table:table-cell>
          <table:table-cell office:value-type="time" office:time-value="PT1073471H16M37.000000253S" calcext:value-type="time">
            <text:p>11:16:37 PM</text:p>
          </table:table-cell>
          <table:table-cell office:value-type="time" office:time-value="PT1073471H16M42.000000793S" calcext:value-type="time">
            <text:p>11:16:42 PM</text:p>
          </table:table-cell>
          <table:table-cell table:number-columns-repeated="6"/>
        </table:table-row>
        <table:table-row table:style-name="ro1">
          <table:table-cell office:value-type="string" calcext:value-type="string">
            <text:p>#611</text:p>
          </table:table-cell>
          <table:table-cell office:value-type="time" office:time-value="PT1073471H16M42.000000793S" calcext:value-type="time">
            <text:p>11:16:42 PM</text:p>
          </table:table-cell>
          <table:table-cell office:value-type="time" office:time-value="PT1073471H16M50.999999754S" calcext:value-type="time">
            <text:p>11:16:51 PM</text:p>
          </table:table-cell>
          <table:table-cell table:number-columns-repeated="6"/>
        </table:table-row>
        <table:table-row table:style-name="ro1">
          <table:table-cell office:value-type="string" calcext:value-type="string">
            <text:p>#612</text:p>
          </table:table-cell>
          <table:table-cell office:value-type="time" office:time-value="PT1073471H16M50.999999754S" calcext:value-type="time">
            <text:p>11:16:51 PM</text:p>
          </table:table-cell>
          <table:table-cell office:value-type="time" office:time-value="PT1073471H16M58.999999948S" calcext:value-type="time">
            <text:p>11:16:59 PM</text:p>
          </table:table-cell>
          <table:table-cell table:number-columns-repeated="6"/>
        </table:table-row>
        <table:table-row table:style-name="ro1">
          <table:table-cell office:value-type="string" calcext:value-type="string">
            <text:p>#613</text:p>
          </table:table-cell>
          <table:table-cell office:value-type="time" office:time-value="PT1073471H16M58.999999948S" calcext:value-type="time">
            <text:p>11:16:59 PM</text:p>
          </table:table-cell>
          <table:table-cell office:value-type="time" office:time-value="PT1073471H17M05.999999698S" calcext:value-type="time">
            <text:p>11:17:06 PM</text:p>
          </table:table-cell>
          <table:table-cell table:number-columns-repeated="6"/>
        </table:table-row>
        <table:table-row table:style-name="ro1">
          <table:table-cell office:value-type="string" calcext:value-type="string">
            <text:p>#614</text:p>
          </table:table-cell>
          <table:table-cell office:value-type="time" office:time-value="PT1073471H17M05.999999698S" calcext:value-type="time">
            <text:p>11:17:06 PM</text:p>
          </table:table-cell>
          <table:table-cell office:value-type="time" office:time-value="PT1073471H17M13.999999892S" calcext:value-type="time">
            <text:p>11:17:14 PM</text:p>
          </table:table-cell>
          <table:table-cell table:number-columns-repeated="6"/>
        </table:table-row>
        <table:table-row table:style-name="ro1">
          <table:table-cell office:value-type="string" calcext:value-type="string">
            <text:p>#615</text:p>
          </table:table-cell>
          <table:table-cell office:value-type="time" office:time-value="PT1073471H17M13.999999892S" calcext:value-type="time">
            <text:p>11:17:14 PM</text:p>
          </table:table-cell>
          <table:table-cell office:value-type="time" office:time-value="PT1073471H17M23.000000529S" calcext:value-type="time">
            <text:p>11:17:23 PM</text:p>
          </table:table-cell>
          <table:table-cell table:number-columns-repeated="6"/>
        </table:table-row>
        <table:table-row table:style-name="ro1">
          <table:table-cell office:value-type="string" calcext:value-type="string">
            <text:p>#616</text:p>
          </table:table-cell>
          <table:table-cell office:value-type="time" office:time-value="PT1073471H17M23.000000529S" calcext:value-type="time">
            <text:p>11:17:23 PM</text:p>
          </table:table-cell>
          <table:table-cell office:value-type="time" office:time-value="PT1073471H17M28.999999836S" calcext:value-type="time">
            <text:p>11:17:29 PM</text:p>
          </table:table-cell>
          <table:table-cell table:number-columns-repeated="6"/>
        </table:table-row>
        <table:table-row table:style-name="ro1">
          <table:table-cell office:value-type="string" calcext:value-type="string">
            <text:p>#617</text:p>
          </table:table-cell>
          <table:table-cell office:value-type="time" office:time-value="PT1073471H17M28.999999836S" calcext:value-type="time">
            <text:p>11:17:29 PM</text:p>
          </table:table-cell>
          <table:table-cell office:value-type="time" office:time-value="PT1073471H17M35.00000082S" calcext:value-type="time">
            <text:p>11:17:35 PM</text:p>
          </table:table-cell>
          <table:table-cell table:number-columns-repeated="6"/>
        </table:table-row>
        <table:table-row table:style-name="ro1">
          <table:table-cell office:value-type="string" calcext:value-type="string">
            <text:p>#618</text:p>
          </table:table-cell>
          <table:table-cell office:value-type="time" office:time-value="PT1073471H17M35.00000082S" calcext:value-type="time">
            <text:p>11:17:35 PM</text:p>
          </table:table-cell>
          <table:table-cell office:value-type="time" office:time-value="PT1073471H17M41.000000127S" calcext:value-type="time">
            <text:p>11:17:41 PM</text:p>
          </table:table-cell>
          <table:table-cell table:number-columns-repeated="6"/>
        </table:table-row>
        <table:table-row table:style-name="ro1">
          <table:table-cell office:value-type="string" calcext:value-type="string">
            <text:p>#619</text:p>
          </table:table-cell>
          <table:table-cell office:value-type="time" office:time-value="PT1073471H17M41.000000127S" calcext:value-type="time">
            <text:p>11:17:41 PM</text:p>
          </table:table-cell>
          <table:table-cell office:value-type="time" office:time-value="PT1073471H17M47.000002787S" calcext:value-type="time">
            <text:p>11:17:47 PM</text:p>
          </table:table-cell>
          <table:table-cell table:number-columns-repeated="6"/>
        </table:table-row>
        <table:table-row table:style-name="ro1">
          <table:table-cell office:value-type="string" calcext:value-type="string">
            <text:p>#620</text:p>
          </table:table-cell>
          <table:table-cell office:value-type="time" office:time-value="PT1073471H17M47.000002787S" calcext:value-type="time">
            <text:p>11:17:47 PM</text:p>
          </table:table-cell>
          <table:table-cell office:value-type="time" office:time-value="PT1073471H17M54.999999627S" calcext:value-type="time">
            <text:p>11:17:55 PM</text:p>
          </table:table-cell>
          <table:table-cell table:number-columns-repeated="6"/>
        </table:table-row>
        <table:table-row table:style-name="ro1">
          <table:table-cell office:value-type="string" calcext:value-type="string">
            <text:p>#621</text:p>
          </table:table-cell>
          <table:table-cell office:value-type="time" office:time-value="PT1073471H17M54.999999627S" calcext:value-type="time">
            <text:p>11:17:55 PM</text:p>
          </table:table-cell>
          <table:table-cell office:value-type="time" office:time-value="PT1073471H18M02.999999821S" calcext:value-type="time">
            <text:p>11:18:03 PM</text:p>
          </table:table-cell>
          <table:table-cell table:number-columns-repeated="6"/>
        </table:table-row>
        <table:table-row table:style-name="ro1">
          <table:table-cell office:value-type="string" calcext:value-type="string">
            <text:p>#622</text:p>
          </table:table-cell>
          <table:table-cell office:value-type="time" office:time-value="PT1073471H18M02.999999821S" calcext:value-type="time">
            <text:p>11:18:03 PM</text:p>
          </table:table-cell>
          <table:table-cell office:value-type="time" office:time-value="PT1073471H18M08.999999966S" calcext:value-type="time">
            <text:p>11:18:09 PM</text:p>
          </table:table-cell>
          <table:table-cell table:number-columns-repeated="6"/>
        </table:table-row>
        <table:table-row table:style-name="ro1">
          <table:table-cell office:value-type="string" calcext:value-type="string">
            <text:p>#623</text:p>
          </table:table-cell>
          <table:table-cell office:value-type="time" office:time-value="PT1073471H18M08.999999966S" calcext:value-type="time">
            <text:p>11:18:09 PM</text:p>
          </table:table-cell>
          <table:table-cell office:value-type="time" office:time-value="PT1073471H18M15.000000112S" calcext:value-type="time">
            <text:p>11:18:15 PM</text:p>
          </table:table-cell>
          <table:table-cell table:number-columns-repeated="6"/>
        </table:table-row>
        <table:table-row table:style-name="ro1">
          <table:table-cell office:value-type="string" calcext:value-type="string">
            <text:p>#624</text:p>
          </table:table-cell>
          <table:table-cell office:value-type="time" office:time-value="PT1073471H18M15.000000112S" calcext:value-type="time">
            <text:p>11:18:15 PM</text:p>
          </table:table-cell>
          <table:table-cell office:value-type="time" office:time-value="PT1073471H18M20.999999419S" calcext:value-type="time">
            <text:p>11:18:21 PM</text:p>
          </table:table-cell>
          <table:table-cell table:number-columns-repeated="6"/>
        </table:table-row>
        <table:table-row table:style-name="ro1">
          <table:table-cell office:value-type="string" calcext:value-type="string">
            <text:p>#625</text:p>
          </table:table-cell>
          <table:table-cell office:value-type="time" office:time-value="PT1073471H18M20.999999419S" calcext:value-type="time">
            <text:p>11:18:21 PM</text:p>
          </table:table-cell>
          <table:table-cell office:value-type="time" office:time-value="PT1073471H18M28.000000007S" calcext:value-type="time">
            <text:p>11:18:28 PM</text:p>
          </table:table-cell>
          <table:table-cell table:number-columns-repeated="6"/>
        </table:table-row>
        <table:table-row table:style-name="ro1">
          <table:table-cell office:value-type="string" calcext:value-type="string">
            <text:p>#626</text:p>
          </table:table-cell>
          <table:table-cell office:value-type="time" office:time-value="PT1073471H18M28.000000007S" calcext:value-type="time">
            <text:p>11:18:28 PM</text:p>
          </table:table-cell>
          <table:table-cell office:value-type="time" office:time-value="PT1073471H18M36.999999806S" calcext:value-type="time">
            <text:p>11:18:37 PM</text:p>
          </table:table-cell>
          <table:table-cell table:number-columns-repeated="6"/>
        </table:table-row>
        <table:table-row table:style-name="ro1">
          <table:table-cell office:value-type="string" calcext:value-type="string">
            <text:p>#627</text:p>
          </table:table-cell>
          <table:table-cell office:value-type="time" office:time-value="PT1073471H18M36.999999806S" calcext:value-type="time">
            <text:p>11:18:37 PM</text:p>
          </table:table-cell>
          <table:table-cell office:value-type="time" office:time-value="PT1073471H18M41.999999508S" calcext:value-type="time">
            <text:p>11:18:42 PM</text:p>
          </table:table-cell>
          <table:table-cell table:number-columns-repeated="6"/>
        </table:table-row>
        <table:table-row table:style-name="ro1">
          <table:table-cell office:value-type="string" calcext:value-type="string">
            <text:p>#628</text:p>
          </table:table-cell>
          <table:table-cell office:value-type="time" office:time-value="PT1073471H18M41.999999508S" calcext:value-type="time">
            <text:p>11:18:42 PM</text:p>
          </table:table-cell>
          <table:table-cell office:value-type="time" office:time-value="PT1073471H18M49.000000097S" calcext:value-type="time">
            <text:p>11:18:49 PM</text:p>
          </table:table-cell>
          <table:table-cell table:number-columns-repeated="6"/>
        </table:table-row>
        <table:table-row table:style-name="ro1">
          <table:table-cell office:value-type="string" calcext:value-type="string">
            <text:p>#629</text:p>
          </table:table-cell>
          <table:table-cell office:value-type="time" office:time-value="PT1073471H18M49.000000097S" calcext:value-type="time">
            <text:p>11:18:49 PM</text:p>
          </table:table-cell>
          <table:table-cell office:value-type="time" office:time-value="PT1073471H18M55.999999847S" calcext:value-type="time">
            <text:p>11:18:56 PM</text:p>
          </table:table-cell>
          <table:table-cell table:number-columns-repeated="6"/>
        </table:table-row>
        <table:table-row table:style-name="ro1">
          <table:table-cell office:value-type="string" calcext:value-type="string">
            <text:p>#630</text:p>
          </table:table-cell>
          <table:table-cell office:value-type="time" office:time-value="PT1073471H18M55.999999847S" calcext:value-type="time">
            <text:p>11:18:56 PM</text:p>
          </table:table-cell>
          <table:table-cell office:value-type="time" office:time-value="PT1073471H19M02.000000831S" calcext:value-type="time">
            <text:p>11:19:02 PM</text:p>
          </table:table-cell>
          <table:table-cell table:number-columns-repeated="6"/>
        </table:table-row>
        <table:table-row table:style-name="ro1">
          <table:table-cell office:value-type="string" calcext:value-type="string">
            <text:p>#631</text:p>
          </table:table-cell>
          <table:table-cell office:value-type="time" office:time-value="PT1073471H19M02.000000831S" calcext:value-type="time">
            <text:p>11:19:02 PM</text:p>
          </table:table-cell>
          <table:table-cell office:value-type="time" office:time-value="PT1073471H19M10.000000186S" calcext:value-type="time">
            <text:p>11:19:10 PM</text:p>
          </table:table-cell>
          <table:table-cell table:number-columns-repeated="6"/>
        </table:table-row>
        <table:table-row table:style-name="ro1">
          <table:table-cell office:value-type="string" calcext:value-type="string">
            <text:p>#632</text:p>
          </table:table-cell>
          <table:table-cell office:value-type="time" office:time-value="PT1073471H19M10.000000186S" calcext:value-type="time">
            <text:p>11:19:10 PM</text:p>
          </table:table-cell>
          <table:table-cell office:value-type="time" office:time-value="PT1073471H19M17.000000775S" calcext:value-type="time">
            <text:p>11:19:17 PM</text:p>
          </table:table-cell>
          <table:table-cell table:number-columns-repeated="6"/>
        </table:table-row>
        <table:table-row table:style-name="ro1">
          <table:table-cell office:value-type="string" calcext:value-type="string">
            <text:p>#633</text:p>
          </table:table-cell>
          <table:table-cell office:value-type="time" office:time-value="PT1073471H19M17.000000775S" calcext:value-type="time">
            <text:p>11:19:17 PM</text:p>
          </table:table-cell>
          <table:table-cell office:value-type="time" office:time-value="PT1073471H19M24.999999292S" calcext:value-type="time">
            <text:p>11:19:25 PM</text:p>
          </table:table-cell>
          <table:table-cell table:number-columns-repeated="6"/>
        </table:table-row>
        <table:table-row table:style-name="ro1">
          <table:table-cell office:value-type="string" calcext:value-type="string">
            <text:p>#634</text:p>
          </table:table-cell>
          <table:table-cell office:value-type="time" office:time-value="PT1073471H19M24.999999292S" calcext:value-type="time">
            <text:p>11:19:25 PM</text:p>
          </table:table-cell>
          <table:table-cell office:value-type="time" office:time-value="PT1073471H19M31.000000276S" calcext:value-type="time">
            <text:p>11:19:31 PM</text:p>
          </table:table-cell>
          <table:table-cell table:number-columns-repeated="6"/>
        </table:table-row>
        <table:table-row table:style-name="ro1">
          <table:table-cell office:value-type="string" calcext:value-type="string">
            <text:p>#635</text:p>
          </table:table-cell>
          <table:table-cell office:value-type="time" office:time-value="PT1073471H19M31.000000276S" calcext:value-type="time">
            <text:p>11:19:31 PM</text:p>
          </table:table-cell>
          <table:table-cell office:value-type="time" office:time-value="PT1073471H19M38.999999631S" calcext:value-type="time">
            <text:p>11:19:39 PM</text:p>
          </table:table-cell>
          <table:table-cell table:number-columns-repeated="6"/>
        </table:table-row>
        <table:table-row table:style-name="ro1">
          <table:table-cell office:value-type="string" calcext:value-type="string">
            <text:p>#636</text:p>
          </table:table-cell>
          <table:table-cell office:value-type="time" office:time-value="PT1073471H19M38.999999631S" calcext:value-type="time">
            <text:p>11:19:39 PM</text:p>
          </table:table-cell>
          <table:table-cell office:value-type="time" office:time-value="PT1073471H19M46.00000022S" calcext:value-type="time">
            <text:p>11:19:46 PM</text:p>
          </table:table-cell>
          <table:table-cell table:number-columns-repeated="6"/>
        </table:table-row>
        <table:table-row table:style-name="ro1">
          <table:table-cell office:value-type="string" calcext:value-type="string">
            <text:p>#637</text:p>
          </table:table-cell>
          <table:table-cell office:value-type="time" office:time-value="PT1073471H19M46.00000022S" calcext:value-type="time">
            <text:p>11:19:46 PM</text:p>
          </table:table-cell>
          <table:table-cell office:value-type="time" office:time-value="PT1073471H19M55.000000857S" calcext:value-type="time">
            <text:p>11:19:55 PM</text:p>
          </table:table-cell>
          <table:table-cell table:number-columns-repeated="6"/>
        </table:table-row>
        <table:table-row table:style-name="ro1">
          <table:table-cell office:value-type="string" calcext:value-type="string">
            <text:p>#638</text:p>
          </table:table-cell>
          <table:table-cell office:value-type="time" office:time-value="PT1073471H19M55.000000857S" calcext:value-type="time">
            <text:p>11:19:55 PM</text:p>
          </table:table-cell>
          <table:table-cell office:value-type="time" office:time-value="PT1073471H20M01.999999769S" calcext:value-type="time">
            <text:p>11:20:02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table-cell office:value-type="float" office:value="279" calcext:value-type="float">
            <text:p>279</text:p>
          </table:table-cell>
          <table:table-cell table:number-columns-repeated="8"/>
        </table:table-row>
        <table:table-row table:style-name="ro1">
          <table:table-cell office:value-type="float" office:value="280" calcext:value-type="float">
            <text:p>280</text:p>
          </table:table-cell>
          <table:table-cell table:number-columns-repeated="8"/>
        </table:table-row>
        <table:table-row table:style-name="ro1">
          <table:table-cell office:value-type="float" office:value="281" calcext:value-type="float">
            <text:p>281</text:p>
          </table:table-cell>
          <table:table-cell table:number-columns-repeated="8"/>
        </table:table-row>
        <table:table-row table:style-name="ro1">
          <table:table-cell office:value-type="string" calcext:value-type="string">
            <text:p>$</text:p>
          </table:table-cell>
          <table:table-cell table:number-columns-repeated="8"/>
        </table:table-row>
        <table:table-row table:style-name="ro1">
          <table:table-cell office:value-type="float" office:value="116" calcext:value-type="float">
            <text:p>116</text:p>
          </table:table-cell>
          <table:table-cell office:value-type="time" office:time-value="PT1073471H08M23.000000026S" calcext:value-type="time">
            <text:p>11:08:23 PM</text:p>
          </table:table-cell>
          <table:table-cell office:value-type="time" office:time-value="PT1073471H08M29.000000171S" calcext:value-type="time">
            <text:p>11:08:29 PM</text:p>
          </table:table-cell>
          <table:table-cell table:number-columns-repeated="6"/>
        </table:table-row>
        <table:table-row table:style-name="ro1">
          <table:table-cell office:value-type="float" office:value="128" calcext:value-type="float">
            <text:p>128</text:p>
          </table:table-cell>
          <table:table-cell office:value-type="time" office:time-value="PT1073471H08M29.000000171S" calcext:value-type="time">
            <text:p>11:08:29 PM</text:p>
          </table:table-cell>
          <table:table-cell office:value-type="time" office:time-value="PT1073471H08M34.999999478S" calcext:value-type="time">
            <text:p>11:08:35 PM</text:p>
          </table:table-cell>
          <table:table-cell table:number-columns-repeated="6"/>
        </table:table-row>
        <table:table-row table:style-name="ro1">
          <table:table-cell office:value-type="float" office:value="129" calcext:value-type="float">
            <text:p>129</text:p>
          </table:table-cell>
          <table:table-cell office:value-type="time" office:time-value="PT1073471H08M34.999999478S" calcext:value-type="time">
            <text:p>11:08:35 PM</text:p>
          </table:table-cell>
          <table:table-cell office:value-type="time" office:time-value="PT1073471H08M41.000002138S" calcext:value-type="time">
            <text:p>11:08:41 PM</text:p>
          </table:table-cell>
          <table:table-cell table:number-columns-repeated="6"/>
        </table:table-row>
        <table:table-row table:style-name="ro1">
          <table:table-cell office:value-type="float" office:value="130" calcext:value-type="float">
            <text:p>130</text:p>
          </table:table-cell>
          <table:table-cell office:value-type="time" office:time-value="PT1073471H08M41.000002138S" calcext:value-type="time">
            <text:p>11:08:41 PM</text:p>
          </table:table-cell>
          <table:table-cell office:value-type="time" office:time-value="PT1073471H08M46.999999769S" calcext:value-type="time">
            <text:p>11:08:47 PM</text:p>
          </table:table-cell>
          <table:table-cell table:number-columns-repeated="6"/>
        </table:table-row>
        <table:table-row table:style-name="ro1">
          <table:table-cell office:value-type="float" office:value="131" calcext:value-type="float">
            <text:p>131</text:p>
          </table:table-cell>
          <table:table-cell office:value-type="time" office:time-value="PT1073471H08M46.999999769S" calcext:value-type="time">
            <text:p>11:08:47 PM</text:p>
          </table:table-cell>
          <table:table-cell office:value-type="time" office:time-value="PT1073471H08M53.000000753S" calcext:value-type="time">
            <text:p>11:08:53 PM</text:p>
          </table:table-cell>
          <table:table-cell table:number-columns-repeated="6"/>
        </table:table-row>
        <table:table-row table:style-name="ro1">
          <table:table-cell office:value-type="float" office:value="132" calcext:value-type="float">
            <text:p>132</text:p>
          </table:table-cell>
          <table:table-cell office:value-type="time" office:time-value="PT1073471H08M53.000000753S" calcext:value-type="time">
            <text:p>11:08:53 PM</text:p>
          </table:table-cell>
          <table:table-cell office:value-type="time" office:time-value="PT1073471H08M59.00000006S" calcext:value-type="time">
            <text:p>11:08:59 PM</text:p>
          </table:table-cell>
          <table:table-cell table:number-columns-repeated="6"/>
        </table:table-row>
        <table:table-row table:style-name="ro1">
          <table:table-cell office:value-type="float" office:value="137" calcext:value-type="float">
            <text:p>137</text:p>
          </table:table-cell>
          <table:table-cell office:value-type="time" office:time-value="PT1073471H08M59.00000006S" calcext:value-type="time">
            <text:p>11:08:59 PM</text:p>
          </table:table-cell>
          <table:table-cell office:value-type="time" office:time-value="PT1073471H09M05.000000205S" calcext:value-type="time">
            <text:p>11:09:05 PM</text:p>
          </table:table-cell>
          <table:table-cell table:number-columns-repeated="6"/>
        </table:table-row>
        <table:table-row table:style-name="ro1">
          <table:table-cell office:value-type="float" office:value="138" calcext:value-type="float">
            <text:p>138</text:p>
          </table:table-cell>
          <table:table-cell office:value-type="time" office:time-value="PT1073471H09M05.000000205S" calcext:value-type="time">
            <text:p>11:09:05 PM</text:p>
          </table:table-cell>
          <table:table-cell office:value-type="time" office:time-value="PT1073471H09M11.00000035S" calcext:value-type="time">
            <text:p>11:09:11 PM</text:p>
          </table:table-cell>
          <table:table-cell table:number-columns-repeated="6"/>
        </table:table-row>
        <table:table-row table:style-name="ro1">
          <table:table-cell office:value-type="float" office:value="139" calcext:value-type="float">
            <text:p>139</text:p>
          </table:table-cell>
          <table:table-cell office:value-type="time" office:time-value="PT1073471H09M11.00000035S" calcext:value-type="time">
            <text:p>11:09:11 PM</text:p>
          </table:table-cell>
          <table:table-cell office:value-type="time" office:time-value="PT1073471H09M16.000000052S" calcext:value-type="time">
            <text:p>11:09:16 PM</text:p>
          </table:table-cell>
          <table:table-cell table:number-columns-repeated="6"/>
        </table:table-row>
        <table:table-row table:style-name="ro1">
          <table:table-cell office:value-type="float" office:value="140" calcext:value-type="float">
            <text:p>140</text:p>
          </table:table-cell>
          <table:table-cell office:value-type="time" office:time-value="PT1073471H09M16.000000052S" calcext:value-type="time">
            <text:p>11:09:16 PM</text:p>
          </table:table-cell>
          <table:table-cell office:value-type="time" office:time-value="PT1073471H09M22.999999803S" calcext:value-type="time">
            <text:p>11:09:23 PM</text:p>
          </table:table-cell>
          <table:table-cell table:number-columns-repeated="6"/>
        </table:table-row>
        <table:table-row table:style-name="ro1">
          <table:table-cell office:value-type="float" office:value="141" calcext:value-type="float">
            <text:p>141</text:p>
          </table:table-cell>
          <table:table-cell office:value-type="time" office:time-value="PT1073471H09M22.999999803S" calcext:value-type="time">
            <text:p>11:09:23 PM</text:p>
          </table:table-cell>
          <table:table-cell office:value-type="time" office:time-value="PT1073471H09M27.999999505S" calcext:value-type="time">
            <text:p>11:09:28 PM</text:p>
          </table:table-cell>
          <table:table-cell table:number-columns-repeated="6"/>
        </table:table-row>
        <table:table-row table:style-name="ro1">
          <table:table-cell office:value-type="float" office:value="284" calcext:value-type="float">
            <text:p>284</text:p>
          </table:table-cell>
          <table:table-cell office:value-type="time" office:time-value="PT1073471H09M27.999999505S" calcext:value-type="time">
            <text:p>11:09:28 PM</text:p>
          </table:table-cell>
          <table:table-cell office:value-type="time" office:time-value="PT1073471H09M33.99999965S" calcext:value-type="time">
            <text:p>11:09:34 PM</text:p>
          </table:table-cell>
          <table:table-cell table:number-columns-repeated="6"/>
        </table:table-row>
        <table:table-row table:style-name="ro1">
          <table:table-cell office:value-type="float" office:value="285" calcext:value-type="float">
            <text:p>285</text:p>
          </table:table-cell>
          <table:table-cell office:value-type="time" office:time-value="PT1073471H09M33.99999965S" calcext:value-type="time">
            <text:p>11:09:34 PM</text:p>
          </table:table-cell>
          <table:table-cell office:value-type="time" office:time-value="PT1073471H09M39.999998957S" calcext:value-type="time">
            <text:p>11:09:40 PM</text:p>
          </table:table-cell>
          <table:table-cell table:number-columns-repeated="6"/>
        </table:table-row>
        <table:table-row table:style-name="ro1">
          <table:table-cell office:value-type="float" office:value="286" calcext:value-type="float">
            <text:p>286</text:p>
          </table:table-cell>
          <table:table-cell office:value-type="time" office:time-value="PT1073471H09M39.999998957S" calcext:value-type="time">
            <text:p>11:09:40 PM</text:p>
          </table:table-cell>
          <table:table-cell office:value-type="time" office:time-value="PT1073471H09M45.99999994S" calcext:value-type="time">
            <text:p>11:09:46 PM</text:p>
          </table:table-cell>
          <table:table-cell table:number-columns-repeated="6"/>
        </table:table-row>
        <table:table-row table:style-name="ro1">
          <table:table-cell office:value-type="float" office:value="215" calcext:value-type="float">
            <text:p>215</text:p>
          </table:table-cell>
          <table:table-cell office:value-type="time" office:time-value="PT1073471H09M45.99999994S" calcext:value-type="time">
            <text:p>11:09:46 PM</text:p>
          </table:table-cell>
          <table:table-cell office:value-type="time" office:time-value="PT1073471H09M52.000000086S" calcext:value-type="time">
            <text:p>11:09:52 PM</text:p>
          </table:table-cell>
          <table:table-cell table:number-columns-repeated="6"/>
        </table:table-row>
        <table:table-row table:style-name="ro1">
          <table:table-cell office:value-type="float" office:value="216" calcext:value-type="float">
            <text:p>216</text:p>
          </table:table-cell>
          <table:table-cell office:value-type="time" office:time-value="PT1073471H09M52.000000086S" calcext:value-type="time">
            <text:p>11:09:52 PM</text:p>
          </table:table-cell>
          <table:table-cell office:value-type="time" office:time-value="PT1073471H09M58.000000231S" calcext:value-type="time">
            <text:p>11:09:58 PM</text:p>
          </table:table-cell>
          <table:table-cell table:number-columns-repeated="6"/>
        </table:table-row>
        <table:table-row table:style-name="ro1">
          <table:table-cell office:value-type="float" office:value="221" calcext:value-type="float">
            <text:p>221</text:p>
          </table:table-cell>
          <table:table-cell office:value-type="time" office:time-value="PT1073471H09M58.000000231S" calcext:value-type="time">
            <text:p>11:09:58 PM</text:p>
          </table:table-cell>
          <table:table-cell office:value-type="time" office:time-value="PT1073471H10M03.999999538S" calcext:value-type="time">
            <text:p>11:10:04 PM</text:p>
          </table:table-cell>
          <table:table-cell table:number-columns-repeated="6"/>
        </table:table-row>
        <table:table-row table:style-name="ro1">
          <table:table-cell office:value-type="float" office:value="639" calcext:value-type="float">
            <text:p>639</text:p>
          </table:table-cell>
          <table:table-cell office:value-type="time" office:time-value="PT1073471H10M03.999999538S" calcext:value-type="time">
            <text:p>11:10:04 PM</text:p>
          </table:table-cell>
          <table:table-cell office:value-type="time" office:time-value="PT1073471H10M10.000000522S" calcext:value-type="time">
            <text:p>11:10:10 PM</text:p>
          </table:table-cell>
          <table:table-cell table:number-columns-repeated="6"/>
        </table:table-row>
        <table:table-row table:style-name="ro1">
          <table:table-cell office:value-type="float" office:value="640" calcext:value-type="float">
            <text:p>640</text:p>
          </table:table-cell>
          <table:table-cell office:value-type="time" office:time-value="PT1073471H10M10.000000522S" calcext:value-type="time">
            <text:p>11:10:10 PM</text:p>
          </table:table-cell>
          <table:table-cell office:value-type="time" office:time-value="PT1073471H10M15.999999829S" calcext:value-type="time">
            <text:p>11:10:16 PM</text:p>
          </table:table-cell>
          <table:table-cell table:number-columns-repeated="6"/>
        </table:table-row>
        <table:table-row table:style-name="ro1">
          <table:table-cell office:value-type="float" office:value="641" calcext:value-type="float">
            <text:p>641</text:p>
          </table:table-cell>
          <table:table-cell office:value-type="time" office:time-value="PT1073471H10M15.999999829S" calcext:value-type="time">
            <text:p>11:10:16 PM</text:p>
          </table:table-cell>
          <table:table-cell office:value-type="time" office:time-value="PT1073471H10M22.000000812S" calcext:value-type="time">
            <text:p>11:10:22 PM</text:p>
          </table:table-cell>
          <table:table-cell table:number-columns-repeated="6"/>
        </table:table-row>
        <table:table-row table:style-name="ro1">
          <table:table-cell office:value-type="float" office:value="642" calcext:value-type="float">
            <text:p>642</text:p>
          </table:table-cell>
          <table:table-cell office:value-type="time" office:time-value="PT1073471H10M22.000000812S" calcext:value-type="time">
            <text:p>11:10:22 PM</text:p>
          </table:table-cell>
          <table:table-cell office:value-type="time" office:time-value="PT1073471H10M27.000000514S" calcext:value-type="time">
            <text:p>11:10:27 PM</text:p>
          </table:table-cell>
          <table:table-cell table:number-columns-repeated="6"/>
        </table:table-row>
        <table:table-row table:style-name="ro1">
          <table:table-cell office:value-type="float" office:value="643" calcext:value-type="float">
            <text:p>643</text:p>
          </table:table-cell>
          <table:table-cell office:value-type="time" office:time-value="PT1073471H10M27.000000514S" calcext:value-type="time">
            <text:p>11:10:27 PM</text:p>
          </table:table-cell>
          <table:table-cell office:value-type="time" office:time-value="PT1073471H10M32.999999821S" calcext:value-type="time">
            <text:p>11:10:33 PM</text:p>
          </table:table-cell>
          <table:table-cell table:number-columns-repeated="6"/>
        </table:table-row>
        <table:table-row table:style-name="ro1">
          <table:table-cell office:value-type="float" office:value="644" calcext:value-type="float">
            <text:p>644</text:p>
          </table:table-cell>
          <table:table-cell office:value-type="time" office:time-value="PT1073471H10M32.999999821S" calcext:value-type="time">
            <text:p>11:10:33 PM</text:p>
          </table:table-cell>
          <table:table-cell office:value-type="time" office:time-value="PT1073471H10M39.000000805S" calcext:value-type="time">
            <text:p>11:10:39 PM</text:p>
          </table:table-cell>
          <table:table-cell table:number-columns-repeated="6"/>
        </table:table-row>
        <table:table-row table:style-name="ro1">
          <table:table-cell office:value-type="float" office:value="645" calcext:value-type="float">
            <text:p>645</text:p>
          </table:table-cell>
          <table:table-cell office:value-type="time" office:time-value="PT1073471H10M39.000000805S" calcext:value-type="time">
            <text:p>11:10:39 PM</text:p>
          </table:table-cell>
          <table:table-cell office:value-type="time" office:time-value="PT1073471H10M45.000000112S" calcext:value-type="time">
            <text:p>11:10:45 PM</text:p>
          </table:table-cell>
          <table:table-cell table:number-columns-repeated="6"/>
        </table:table-row>
        <table:table-row table:style-name="ro1">
          <table:table-cell office:value-type="float" office:value="646" calcext:value-type="float">
            <text:p>646</text:p>
          </table:table-cell>
          <table:table-cell office:value-type="time" office:time-value="PT1073471H10M45.000000112S" calcext:value-type="time">
            <text:p>11:10:45 PM</text:p>
          </table:table-cell>
          <table:table-cell office:value-type="time" office:time-value="PT1073471H10M51.000000257S" calcext:value-type="time">
            <text:p>11:10:51 PM</text:p>
          </table:table-cell>
          <table:table-cell table:number-columns-repeated="6"/>
        </table:table-row>
        <table:table-row table:style-name="ro1">
          <table:table-cell office:value-type="float" office:value="647" calcext:value-type="float">
            <text:p>647</text:p>
          </table:table-cell>
          <table:table-cell office:value-type="time" office:time-value="PT1073471H10M51.000000257S" calcext:value-type="time">
            <text:p>11:10:51 PM</text:p>
          </table:table-cell>
          <table:table-cell office:value-type="time" office:time-value="PT1073471H10M56.999999564S" calcext:value-type="time">
            <text:p>11:10:57 PM</text:p>
          </table:table-cell>
          <table:table-cell table:number-columns-repeated="6"/>
        </table:table-row>
        <table:table-row table:style-name="ro1">
          <table:table-cell office:value-type="string" calcext:value-type="string">
            <text:p>$</text:p>
          </table:table-cell>
          <table:table-cell table:number-columns-repeated="8"/>
        </table:table-row>
        <table:table-row table:style-name="ro1" table:number-rows-repeated="9">
          <table:table-cell table:number-columns-repeated="9"/>
        </table:table-row>
        <table:table-row table:style-name="ro1">
          <table:table-cell office:value-type="string" calcext:value-type="string">
            <text:p>$</text:p>
          </table:table-cell>
          <table:table-cell table:number-columns-repeated="8"/>
        </table:table-row>
        <table:table-row table:style-name="ro1" table:number-rows-repeated="24">
          <table:table-cell table:number-columns-repeated="9"/>
        </table:table-row>
        <table:table-row table:style-name="ro1">
          <table:table-cell office:value-type="string" calcext:value-type="string">
            <text:p>$</text:p>
          </table:table-cell>
          <table:table-cell table:number-columns-repeated="5"/>
          <table:table-cell table:style-name="Default" table:number-columns-repeated="2"/>
          <table:table-cell/>
        </table:table-row>
        <table:table-row table:style-name="ro1" table:number-rows-repeated="32">
          <table:table-cell table:number-columns-repeated="6"/>
          <table:table-cell table:style-name="Default" table:number-columns-repeated="2"/>
          <table:table-cell/>
        </table:table-row>
        <table:table-row table:style-name="ro1">
          <table:table-cell table:number-columns-repeated="6"/>
          <table:table-cell table:style-name="Default" table:number-columns-repeated="2"/>
          <table:table-cell/>
        </table:table-row>
      </table:table>
      <table:table table:name="UpdateMaster" table:style-name="ta1">
        <table:table-column table:style-name="co9" table:default-cell-style-name="Default"/>
        <table:table-row table:style-name="ro1">
          <table:table-cell office:value-type="string" calcext:value-type="string">
            <text:p>#276</text:p>
          </table:table-cell>
        </table:table-row>
        <table:table-row table:style-name="ro1">
          <table:table-cell office:value-type="string" calcext:value-type="string">
            <text:p>#646</text:p>
          </table:table-cell>
        </table:table-row>
        <table:table-row table:style-name="ro1">
          <table:table-cell office:value-type="string" calcext:value-type="string">
            <text:p>#645</text:p>
          </table:table-cell>
        </table:table-row>
        <table:table-row table:style-name="ro1">
          <table:table-cell office:value-type="string" calcext:value-type="string">
            <text:p>#644</text:p>
          </table:table-cell>
        </table:table-row>
        <table:table-row table:style-name="ro1">
          <table:table-cell office:value-type="string" calcext:value-type="string">
            <text:p>#643</text:p>
          </table:table-cell>
        </table:table-row>
        <table:table-row table:style-name="ro1">
          <table:table-cell office:value-type="string" calcext:value-type="string">
            <text:p>#641</text:p>
          </table:table-cell>
        </table:table-row>
        <table:table-row table:style-name="ro1">
          <table:table-cell office:value-type="string" calcext:value-type="string">
            <text:p>#640</text:p>
          </table:table-cell>
        </table:table-row>
        <table:table-row table:style-name="ro1">
          <table:table-cell office:value-type="string" calcext:value-type="string">
            <text:p>#639</text:p>
          </table:table-cell>
        </table:table-row>
        <table:table-row table:style-name="ro1">
          <table:table-cell office:value-type="string" calcext:value-type="string">
            <text:p>#638</text:p>
          </table:table-cell>
        </table:table-row>
        <table:table-row table:style-name="ro1">
          <table:table-cell office:value-type="string" calcext:value-type="string">
            <text:p>#637</text:p>
          </table:table-cell>
        </table:table-row>
        <table:table-row table:style-name="ro1">
          <table:table-cell office:value-type="string" calcext:value-type="string">
            <text:p>#602</text:p>
          </table:table-cell>
        </table:table-row>
        <table:table-row table:style-name="ro1">
          <table:table-cell office:value-type="string" calcext:value-type="string">
            <text:p>#601</text:p>
          </table:table-cell>
        </table:table-row>
        <table:table-row table:style-name="ro1">
          <table:table-cell office:value-type="string" calcext:value-type="string">
            <text:p>#613</text:p>
          </table:table-cell>
        </table:table-row>
        <table:table-row table:style-name="ro1">
          <table:table-cell office:value-type="string" calcext:value-type="string">
            <text:p>#608</text:p>
          </table:table-cell>
        </table:table-row>
        <table:table-row table:style-name="ro1">
          <table:table-cell office:value-type="string" calcext:value-type="string">
            <text:p>#610</text:p>
          </table:table-cell>
        </table:table-row>
        <table:table-row table:style-name="ro1">
          <table:table-cell office:value-type="string" calcext:value-type="string">
            <text:p>#636</text:p>
          </table:table-cell>
        </table:table-row>
        <table:table-row table:style-name="ro1">
          <table:table-cell office:value-type="string" calcext:value-type="string">
            <text:p>#635</text:p>
          </table:table-cell>
        </table:table-row>
        <table:table-row table:style-name="ro1">
          <table:table-cell office:value-type="string" calcext:value-type="string">
            <text:p>#634</text:p>
          </table:table-cell>
        </table:table-row>
        <table:table-row table:style-name="ro1">
          <table:table-cell office:value-type="string" calcext:value-type="string">
            <text:p>#633</text:p>
          </table:table-cell>
        </table:table-row>
        <table:table-row table:style-name="ro1">
          <table:table-cell office:value-type="string" calcext:value-type="string">
            <text:p>#642</text:p>
          </table:table-cell>
        </table:table-row>
        <table:table-row table:style-name="ro1">
          <table:table-cell office:value-type="string" calcext:value-type="string">
            <text:p>#647</text:p>
          </table:table-cell>
        </table:table-row>
        <table:table-row table:style-name="ro1">
          <table:table-cell office:value-type="string" calcext:value-type="string">
            <text:p>#631</text:p>
          </table:table-cell>
        </table:table-row>
        <table:table-row table:style-name="ro1">
          <table:table-cell office:value-type="string" calcext:value-type="string">
            <text:p>#630</text:p>
          </table:table-cell>
        </table:table-row>
        <table:table-row table:style-name="ro1">
          <table:table-cell office:value-type="string" calcext:value-type="string">
            <text:p>#629</text:p>
          </table:table-cell>
        </table:table-row>
        <table:table-row table:style-name="ro1">
          <table:table-cell office:value-type="string" calcext:value-type="string">
            <text:p>#628</text:p>
          </table:table-cell>
        </table:table-row>
        <table:table-row table:style-name="ro1">
          <table:table-cell office:value-type="string" calcext:value-type="string">
            <text:p>#627</text:p>
          </table:table-cell>
        </table:table-row>
        <table:table-row table:style-name="ro1">
          <table:table-cell office:value-type="string" calcext:value-type="string">
            <text:p>#625</text:p>
          </table:table-cell>
        </table:table-row>
        <table:table-row table:style-name="ro1">
          <table:table-cell office:value-type="string" calcext:value-type="string">
            <text:p>#624</text:p>
          </table:table-cell>
        </table:table-row>
        <table:table-row table:style-name="ro1">
          <table:table-cell office:value-type="string" calcext:value-type="string">
            <text:p>#623</text:p>
          </table:table-cell>
        </table:table-row>
        <table:table-row table:style-name="ro1">
          <table:table-cell office:value-type="string" calcext:value-type="string">
            <text:p>#622</text:p>
          </table:table-cell>
        </table:table-row>
        <table:table-row table:style-name="ro1">
          <table:table-cell office:value-type="string" calcext:value-type="string">
            <text:p>#621</text:p>
          </table:table-cell>
        </table:table-row>
        <table:table-row table:style-name="ro1">
          <table:table-cell office:value-type="string" calcext:value-type="string">
            <text:p>#620</text:p>
          </table:table-cell>
        </table:table-row>
        <table:table-row table:style-name="ro1">
          <table:table-cell office:value-type="string" calcext:value-type="string">
            <text:p>#619</text:p>
          </table:table-cell>
        </table:table-row>
        <table:table-row table:style-name="ro1">
          <table:table-cell office:value-type="string" calcext:value-type="string">
            <text:p>#618</text:p>
          </table:table-cell>
        </table:table-row>
        <table:table-row table:style-name="ro1">
          <table:table-cell office:value-type="string" calcext:value-type="string">
            <text:p>#617</text:p>
          </table:table-cell>
        </table:table-row>
        <table:table-row table:style-name="ro1">
          <table:table-cell office:value-type="string" calcext:value-type="string">
            <text:p>#609</text:p>
          </table:table-cell>
        </table:table-row>
        <table:table-row table:style-name="ro1">
          <table:table-cell office:value-type="string" calcext:value-type="string">
            <text:p>#616</text:p>
          </table:table-cell>
        </table:table-row>
        <table:table-row table:style-name="ro1">
          <table:table-cell office:value-type="string" calcext:value-type="string">
            <text:p>#603</text:p>
          </table:table-cell>
        </table:table-row>
        <table:table-row table:style-name="ro1">
          <table:table-cell office:value-type="string" calcext:value-type="string">
            <text:p>#604</text:p>
          </table:table-cell>
        </table:table-row>
        <table:table-row table:style-name="ro1">
          <table:table-cell office:value-type="string" calcext:value-type="string">
            <text:p>#605</text:p>
          </table:table-cell>
        </table:table-row>
        <table:table-row table:style-name="ro1">
          <table:table-cell office:value-type="string" calcext:value-type="string">
            <text:p>#606</text:p>
          </table:table-cell>
        </table:table-row>
        <table:table-row table:style-name="ro1">
          <table:table-cell office:value-type="string" calcext:value-type="string">
            <text:p>#607</text:p>
          </table:table-cell>
        </table:table-row>
        <table:table-row table:style-name="ro1">
          <table:table-cell office:value-type="string" calcext:value-type="string">
            <text:p>#609</text:p>
          </table:table-cell>
        </table:table-row>
        <table:table-row table:style-name="ro1">
          <table:table-cell office:value-type="string" calcext:value-type="string">
            <text:p>#612</text:p>
          </table:table-cell>
        </table:table-row>
        <table:table-row table:style-name="ro1">
          <table:table-cell office:value-type="string" calcext:value-type="string">
            <text:p>#614</text:p>
          </table:table-cell>
        </table:table-row>
        <table:table-row table:style-name="ro1">
          <table:table-cell office:value-type="string" calcext:value-type="string">
            <text:p>#615</text:p>
          </table:table-cell>
        </table:table-row>
        <table:table-row table:style-name="ro1">
          <table:table-cell office:value-type="string" calcext:value-type="string">
            <text:p>#616</text:p>
          </table:table-cell>
        </table:table-row>
        <table:table-row table:style-name="ro1">
          <table:table-cell office:value-type="string" calcext:value-type="string">
            <text:p>$</text:p>
          </table:table-cell>
        </table:table-row>
        <table:table-row table:style-name="ro1">
          <table:table-cell office:value-type="string" calcext:value-type="string">
            <text:p>#632</text:p>
          </table:table-cell>
        </table:table-row>
        <table:table-row table:style-name="ro1">
          <table:table-cell office:value-type="string" calcext:value-type="string">
            <text:p>#642</text:p>
          </table:table-cell>
        </table:table-row>
        <table:table-row table:style-name="ro1">
          <table:table-cell office:value-type="string" calcext:value-type="string">
            <text:p>#647</text:p>
          </table:table-cell>
        </table:table-row>
        <table:table-row table:style-name="ro1">
          <table:table-cell office:value-type="string" calcext:value-type="string">
            <text:p>#611</text:p>
          </table:table-cell>
        </table:table-row>
        <table:table-row table:style-name="ro1">
          <table:table-cell office:value-type="string" calcext:value-type="string">
            <text:p>#626</text:p>
          </table:table-cell>
        </table:table-row>
        <table:table-row table:style-name="ro1">
          <table:table-cell office:value-type="string" calcext:value-type="string">
            <text:p>$</text:p>
          </table:table-cell>
        </table:table-row>
        <table:table-row table:style-name="ro1">
          <table:table-cell office:value-type="string" calcext:value-type="string">
            <text:p>#109</text:p>
          </table:table-cell>
        </table:table-row>
        <table:table-row table:style-name="ro1">
          <table:table-cell office:value-type="string" calcext:value-type="string">
            <text:p>#112</text:p>
          </table:table-cell>
        </table:table-row>
        <table:table-row table:style-name="ro1">
          <table:table-cell office:value-type="string" calcext:value-type="string">
            <text:p>#121</text:p>
          </table:table-cell>
        </table:table-row>
        <table:table-row table:style-name="ro1">
          <table:table-cell office:value-type="string" calcext:value-type="string">
            <text:p>#121</text:p>
          </table:table-cell>
        </table:table-row>
        <table:table-row table:style-name="ro1">
          <table:table-cell office:value-type="string" calcext:value-type="string">
            <text:p>#129</text:p>
          </table:table-cell>
        </table:table-row>
        <table:table-row table:style-name="ro1">
          <table:table-cell office:value-type="string" calcext:value-type="string">
            <text:p>#203</text:p>
          </table:table-cell>
        </table:table-row>
        <table:table-row table:style-name="ro1">
          <table:table-cell office:value-type="string" calcext:value-type="string">
            <text:p>#205</text:p>
          </table:table-cell>
        </table:table-row>
        <table:table-row table:style-name="ro1">
          <table:table-cell office:value-type="string" calcext:value-type="string">
            <text:p>#207</text:p>
          </table:table-cell>
        </table:table-row>
        <table:table-row table:style-name="ro1">
          <table:table-cell office:value-type="string" calcext:value-type="string">
            <text:p>#209</text:p>
          </table:table-cell>
        </table:table-row>
        <table:table-row table:style-name="ro1">
          <table:table-cell office:value-type="string" calcext:value-type="string">
            <text:p>#221</text:p>
          </table:table-cell>
        </table:table-row>
        <table:table-row table:style-name="ro1">
          <table:table-cell office:value-type="string" calcext:value-type="string">
            <text:p>#224</text:p>
          </table:table-cell>
        </table:table-row>
        <table:table-row table:style-name="ro1">
          <table:table-cell office:value-type="string" calcext:value-type="string">
            <text:p>#224</text:p>
          </table:table-cell>
        </table:table-row>
        <table:table-row table:style-name="ro1">
          <table:table-cell office:value-type="string" calcext:value-type="string">
            <text:p>#225</text:p>
          </table:table-cell>
        </table:table-row>
        <table:table-row table:style-name="ro1">
          <table:table-cell office:value-type="string" calcext:value-type="string">
            <text:p>#228</text:p>
          </table:table-cell>
        </table:table-row>
        <table:table-row table:style-name="ro1">
          <table:table-cell office:value-type="string" calcext:value-type="string">
            <text:p>#230</text:p>
          </table:table-cell>
        </table:table-row>
        <table:table-row table:style-name="ro1">
          <table:table-cell office:value-type="string" calcext:value-type="string">
            <text:p>#258</text:p>
          </table:table-cell>
        </table:table-row>
        <table:table-row table:style-name="ro1">
          <table:table-cell office:value-type="string" calcext:value-type="string">
            <text:p>#273</text:p>
          </table:table-cell>
        </table:table-row>
        <table:table-row table:style-name="ro1">
          <table:table-cell office:value-type="string" calcext:value-type="string">
            <text:p>#285</text:p>
          </table:table-cell>
        </table:table-row>
        <table:table-row table:style-name="ro1">
          <table:table-cell office:value-type="string" calcext:value-type="string">
            <text:p>#286</text:p>
          </table:table-cell>
        </table:table-row>
        <table:table-row table:style-name="ro1">
          <table:table-cell office:value-type="string" calcext:value-type="string">
            <text:p>#288</text:p>
          </table:table-cell>
        </table:table-row>
        <table:table-row table:style-name="ro1">
          <table:table-cell office:value-type="string" calcext:value-type="string">
            <text:p>#288</text:p>
          </table:table-cell>
        </table:table-row>
        <table:table-row table:style-name="ro1">
          <table:table-cell office:value-type="string" calcext:value-type="string">
            <text:p>#301</text:p>
          </table:table-cell>
        </table:table-row>
        <table:table-row table:style-name="ro1">
          <table:table-cell office:value-type="string" calcext:value-type="string">
            <text:p>$</text:p>
          </table:table-cell>
        </table:table-row>
        <table:table-row table:style-name="ro1">
          <table:table-cell office:value-type="string" calcext:value-type="string">
            <text:p>#301</text:p>
          </table:table-cell>
        </table:table-row>
        <table:table-row table:style-name="ro1">
          <table:table-cell office:value-type="string" calcext:value-type="string">
            <text:p>#998</text:p>
          </table:table-cell>
        </table:table-row>
        <table:table-row table:style-name="ro1">
          <table:table-cell office:value-type="string" calcext:value-type="string">
            <text:p># end of SCPA territory list</text:p>
          </table:table-cell>
        </table:table-row>
      </table:table>
      <table:table table:name="Completed" table:style-name="ta1">
        <table:table-column table:style-name="co9" table:default-cell-style-name="Default"/>
        <table:table-column table:style-name="co9" table:number-columns-repeated="2" table:default-cell-style-name="ce7"/>
        <table:table-column table:style-name="co9" table:default-cell-style-name="Default"/>
        <table:table-row table:style-name="ro1">
          <table:table-cell table:style-name="ce10" office:value-type="string" calcext:value-type="string" table:number-columns-spanned="3" table:number-rows-spanned="1">
            <text:p>Completed</text:p>
          </table:table-cell>
          <table:covered-table-cell table:number-columns-repeated="2" table:style-name="Default"/>
          <table:table-cell/>
        </table:table-row>
        <table:table-row table:style-name="ro1">
          <table:table-cell/>
          <table:table-cell table:style-name="Default" table:number-columns-repeated="2"/>
          <table:table-cell table:style-name="ce8" office:value-type="date" office:date-value="2022-01-24" calcext:value-type="date">
            <text:p>01/24/22</text:p>
          </table:table-cell>
        </table:table-row>
        <table:table-row table:style-name="ro1" table:number-rows-repeated="3">
          <table:table-cell/>
          <table:table-cell table:style-name="Default" table:number-columns-repeated="2"/>
          <table:table-cell/>
        </table:table-row>
        <table:table-row table:style-name="ro1">
          <table:table-cell office:value-type="string" calcext:value-type="string">
            <text:p>#130</text:p>
          </table:table-cell>
          <table:table-cell office:value-type="time" office:time-value="PT1070024H51M57.000001296S" calcext:value-type="time">
            <text:p>08:51:57 AM</text:p>
          </table:table-cell>
          <table:table-cell office:value-type="time" office:time-value="PT1070024H52M08.999999911S" calcext:value-type="time">
            <text:p>08:52:09 AM</text:p>
          </table:table-cell>
          <table:table-cell/>
        </table:table-row>
        <table:table-row table:style-name="ro1">
          <table:table-cell office:value-type="string" calcext:value-type="string">
            <text:p>#132</text:p>
          </table:table-cell>
          <table:table-cell office:value-type="time" office:time-value="PT1069932H39M37.000000142S" calcext:value-type="time">
            <text:p>12:39:37 PM</text:p>
          </table:table-cell>
          <table:table-cell office:value-type="time" office:time-value="PT1069932H39M48.000000827S" calcext:value-type="time">
            <text:p>12:39:48 PM</text:p>
          </table:table-cell>
          <table:table-cell/>
        </table:table-row>
        <table:table-row table:style-name="ro1">
          <table:table-cell office:value-type="string" calcext:value-type="string">
            <text:p>#131</text:p>
          </table:table-cell>
          <table:table-cell office:value-type="time" office:time-value="PT1069915H20M17.000000551S" calcext:value-type="time">
            <text:p>07:20:17 PM</text:p>
          </table:table-cell>
          <table:table-cell office:value-type="time" office:time-value="PT1069915H20M28.000001237S" calcext:value-type="time">
            <text:p>07:20:28 PM</text:p>
          </table:table-cell>
          <table:table-cell/>
        </table:table-row>
        <table:table-row table:style-name="ro1">
          <table:table-cell office:value-type="string" calcext:value-type="string">
            <text:p>#275</text:p>
          </table:table-cell>
          <table:table-cell office:value-type="time" office:time-value="PT1069908H39M00.99999927S" calcext:value-type="time">
            <text:p>12:39:01 PM</text:p>
          </table:table-cell>
          <table:table-cell office:value-type="time" office:time-value="PT1069908H39M11.999999955S" calcext:value-type="time">
            <text:p>12:39:12 PM</text:p>
          </table:table-cell>
          <table:table-cell/>
        </table:table-row>
        <table:table-row table:style-name="ro1">
          <table:table-cell office:value-type="string" calcext:value-type="string">
            <text:p>#221</text:p>
          </table:table-cell>
          <table:table-cell office:value-type="time" office:time-value="PT1069907H57M01.999999881S" calcext:value-type="time">
            <text:p>11:57:02 AM</text:p>
          </table:table-cell>
          <table:table-cell office:value-type="time" office:time-value="PT1069907H57M18.000000268S" calcext:value-type="time">
            <text:p>11:57:18 AM</text:p>
          </table:table-cell>
          <table:table-cell/>
        </table:table-row>
        <table:table-row table:style-name="ro1">
          <table:table-cell office:value-type="string" calcext:value-type="string">
            <text:p>#311</text:p>
          </table:table-cell>
          <table:table-cell office:value-type="time" office:time-value="PT1069819H16M24.999999963S" calcext:value-type="time">
            <text:p>07:16:25 PM</text:p>
          </table:table-cell>
          <table:table-cell office:value-type="time" office:time-value="PT1069819H16M46.000000052S" calcext:value-type="time">
            <text:p>07:16:46 PM</text:p>
          </table:table-cell>
          <table:table-cell/>
        </table:table-row>
        <table:table-row table:style-name="ro1">
          <table:table-cell office:value-type="string" calcext:value-type="string">
            <text:p>#212</text:p>
          </table:table-cell>
          <table:table-cell office:value-type="time" office:time-value="PT1069806H22M34.999999702S" calcext:value-type="time">
            <text:p>06:22:35 AM</text:p>
          </table:table-cell>
          <table:table-cell office:value-type="time" office:time-value="PT1069806H22M46.000000387S" calcext:value-type="time">
            <text:p>06:22:46 AM</text:p>
          </table:table-cell>
          <table:table-cell/>
        </table:table-row>
        <table:table-row table:style-name="ro1">
          <table:table-cell office:value-type="string" calcext:value-type="string">
            <text:p>#211</text:p>
          </table:table-cell>
          <table:table-cell office:value-type="time" office:time-value="PT1069747H20M57.999999449S" calcext:value-type="time">
            <text:p>07:20:58 PM</text:p>
          </table:table-cell>
          <table:table-cell office:value-type="time" office:time-value="PT1069747H21M09.000000134S" calcext:value-type="time">
            <text:p>07:21:09 PM</text:p>
          </table:table-cell>
          <table:table-cell/>
        </table:table-row>
        <table:table-row table:style-name="ro1">
          <table:table-cell office:value-type="string" calcext:value-type="string">
            <text:p>#220</text:p>
          </table:table-cell>
          <table:table-cell office:value-type="time" office:time-value="PT1069735H15M36.000000034S" calcext:value-type="time">
            <text:p>07:15:36 AM</text:p>
          </table:table-cell>
          <table:table-cell office:value-type="time" office:time-value="PT1069735H15M52.999999188S" calcext:value-type="time">
            <text:p>07:15:53 AM</text:p>
          </table:table-cell>
          <table:table-cell/>
        </table:table-row>
        <table:table-row table:style-name="ro1">
          <table:table-cell office:value-type="string" calcext:value-type="string">
            <text:p>#132</text:p>
          </table:table-cell>
          <table:table-cell office:value-type="time" office:time-value="PT1069720H08M43.999999277S" calcext:value-type="time">
            <text:p>04:08:44 PM</text:p>
          </table:table-cell>
          <table:table-cell office:value-type="time" office:time-value="PT1069720H08M54.999999963S" calcext:value-type="time">
            <text:p>04:08:55 PM</text:p>
          </table:table-cell>
          <table:table-cell/>
        </table:table-row>
        <table:table-row table:style-name="ro1">
          <table:table-cell office:value-type="string" calcext:value-type="string">
            <text:p>#201</text:p>
          </table:table-cell>
          <table:table-cell office:value-type="time" office:time-value="PT1069687H25M16.999999434S" calcext:value-type="time">
            <text:p>07:25:17 AM</text:p>
          </table:table-cell>
          <table:table-cell office:value-type="time" office:time-value="PT1069687H25M28.000000119S" calcext:value-type="time">
            <text:p>07:25:28 AM</text:p>
          </table:table-cell>
          <table:table-cell/>
        </table:table-row>
        <table:table-row table:style-name="ro1">
          <table:table-cell office:value-type="string" calcext:value-type="string">
            <text:p>#202</text:p>
          </table:table-cell>
          <table:table-cell office:value-type="time" office:time-value="PT1069687H14M38.000000305S" calcext:value-type="time">
            <text:p>07:14:38 AM</text:p>
          </table:table-cell>
          <table:table-cell office:value-type="time" office:time-value="PT1069687H14M49.000000153S" calcext:value-type="time">
            <text:p>07:14:49 AM</text:p>
          </table:table-cell>
          <table:table-cell/>
        </table:table-row>
        <table:table-row table:style-name="ro1">
          <table:table-cell office:value-type="string" calcext:value-type="string">
            <text:p>#203</text:p>
          </table:table-cell>
          <table:table-cell office:value-type="time" office:time-value="PT1069687H04M39.000000469S" calcext:value-type="time">
            <text:p>07:04:39 AM</text:p>
          </table:table-cell>
          <table:table-cell office:value-type="time" office:time-value="PT1069687H04M48.000000268S" calcext:value-type="time">
            <text:p>07:04:48 AM</text:p>
          </table:table-cell>
          <table:table-cell/>
        </table:table-row>
        <table:table-row table:style-name="ro1">
          <table:table-cell office:value-type="string" calcext:value-type="string">
            <text:p>#204</text:p>
          </table:table-cell>
          <table:table-cell office:value-type="time" office:time-value="PT1069686H57M37.999999076S" calcext:value-type="time">
            <text:p>06:57:38 AM</text:p>
          </table:table-cell>
          <table:table-cell office:value-type="time" office:time-value="PT1069686H57M49.999999367S" calcext:value-type="time">
            <text:p>06:57:50 AM</text:p>
          </table:table-cell>
          <table:table-cell/>
        </table:table-row>
        <table:table-row table:style-name="ro1">
          <table:table-cell office:value-type="string" calcext:value-type="string">
            <text:p>#205</text:p>
          </table:table-cell>
          <table:table-cell office:value-type="time" office:time-value="PT1069661H56M51.000000872S" calcext:value-type="time">
            <text:p>05:56:51 AM</text:p>
          </table:table-cell>
          <table:table-cell office:value-type="time" office:time-value="PT1069661H57M05.000000373S" calcext:value-type="time">
            <text:p>05:57:05 AM</text:p>
          </table:table-cell>
          <table:table-cell/>
        </table:table-row>
        <table:table-row table:style-name="ro1">
          <table:table-cell office:value-type="string" calcext:value-type="string">
            <text:p>#206</text:p>
          </table:table-cell>
          <table:table-cell office:value-type="time" office:time-value="PT1069661H57M05.000000373S" calcext:value-type="time">
            <text:p>05:57:05 AM</text:p>
          </table:table-cell>
          <table:table-cell office:value-type="time" office:time-value="PT1069661H57M16.00000022S" calcext:value-type="time">
            <text:p>05:57:16 AM</text:p>
          </table:table-cell>
          <table:table-cell/>
        </table:table-row>
        <table:table-row table:style-name="ro1">
          <table:table-cell office:value-type="string" calcext:value-type="string">
            <text:p>#207</text:p>
          </table:table-cell>
          <table:table-cell office:value-type="time" office:time-value="PT1069686H36M57.000001296S" calcext:value-type="time">
            <text:p>06:36:57 AM</text:p>
          </table:table-cell>
          <table:table-cell office:value-type="time" office:time-value="PT1069686H37M07.999996953S" calcext:value-type="time">
            <text:p>06:37:08 AM</text:p>
          </table:table-cell>
          <table:table-cell/>
        </table:table-row>
        <table:table-row table:style-name="ro1">
          <table:table-cell office:value-type="string" calcext:value-type="string">
            <text:p>#208</text:p>
          </table:table-cell>
          <table:table-cell table:number-columns-repeated="2" office:value-type="string" calcext:value-type="string">
            <text:p>x</text:p>
          </table:table-cell>
          <table:table-cell/>
        </table:table-row>
        <table:table-row table:style-name="ro1">
          <table:table-cell office:value-type="string" calcext:value-type="string">
            <text:p>#209</text:p>
          </table:table-cell>
          <table:table-cell office:value-type="time" office:time-value="PT1069661H57M38.999999519S" calcext:value-type="time">
            <text:p>05:57:39 AM</text:p>
          </table:table-cell>
          <table:table-cell office:value-type="time" office:time-value="PT1069661H57M50.999998972S" calcext:value-type="time">
            <text:p>05:57:51 AM</text:p>
          </table:table-cell>
          <table:table-cell/>
        </table:table-row>
        <table:table-row table:style-name="ro1">
          <table:table-cell office:value-type="string" calcext:value-type="string">
            <text:p>#210</text:p>
          </table:table-cell>
          <table:table-cell office:value-type="time" office:time-value="PT1069617H41M52.000000477S" calcext:value-type="time">
            <text:p>09:41:52 AM</text:p>
          </table:table-cell>
          <table:table-cell office:value-type="time" office:time-value="PT1069617H42M03.000001162S" calcext:value-type="time">
            <text:p>09:42:03 AM</text:p>
          </table:table-cell>
          <table:table-cell/>
        </table:table-row>
        <table:table-row table:style-name="ro1">
          <table:table-cell office:value-type="string" calcext:value-type="string">
            <text:p>#646</text:p>
          </table:table-cell>
          <table:table-cell office:value-type="time" office:time-value="PT1069505H40M15.000000224S" calcext:value-type="time">
            <text:p>05:40:15 PM</text:p>
          </table:table-cell>
          <table:table-cell office:value-type="time" office:time-value="PT1069505H40M26.000000071S" calcext:value-type="time">
            <text:p>05:40:26 PM</text:p>
          </table:table-cell>
          <table:table-cell/>
        </table:table-row>
        <table:table-row table:style-name="ro1">
          <table:table-cell office:value-type="string" calcext:value-type="string">
            <text:p>#130</text:p>
          </table:table-cell>
          <table:table-cell office:value-type="time" office:time-value="PT1069488H04M57.999999672S" calcext:value-type="time">
            <text:p>12:04:58 AM</text:p>
          </table:table-cell>
          <table:table-cell office:value-type="time" office:time-value="PT1069488H05M09.999999963S" calcext:value-type="time">
            <text:p>12:05:10 AM</text:p>
          </table:table-cell>
          <table:table-cell/>
        </table:table-row>
        <table:table-row table:style-name="ro1">
          <table:table-cell office:value-type="string" calcext:value-type="string">
            <text:p>#129</text:p>
          </table:table-cell>
          <table:table-cell office:value-type="time" office:time-value="PT1069474H21M19.000000376S" calcext:value-type="time">
            <text:p>10:21:19 AM</text:p>
          </table:table-cell>
          <table:table-cell office:value-type="time" office:time-value="PT1069474H21M29.999996871S" calcext:value-type="time">
            <text:p>10:21:30 AM</text:p>
          </table:table-cell>
          <table:table-cell/>
        </table:table-row>
        <table:table-row table:style-name="ro1">
          <table:table-cell office:value-type="string" calcext:value-type="string">
            <text:p>#128</text:p>
          </table:table-cell>
          <table:table-cell office:value-type="time" office:time-value="PT1069431H56M59.999999832S" calcext:value-type="time">
            <text:p>03:57:00 PM</text:p>
          </table:table-cell>
          <table:table-cell office:value-type="time" office:time-value="PT1069431H57M10.99999968S" calcext:value-type="time">
            <text:p>03:57:11 PM</text:p>
          </table:table-cell>
          <table:table-cell/>
        </table:table-row>
        <table:table-row table:style-name="ro1">
          <table:table-cell office:value-type="string" calcext:value-type="string">
            <text:p>#203</text:p>
          </table:table-cell>
          <table:table-cell office:value-type="time" office:time-value="PT1069431H57M10.99999968S" calcext:value-type="time">
            <text:p>03:57:11 PM</text:p>
          </table:table-cell>
          <table:table-cell office:value-type="time" office:time-value="PT1069431H57M22.000000365S" calcext:value-type="time">
            <text:p>03:57:22 PM</text:p>
          </table:table-cell>
          <table:table-cell/>
        </table:table-row>
        <table:table-row table:style-name="ro1">
          <table:table-cell office:value-type="string" calcext:value-type="string">
            <text:p>#204</text:p>
          </table:table-cell>
          <table:table-cell office:value-type="time" office:time-value="PT1069431H57M22.000000365S" calcext:value-type="time">
            <text:p>03:57:22 PM</text:p>
          </table:table-cell>
          <table:table-cell office:value-type="time" office:time-value="PT1069431H57M33.000000212S" calcext:value-type="time">
            <text:p>03:57:33 PM</text:p>
          </table:table-cell>
          <table:table-cell/>
        </table:table-row>
        <table:table-row table:style-name="ro1">
          <table:table-cell office:value-type="string" calcext:value-type="string">
            <text:p>#207</text:p>
          </table:table-cell>
          <table:table-cell office:value-type="time" office:time-value="PT1069431H57M33.000000212S" calcext:value-type="time">
            <text:p>03:57:33 PM</text:p>
          </table:table-cell>
          <table:table-cell office:value-type="time" office:time-value="PT1069431H57M45.000000503S" calcext:value-type="time">
            <text:p>03:57:45 PM</text:p>
          </table:table-cell>
          <table:table-cell/>
        </table:table-row>
        <table:table-row table:style-name="ro1">
          <table:table-cell office:value-type="string" calcext:value-type="string">
            <text:p>#138</text:p>
          </table:table-cell>
          <table:table-cell office:value-type="time" office:time-value="PT1069431H57M45.000000503S" calcext:value-type="time">
            <text:p>03:57:45 PM</text:p>
          </table:table-cell>
          <table:table-cell office:value-type="time" office:time-value="PT1069431H57M56.999999955S" calcext:value-type="time">
            <text:p>03:57:57 PM</text:p>
          </table:table-cell>
          <table:table-cell/>
        </table:table-row>
        <table:table-row table:style-name="ro1">
          <table:table-cell office:value-type="string" calcext:value-type="string">
            <text:p>#141</text:p>
          </table:table-cell>
          <table:table-cell office:value-type="time" office:time-value="PT1069380H36M15.999999046S" calcext:value-type="time">
            <text:p>12:36:16 PM</text:p>
          </table:table-cell>
          <table:table-cell office:value-type="time" office:time-value="PT1069380H36M26.999999732S" calcext:value-type="time">
            <text:p>12:36:27 PM</text:p>
          </table:table-cell>
          <table:table-cell/>
        </table:table-row>
        <table:table-row table:style-name="ro1">
          <table:table-cell office:value-type="string" calcext:value-type="string">
            <text:p>#115</text:p>
          </table:table-cell>
          <table:table-cell office:value-type="time" office:time-value="PT1069380H36M26.999999732S" calcext:value-type="time">
            <text:p>12:36:27 PM</text:p>
          </table:table-cell>
          <table:table-cell office:value-type="time" office:time-value="PT1069380H36M38.000000417S" calcext:value-type="time">
            <text:p>12:36:38 PM</text:p>
          </table:table-cell>
          <table:table-cell/>
        </table:table-row>
        <table:table-row table:style-name="ro1">
          <table:table-cell office:value-type="string" calcext:value-type="string">
            <text:p>#123</text:p>
          </table:table-cell>
          <table:table-cell office:value-type="time" office:time-value="PT1069380H36M38.000000417S" calcext:value-type="time">
            <text:p>12:36:38 PM</text:p>
          </table:table-cell>
          <table:table-cell office:value-type="time" office:time-value="PT1069380H36M49.99999987S" calcext:value-type="time">
            <text:p>12:36:50 PM</text:p>
          </table:table-cell>
          <table:table-cell/>
        </table:table-row>
        <table:table-row table:style-name="ro1">
          <table:table-cell office:value-type="string" calcext:value-type="string">
            <text:p>#124</text:p>
          </table:table-cell>
          <table:table-cell office:value-type="time" office:time-value="PT1069363H11M33.000001274S" calcext:value-type="time">
            <text:p>07:11:33 PM</text:p>
          </table:table-cell>
          <table:table-cell office:value-type="time" office:time-value="PT1069363H11M44.000000283S" calcext:value-type="time">
            <text:p>07:11:44 PM</text:p>
          </table:table-cell>
          <table:table-cell/>
        </table:table-row>
        <table:table-row table:style-name="ro1">
          <table:table-cell office:value-type="string" calcext:value-type="string">
            <text:p>#647</text:p>
          </table:table-cell>
          <table:table-cell office:value-type="time" office:time-value="PT1069359H25M39.999998733S" calcext:value-type="time">
            <text:p>03:25:40 PM</text:p>
          </table:table-cell>
          <table:table-cell office:value-type="time" office:time-value="PT1069359H25M51.999999024S" calcext:value-type="time">
            <text:p>03:25:52 PM</text:p>
          </table:table-cell>
          <table:table-cell/>
        </table:table-row>
        <table:table-row table:style-name="ro1">
          <table:table-cell office:value-type="string" calcext:value-type="string">
            <text:p>#645</text:p>
          </table:table-cell>
          <table:table-cell office:value-type="time" office:time-value="PT1069178H10M27.000000514S" calcext:value-type="time">
            <text:p>02:10:27 AM</text:p>
          </table:table-cell>
          <table:table-cell office:value-type="time" office:time-value="PT1069178H10M35.000000708S" calcext:value-type="time">
            <text:p>02:10:35 AM</text:p>
          </table:table-cell>
          <table:table-cell/>
        </table:table-row>
        <table:table-row table:style-name="ro1">
          <table:table-cell office:value-type="string" calcext:value-type="string">
            <text:p>#216</text:p>
          </table:table-cell>
          <table:table-cell office:value-type="time" office:time-value="PT1069136H38M04.99999959S" calcext:value-type="time">
            <text:p>08:38:05 AM</text:p>
          </table:table-cell>
          <table:table-cell office:value-type="time" office:time-value="PT1069136H38M12.999999784S" calcext:value-type="time">
            <text:p>08:38:13 AM</text:p>
          </table:table-cell>
          <table:table-cell/>
        </table:table-row>
        <table:table-row table:style-name="ro1">
          <table:table-cell office:value-type="string" calcext:value-type="string">
            <text:p>#202</text:p>
          </table:table-cell>
          <table:table-cell office:value-type="time" office:time-value="PT1069116H23M21.000000816S" calcext:value-type="time">
            <text:p>12:23:21 PM</text:p>
          </table:table-cell>
          <table:table-cell office:value-type="time" office:time-value="PT1069116H23M29.999999776S" calcext:value-type="time">
            <text:p>12:23:30 PM</text:p>
          </table:table-cell>
          <table:table-cell/>
        </table:table-row>
        <table:table-row table:style-name="ro1">
          <table:table-cell office:value-type="string" calcext:value-type="string">
            <text:p>#201</text:p>
          </table:table-cell>
          <table:table-cell office:value-type="time" office:time-value="PT1069100H06M39.999999627S" calcext:value-type="time">
            <text:p>08:06:40 PM</text:p>
          </table:table-cell>
          <table:table-cell office:value-type="time" office:time-value="PT1069100H06M47.999999821S" calcext:value-type="time">
            <text:p>08:06:48 PM</text:p>
          </table:table-cell>
          <table:table-cell/>
        </table:table-row>
        <table:table-row table:style-name="ro1">
          <table:table-cell office:value-type="string" calcext:value-type="string">
            <text:p>#129</text:p>
          </table:table-cell>
          <table:table-cell office:value-type="time" office:time-value="PT1069073H54M20.000000149S" calcext:value-type="time">
            <text:p>05:54:20 PM</text:p>
          </table:table-cell>
          <table:table-cell office:value-type="time" office:time-value="PT1069073H54M35.999999698S" calcext:value-type="time">
            <text:p>05:54:36 PM</text:p>
          </table:table-cell>
          <table:table-cell/>
        </table:table-row>
        <table:table-row table:style-name="ro1">
          <table:table-cell office:value-type="string" calcext:value-type="string">
            <text:p>#308</text:p>
          </table:table-cell>
          <table:table-cell office:value-type="time" office:time-value="PT1068827H39M26.999999899S" calcext:value-type="time">
            <text:p>11:39:27 AM</text:p>
          </table:table-cell>
          <table:table-cell office:value-type="time" office:time-value="PT1068827H39M33.99999965S" calcext:value-type="time">
            <text:p>11:39:34 AM</text:p>
          </table:table-cell>
          <table:table-cell/>
        </table:table-row>
        <table:table-row table:style-name="ro1">
          <table:table-cell office:value-type="string" calcext:value-type="string">
            <text:p>#217</text:p>
          </table:table-cell>
          <table:table-cell office:value-type="time" office:time-value="PT1068838H31M44.000000004S" calcext:value-type="time">
            <text:p>10:31:44 PM</text:p>
          </table:table-cell>
          <table:table-cell office:value-type="time" office:time-value="PT1068838H31M51.999999359S" calcext:value-type="time">
            <text:p>10:31:52 PM</text:p>
          </table:table-cell>
          <table:table-cell/>
        </table:table-row>
        <table:table-row table:style-name="ro1">
          <table:table-cell office:value-type="string" calcext:value-type="string">
            <text:p>#636</text:p>
          </table:table-cell>
          <table:table-cell office:value-type="time" office:time-value="PT1068826H40M46.999999322S" calcext:value-type="time">
            <text:p>10:40:47 AM</text:p>
          </table:table-cell>
          <table:table-cell office:value-type="time" office:time-value="PT1068826H40M54.999999516S" calcext:value-type="time">
            <text:p>10:40:55 AM</text:p>
          </table:table-cell>
          <table:table-cell/>
        </table:table-row>
        <table:table-row table:style-name="ro1">
          <table:table-cell office:value-type="string" calcext:value-type="string">
            <text:p>#131</text:p>
          </table:table-cell>
          <table:table-cell office:value-type="time" office:time-value="PT1068749H34M41.999999285S" calcext:value-type="time">
            <text:p>05:34:42 AM</text:p>
          </table:table-cell>
          <table:table-cell office:value-type="time" office:time-value="PT1068749H34M48.999999873S" calcext:value-type="time">
            <text:p>05:34:49 AM</text:p>
          </table:table-cell>
          <table:table-cell/>
        </table:table-row>
        <table:table-row table:style-name="ro1">
          <table:table-cell office:value-type="string" calcext:value-type="string">
            <text:p>#141</text:p>
          </table:table-cell>
          <table:table-cell office:value-type="time" office:time-value="PT1068776H04M31.000000276S" calcext:value-type="time">
            <text:p>08:04:31 AM</text:p>
          </table:table-cell>
          <table:table-cell office:value-type="time" office:time-value="PT1068776H04M44.000000171S" calcext:value-type="time">
            <text:p>08:04:44 AM</text:p>
          </table:table-cell>
          <table:table-cell/>
        </table:table-row>
        <table:table-row table:style-name="ro1">
          <table:table-cell office:value-type="string" calcext:value-type="string">
            <text:p>#121</text:p>
          </table:table-cell>
          <table:table-cell office:value-type="time" office:time-value="PT1068733H45M46.000000276S" calcext:value-type="time">
            <text:p>01:45:46 PM</text:p>
          </table:table-cell>
          <table:table-cell office:value-type="time" office:time-value="PT1068733H45M55.000000075S" calcext:value-type="time">
            <text:p>01:45:55 PM</text:p>
          </table:table-cell>
          <table:table-cell/>
        </table:table-row>
        <table:table-row table:style-name="ro1">
          <table:table-cell office:value-type="string" calcext:value-type="string">
            <text:p>#138</text:p>
          </table:table-cell>
          <table:table-cell office:value-type="time" office:time-value="PT1068723H15M59.000000171S" calcext:value-type="time">
            <text:p>03:15:59 AM</text:p>
          </table:table-cell>
          <table:table-cell office:value-type="time" office:time-value="PT1068723H16M06.999999527S" calcext:value-type="time">
            <text:p>03:16:07 AM</text:p>
          </table:table-cell>
          <table:table-cell/>
        </table:table-row>
        <table:table-row table:style-name="ro1">
          <table:table-cell office:value-type="string" calcext:value-type="string">
            <text:p>#137</text:p>
          </table:table-cell>
          <table:table-cell office:value-type="time" office:time-value="PT1068610H19M19.99999959S" calcext:value-type="time">
            <text:p>10:19:20 AM</text:p>
          </table:table-cell>
          <table:table-cell office:value-type="time" office:time-value="PT1068610H19M25.00000013S" calcext:value-type="time">
            <text:p>10:19:25 AM</text:p>
          </table:table-cell>
          <table:table-cell/>
        </table:table-row>
        <table:table-row table:style-name="ro1">
          <table:table-cell office:value-type="string" calcext:value-type="string">
            <text:p>#120</text:p>
          </table:table-cell>
          <table:table-cell office:value-type="time" office:time-value="PT1068707H46M05.000001155S" calcext:value-type="time">
            <text:p>11:46:05 AM</text:p>
          </table:table-cell>
          <table:table-cell office:value-type="time" office:time-value="PT1068707H46M14.00000263S" calcext:value-type="time">
            <text:p>11:46:14 AM</text:p>
          </table:table-cell>
          <table:table-cell/>
        </table:table-row>
        <table:table-row table:style-name="ro1">
          <table:table-cell office:value-type="string" calcext:value-type="string">
            <text:p>#139</text:p>
          </table:table-cell>
          <table:table-cell office:value-type="time" office:time-value="PT1068707H46M14.00000263S" calcext:value-type="time">
            <text:p>11:46:14 AM</text:p>
          </table:table-cell>
          <table:table-cell office:value-type="time" office:time-value="PT1068707H46M20.999999866S" calcext:value-type="time">
            <text:p>11:46:21 AM</text:p>
          </table:table-cell>
          <table:table-cell/>
        </table:table-row>
        <table:table-row table:style-name="ro1">
          <table:table-cell office:value-type="string" calcext:value-type="string">
            <text:p>#140</text:p>
          </table:table-cell>
          <table:table-cell office:value-type="time" office:time-value="PT1068655H39M07.999998182S" calcext:value-type="time">
            <text:p>07:39:08 AM</text:p>
          </table:table-cell>
          <table:table-cell office:value-type="time" office:time-value="PT1068655H39M14.000000004S" calcext:value-type="time">
            <text:p>07:39:14 AM</text:p>
          </table:table-cell>
          <table:table-cell/>
        </table:table-row>
        <table:table-row table:style-name="ro1">
          <table:table-cell office:value-type="string" calcext:value-type="string">
            <text:p>#232</text:p>
          </table:table-cell>
          <table:table-cell office:value-type="time" office:time-value="PT1068607H27M49.999999367S" calcext:value-type="time">
            <text:p>07:27:50 AM</text:p>
          </table:table-cell>
          <table:table-cell office:value-type="time" office:time-value="PT1068607H28M27.999999449S" calcext:value-type="time">
            <text:p>07:28:28 AM</text:p>
          </table:table-cell>
          <table:table-cell/>
        </table:table-row>
        <table:table-row table:style-name="ro1">
          <table:table-cell office:value-type="string" calcext:value-type="string">
            <text:p>$</text:p>
          </table:table-cell>
          <table:table-cell table:style-name="Default" table:number-columns-repeated="2"/>
          <table:table-cell/>
        </table:table-row>
        <table:table-row table:style-name="ro1">
          <table:table-cell office:value-type="string" calcext:value-type="string">
            <text:p>#101</text:p>
          </table:table-cell>
          <table:table-cell office:value-type="time" office:time-value="PT1070432H56M29.000001177S" calcext:value-type="time">
            <text:p>08:56:29 AM</text:p>
          </table:table-cell>
          <table:table-cell office:value-type="time" office:time-value="PT1070432H56M40.999999791S" calcext:value-type="time">
            <text:p>08:56:41 AM</text:p>
          </table:table-cell>
          <table:table-cell/>
        </table:table-row>
        <table:table-row table:style-name="ro1">
          <table:table-cell office:value-type="string" calcext:value-type="string">
            <text:p>#204</text:p>
          </table:table-cell>
          <table:table-cell office:value-type="time" office:time-value="PT1070404H11M13.00000079S" calcext:value-type="time">
            <text:p>04:11:13 AM</text:p>
          </table:table-cell>
          <table:table-cell office:value-type="time" office:time-value="PT1070404H11M23.999999799S" calcext:value-type="time">
            <text:p>04:11:24 AM</text:p>
          </table:table-cell>
          <table:table-cell/>
        </table:table-row>
        <table:table-row table:style-name="ro1">
          <table:table-cell office:value-type="string" calcext:value-type="string">
            <text:p>#102</text:p>
          </table:table-cell>
          <table:table-cell office:value-type="time" office:time-value="PT1070338H57M27.999999672S" calcext:value-type="time">
            <text:p>10:57:28 AM</text:p>
          </table:table-cell>
          <table:table-cell office:value-type="time" office:time-value="PT1070338H57M41.999999173S" calcext:value-type="time">
            <text:p>10:57:42 AM</text:p>
          </table:table-cell>
          <table:table-cell/>
        </table:table-row>
        <table:table-row table:style-name="ro1">
          <table:table-cell office:value-type="string" calcext:value-type="string">
            <text:p>#222</text:p>
          </table:table-cell>
          <table:table-cell office:value-type="time" office:time-value="PT1070335H20M33.000000101S" calcext:value-type="time">
            <text:p>07:20:33 AM</text:p>
          </table:table-cell>
          <table:table-cell office:value-type="time" office:time-value="PT1070335H20M43.999999948S" calcext:value-type="time">
            <text:p>07:20:44 AM</text:p>
          </table:table-cell>
          <table:table-cell/>
        </table:table-row>
        <table:table-row table:style-name="ro1">
          <table:table-cell office:value-type="string" calcext:value-type="string">
            <text:p>#304</text:p>
          </table:table-cell>
          <table:table-cell office:value-type="time" office:time-value="PT1070325H24M02.000000551S" calcext:value-type="time">
            <text:p>09:24:02 PM</text:p>
          </table:table-cell>
          <table:table-cell office:value-type="time" office:time-value="PT1070325H24M14.000000842S" calcext:value-type="time">
            <text:p>09:24:14 PM</text:p>
          </table:table-cell>
          <table:table-cell/>
        </table:table-row>
        <table:table-row table:style-name="ro1">
          <table:table-cell office:value-type="string" calcext:value-type="string">
            <text:p>#312</text:p>
          </table:table-cell>
          <table:table-cell office:value-type="time" office:time-value="PT1070311H36M33.999999482S" calcext:value-type="time">
            <text:p>07:36:34 AM</text:p>
          </table:table-cell>
          <table:table-cell office:value-type="time" office:time-value="PT1070311H36M45.999998935S" calcext:value-type="time">
            <text:p>07:36:46 AM</text:p>
          </table:table-cell>
          <table:table-cell/>
        </table:table-row>
        <table:table-row table:style-name="ro1">
          <table:table-cell office:value-type="string" calcext:value-type="string">
            <text:p>#121</text:p>
          </table:table-cell>
          <table:table-cell office:value-type="time" office:time-value="PT1070303H05M20.000000205S" calcext:value-type="time">
            <text:p>11:05:20 PM</text:p>
          </table:table-cell>
          <table:table-cell office:value-type="time" office:time-value="PT1070303H05M31.999999657S" calcext:value-type="time">
            <text:p>11:05:32 PM</text:p>
          </table:table-cell>
          <table:table-cell/>
        </table:table-row>
        <table:table-row table:style-name="ro1">
          <table:table-cell office:value-type="string" calcext:value-type="string">
            <text:p>#270</text:p>
          </table:table-cell>
          <table:table-cell office:value-type="time" office:time-value="PT1070293H37M07.999856137S" calcext:value-type="time">
            <text:p>01:37:07 PM</text:p>
          </table:table-cell>
          <table:table-cell office:value-type="time" office:time-value="PT1070293H37M18.999999315S" calcext:value-type="time">
            <text:p>01:37:19 PM</text:p>
          </table:table-cell>
          <table:table-cell/>
        </table:table-row>
        <table:table-row table:style-name="ro1">
          <table:table-cell office:value-type="string" calcext:value-type="string">
            <text:p>#123</text:p>
          </table:table-cell>
          <table:table-cell office:value-type="time" office:time-value="PT1070291H20M53.999999352S" calcext:value-type="time">
            <text:p>11:20:54 AM</text:p>
          </table:table-cell>
          <table:table-cell office:value-type="time" office:time-value="PT1070291H21M05.999999642S" calcext:value-type="time">
            <text:p>11:21:06 AM</text:p>
          </table:table-cell>
          <table:table-cell/>
        </table:table-row>
        <table:table-row table:style-name="ro1">
          <table:table-cell office:value-type="string" calcext:value-type="string">
            <text:p>#309</text:p>
          </table:table-cell>
          <table:table-cell office:value-type="time" office:time-value="PT1070285H19M19.99999959S" calcext:value-type="time">
            <text:p>05:19:20 AM</text:p>
          </table:table-cell>
          <table:table-cell office:value-type="time" office:time-value="PT1070285H19M35.999999978S" calcext:value-type="time">
            <text:p>05:19:36 AM</text:p>
          </table:table-cell>
          <table:table-cell/>
        </table:table-row>
        <table:table-row table:style-name="ro1">
          <table:table-cell office:value-type="string" calcext:value-type="string">
            <text:p>#316</text:p>
          </table:table-cell>
          <table:table-cell office:value-type="time" office:time-value="PT1070277H29M41.999999564S" calcext:value-type="time">
            <text:p>09:29:42 PM</text:p>
          </table:table-cell>
          <table:table-cell office:value-type="time" office:time-value="PT1070277H29M57.000001185S" calcext:value-type="time">
            <text:p>09:29:57 PM</text:p>
          </table:table-cell>
          <table:table-cell/>
        </table:table-row>
        <table:table-row table:style-name="ro1">
          <table:table-cell office:value-type="string" calcext:value-type="string">
            <text:p>#315</text:p>
          </table:table-cell>
          <table:table-cell office:value-type="time" office:time-value="PT1070249H22M51.999999695S" calcext:value-type="time">
            <text:p>05:22:52 PM</text:p>
          </table:table-cell>
          <table:table-cell office:value-type="time" office:time-value="PT1070249H23M06.000000872S" calcext:value-type="time">
            <text:p>05:23:06 PM</text:p>
          </table:table-cell>
          <table:table-cell/>
        </table:table-row>
        <table:table-row table:style-name="ro1">
          <table:table-cell office:value-type="string" calcext:value-type="string">
            <text:p>#113</text:p>
          </table:table-cell>
          <table:table-cell office:value-type="time" office:time-value="PT1070245H43M35.000000037S" calcext:value-type="time">
            <text:p>01:43:35 PM</text:p>
          </table:table-cell>
          <table:table-cell office:value-type="time" office:time-value="PT1070245H43M46.99999949S" calcext:value-type="time">
            <text:p>01:43:47 PM</text:p>
          </table:table-cell>
          <table:table-cell/>
        </table:table-row>
        <table:table-row table:style-name="ro1">
          <table:table-cell office:value-type="string" calcext:value-type="string">
            <text:p>#313</text:p>
          </table:table-cell>
          <table:table-cell office:value-type="time" office:time-value="PT1070219H44M33.000000603S" calcext:value-type="time">
            <text:p>11:44:33 AM</text:p>
          </table:table-cell>
          <table:table-cell office:value-type="time" office:time-value="PT1070219H44M55.000000298S" calcext:value-type="time">
            <text:p>11:44:55 AM</text:p>
          </table:table-cell>
          <table:table-cell/>
        </table:table-row>
        <table:table-row table:style-name="ro1">
          <table:table-cell office:value-type="string" calcext:value-type="string">
            <text:p>#260</text:p>
          </table:table-cell>
          <table:table-cell office:value-type="time" office:time-value="PT1070204H19M59.000000115S" calcext:value-type="time">
            <text:p>08:19:59 PM</text:p>
          </table:table-cell>
          <table:table-cell office:value-type="time" office:time-value="PT1070204H20M10.000000801S" calcext:value-type="time">
            <text:p>08:20:10 PM</text:p>
          </table:table-cell>
          <table:table-cell/>
        </table:table-row>
        <table:table-row table:style-name="ro1">
          <table:table-cell office:value-type="string" calcext:value-type="string">
            <text:p>#284</text:p>
          </table:table-cell>
          <table:table-cell office:value-type="time" office:time-value="PT1070204H20M10.000000801S" calcext:value-type="time">
            <text:p>08:20:10 PM</text:p>
          </table:table-cell>
          <table:table-cell office:value-type="time" office:time-value="PT1070204H20M21.000000648S" calcext:value-type="time">
            <text:p>08:20:21 PM</text:p>
          </table:table-cell>
          <table:table-cell/>
        </table:table-row>
        <table:table-row table:style-name="ro1">
          <table:table-cell office:value-type="string" calcext:value-type="string">
            <text:p>#261</text:p>
          </table:table-cell>
          <table:table-cell office:value-type="time" office:time-value="PT1070120H34M31.999998204S" calcext:value-type="time">
            <text:p>08:34:32 AM</text:p>
          </table:table-cell>
          <table:table-cell office:value-type="time" office:time-value="PT1070120H34M47.000000663S" calcext:value-type="time">
            <text:p>08:34:47 AM</text:p>
          </table:table-cell>
          <table:table-cell/>
        </table:table-row>
        <table:table-row table:style-name="ro1">
          <table:table-cell office:value-type="string" calcext:value-type="string">
            <text:p>#274</text:p>
          </table:table-cell>
          <table:table-cell office:value-type="time" office:time-value="PT1070199H28M45.999999046S" calcext:value-type="time">
            <text:p>03:28:46 PM</text:p>
          </table:table-cell>
          <table:table-cell office:value-type="time" office:time-value="PT1070199H29M05.000000764S" calcext:value-type="time">
            <text:p>03:29:05 PM</text:p>
          </table:table-cell>
          <table:table-cell/>
        </table:table-row>
        <table:table-row table:style-name="ro1">
          <table:table-cell office:value-type="string" calcext:value-type="string">
            <text:p>#273</text:p>
          </table:table-cell>
          <table:table-cell office:value-type="time" office:time-value="PT1070199H29M05.000000764S" calcext:value-type="time">
            <text:p>03:29:05 PM</text:p>
          </table:table-cell>
          <table:table-cell office:value-type="time" office:time-value="PT1070199H29M21.000000313S" calcext:value-type="time">
            <text:p>03:29:21 PM</text:p>
          </table:table-cell>
          <table:table-cell/>
        </table:table-row>
        <table:table-row table:style-name="ro1">
          <table:table-cell office:value-type="string" calcext:value-type="string">
            <text:p>#283</text:p>
          </table:table-cell>
          <table:table-cell office:value-type="time" office:time-value="PT1070169H35M33.000000101S" calcext:value-type="time">
            <text:p>09:35:33 AM</text:p>
          </table:table-cell>
          <table:table-cell office:value-type="time" office:time-value="PT1070169H35M43.999999948S" calcext:value-type="time">
            <text:p>09:35:44 AM</text:p>
          </table:table-cell>
          <table:table-cell/>
        </table:table-row>
        <table:table-row table:style-name="ro1">
          <table:table-cell office:value-type="string" calcext:value-type="string">
            <text:p>#285</text:p>
          </table:table-cell>
          <table:table-cell office:value-type="time" office:time-value="PT1070169H35M43.999999948S" calcext:value-type="time">
            <text:p>09:35:44 AM</text:p>
          </table:table-cell>
          <table:table-cell office:value-type="time" office:time-value="PT1070169H35M55.000000633S" calcext:value-type="time">
            <text:p>09:35:55 AM</text:p>
          </table:table-cell>
          <table:table-cell/>
        </table:table-row>
        <table:table-row table:style-name="ro1">
          <table:table-cell office:value-type="string" calcext:value-type="string">
            <text:p>#286</text:p>
          </table:table-cell>
          <table:table-cell office:value-type="time" office:time-value="PT1070169H35M55.000000633S" calcext:value-type="time">
            <text:p>09:35:55 AM</text:p>
          </table:table-cell>
          <table:table-cell office:value-type="time" office:time-value="PT1070169H36M06.000001319S" calcext:value-type="time">
            <text:p>09:36:06 AM</text:p>
          </table:table-cell>
          <table:table-cell/>
        </table:table-row>
        <table:table-row table:style-name="ro1">
          <table:table-cell office:value-type="string" calcext:value-type="string">
            <text:p>#262</text:p>
          </table:table-cell>
          <table:table-cell office:value-type="time" office:time-value="PT1070120H34M47.000000663S" calcext:value-type="time">
            <text:p>08:34:47 AM</text:p>
          </table:table-cell>
          <table:table-cell office:value-type="time" office:time-value="PT1070120H35M03.000000212S" calcext:value-type="time">
            <text:p>08:35:03 AM</text:p>
          </table:table-cell>
          <table:table-cell/>
        </table:table-row>
        <table:table-row table:style-name="ro1">
          <table:table-cell office:value-type="string" calcext:value-type="string">
            <text:p>#263</text:p>
          </table:table-cell>
          <table:table-cell office:value-type="time" office:time-value="PT1070120H35M03.000000212S" calcext:value-type="time">
            <text:p>08:35:03 AM</text:p>
          </table:table-cell>
          <table:table-cell office:value-type="time" office:time-value="PT1070120H35M18.000000156S" calcext:value-type="time">
            <text:p>08:35:18 AM</text:p>
          </table:table-cell>
          <table:table-cell/>
        </table:table-row>
        <table:table-row table:style-name="ro1">
          <table:table-cell office:value-type="string" calcext:value-type="string">
            <text:p>#264</text:p>
          </table:table-cell>
          <table:table-cell office:value-type="time" office:time-value="PT1070120H35M18.000000156S" calcext:value-type="time">
            <text:p>08:35:18 AM</text:p>
          </table:table-cell>
          <table:table-cell office:value-type="time" office:time-value="PT1070120H35M33.000000101S" calcext:value-type="time">
            <text:p>08:35:33 AM</text:p>
          </table:table-cell>
          <table:table-cell/>
        </table:table-row>
        <table:table-row table:style-name="ro1">
          <table:table-cell office:value-type="string" calcext:value-type="string">
            <text:p>#317</text:p>
          </table:table-cell>
          <table:table-cell office:value-type="time" office:time-value="PT1070084H35M50.000000093S" calcext:value-type="time">
            <text:p>08:35:50 PM</text:p>
          </table:table-cell>
          <table:table-cell office:value-type="time" office:time-value="PT1070084H36M07.999999691S" calcext:value-type="time">
            <text:p>08:36:08 PM</text:p>
          </table:table-cell>
          <table:table-cell/>
        </table:table-row>
        <table:table-row table:style-name="ro1">
          <table:table-cell office:value-type="string" calcext:value-type="string">
            <text:p>#318</text:p>
          </table:table-cell>
          <table:table-cell office:value-type="time" office:time-value="PT1070084H36M07.999999691S" calcext:value-type="time">
            <text:p>08:36:08 PM</text:p>
          </table:table-cell>
          <table:table-cell office:value-type="time" office:time-value="PT1070084H36M28.00000269S" calcext:value-type="time">
            <text:p>08:36:28 PM</text:p>
          </table:table-cell>
          <table:table-cell/>
        </table:table-row>
        <table:table-row table:style-name="ro1">
          <table:table-cell office:value-type="string" calcext:value-type="string">
            <text:p>#319</text:p>
          </table:table-cell>
          <table:table-cell office:value-type="time" office:time-value="PT1070084H36M28.00000269S" calcext:value-type="time">
            <text:p>08:36:28 PM</text:p>
          </table:table-cell>
          <table:table-cell office:value-type="time" office:time-value="PT1070084H36M45.999999773S" calcext:value-type="time">
            <text:p>08:36:46 PM</text:p>
          </table:table-cell>
          <table:table-cell/>
        </table:table-row>
        <table:table-row table:style-name="ro1">
          <table:table-cell office:value-type="string" calcext:value-type="string">
            <text:p>#320</text:p>
          </table:table-cell>
          <table:table-cell office:value-type="time" office:time-value="PT1070084H36M45.999999773S" calcext:value-type="time">
            <text:p>08:36:46 PM</text:p>
          </table:table-cell>
          <table:table-cell office:value-type="time" office:time-value="PT1070084H37M04.000000209S" calcext:value-type="time">
            <text:p>08:37:04 PM</text:p>
          </table:table-cell>
          <table:table-cell/>
        </table:table-row>
        <table:table-row table:style-name="ro1">
          <table:table-cell office:value-type="string" calcext:value-type="string">
            <text:p>#321</text:p>
          </table:table-cell>
          <table:table-cell office:value-type="time" office:time-value="PT1070084H37M04.000000209S" calcext:value-type="time">
            <text:p>08:37:04 PM</text:p>
          </table:table-cell>
          <table:table-cell office:value-type="time" office:time-value="PT1070084H37M22.999999411S" calcext:value-type="time">
            <text:p>08:37:23 PM</text:p>
          </table:table-cell>
          <table:table-cell/>
        </table:table-row>
        <table:table-row table:style-name="ro1">
          <table:table-cell office:value-type="string" calcext:value-type="string">
            <text:p>#235</text:p>
          </table:table-cell>
          <table:table-cell office:value-type="time" office:time-value="PT1070052H16M20.999999866S" calcext:value-type="time">
            <text:p>12:16:21 PM</text:p>
          </table:table-cell>
          <table:table-cell office:value-type="time" office:time-value="PT1070052H16M31.999998875S" calcext:value-type="time">
            <text:p>12:16:32 PM</text:p>
          </table:table-cell>
          <table:table-cell/>
        </table:table-row>
        <table:table-row table:style-name="ro1">
          <table:table-cell office:value-type="string" calcext:value-type="string">
            <text:p>#236</text:p>
          </table:table-cell>
          <table:table-cell office:value-type="time" office:time-value="PT1070052H16M31.999998875S" calcext:value-type="time">
            <text:p>12:16:32 PM</text:p>
          </table:table-cell>
          <table:table-cell office:value-type="time" office:time-value="PT1070052H16M41.999999955S" calcext:value-type="time">
            <text:p>12:16:42 PM</text:p>
          </table:table-cell>
          <table:table-cell/>
        </table:table-row>
        <table:table-row table:style-name="ro1">
          <table:table-cell office:value-type="string" calcext:value-type="string">
            <text:p>#237</text:p>
          </table:table-cell>
          <table:table-cell office:value-type="time" office:time-value="PT1070052H16M41.999999955S" calcext:value-type="time">
            <text:p>12:16:42 PM</text:p>
          </table:table-cell>
          <table:table-cell office:value-type="time" office:time-value="PT1070052H16M52.999999803S" calcext:value-type="time">
            <text:p>12:16:53 PM</text:p>
          </table:table-cell>
          <table:table-cell/>
        </table:table-row>
        <table:table-row table:style-name="ro1">
          <table:table-cell office:value-type="string" calcext:value-type="string">
            <text:p>#238</text:p>
          </table:table-cell>
          <table:table-cell office:value-type="time" office:time-value="PT1070052H16M52.999999803S" calcext:value-type="time">
            <text:p>12:16:53 PM</text:p>
          </table:table-cell>
          <table:table-cell office:value-type="time" office:time-value="PT1070052H17M05.000000093S" calcext:value-type="time">
            <text:p>12:17:05 PM</text:p>
          </table:table-cell>
          <table:table-cell/>
        </table:table-row>
        <table:table-row table:style-name="ro1">
          <table:table-cell office:value-type="string" calcext:value-type="string">
            <text:p>#239</text:p>
          </table:table-cell>
          <table:table-cell office:value-type="time" office:time-value="PT1070052H17M05.000000093S" calcext:value-type="time">
            <text:p>12:17:05 PM</text:p>
          </table:table-cell>
          <table:table-cell office:value-type="time" office:time-value="PT1070052H17M15.99999994S" calcext:value-type="time">
            <text:p>12:17:16 PM</text:p>
          </table:table-cell>
          <table:table-cell/>
        </table:table-row>
        <table:table-row table:style-name="ro1">
          <table:table-cell office:value-type="string" calcext:value-type="string">
            <text:p>#240</text:p>
          </table:table-cell>
          <table:table-cell office:value-type="time" office:time-value="PT1070052H17M15.99999994S" calcext:value-type="time">
            <text:p>12:17:16 PM</text:p>
          </table:table-cell>
          <table:table-cell office:value-type="time" office:time-value="PT1070052H17M28.000000231S" calcext:value-type="time">
            <text:p>12:17:28 PM</text:p>
          </table:table-cell>
          <table:table-cell/>
        </table:table-row>
        <table:table-row table:style-name="ro1">
          <table:table-cell office:value-type="string" calcext:value-type="string">
            <text:p>#241</text:p>
          </table:table-cell>
          <table:table-cell office:value-type="time" office:time-value="PT1070052H17M28.000000231S" calcext:value-type="time">
            <text:p>12:17:28 PM</text:p>
          </table:table-cell>
          <table:table-cell office:value-type="time" office:time-value="PT1070052H17M39.000000078S" calcext:value-type="time">
            <text:p>12:17:39 PM</text:p>
          </table:table-cell>
          <table:table-cell/>
        </table:table-row>
        <table:table-row table:style-name="ro1">
          <table:table-cell office:value-type="string" calcext:value-type="string">
            <text:p>#242</text:p>
          </table:table-cell>
          <table:table-cell office:value-type="time" office:time-value="PT1070052H17M39.000000078S" calcext:value-type="time">
            <text:p>12:17:39 PM</text:p>
          </table:table-cell>
          <table:table-cell office:value-type="time" office:time-value="PT1070052H17M50.000000764S" calcext:value-type="time">
            <text:p>12:17:50 PM</text:p>
          </table:table-cell>
          <table:table-cell/>
        </table:table-row>
        <table:table-row table:style-name="ro1">
          <table:table-cell office:value-type="string" calcext:value-type="string">
            <text:p>#243</text:p>
          </table:table-cell>
          <table:table-cell office:value-type="time" office:time-value="PT1070052H17M50.000000764S" calcext:value-type="time">
            <text:p>12:17:50 PM</text:p>
          </table:table-cell>
          <table:table-cell office:value-type="time" office:time-value="PT1070052H18M01.999999378S" calcext:value-type="time">
            <text:p>12:18:02 PM</text:p>
          </table:table-cell>
          <table:table-cell/>
        </table:table-row>
        <table:table-row table:style-name="ro1">
          <table:table-cell office:value-type="string" calcext:value-type="string">
            <text:p>#244</text:p>
          </table:table-cell>
          <table:table-cell office:value-type="time" office:time-value="PT1070052H18M01.999999378S" calcext:value-type="time">
            <text:p>12:18:02 PM</text:p>
          </table:table-cell>
          <table:table-cell office:value-type="time" office:time-value="PT1070052H18M12.999999225S" calcext:value-type="time">
            <text:p>12:18:13 PM</text:p>
          </table:table-cell>
          <table:table-cell/>
        </table:table-row>
        <table:table-row table:style-name="ro1">
          <table:table-cell office:value-type="string" calcext:value-type="string">
            <text:p>#245</text:p>
          </table:table-cell>
          <table:table-cell office:value-type="time" office:time-value="PT1070052H18M12.999999225S" calcext:value-type="time">
            <text:p>12:18:13 PM</text:p>
          </table:table-cell>
          <table:table-cell office:value-type="time" office:time-value="PT1070052H18M24.999999516S" calcext:value-type="time">
            <text:p>12:18:25 PM</text:p>
          </table:table-cell>
          <table:table-cell/>
        </table:table-row>
        <table:table-row table:style-name="ro1">
          <table:table-cell office:value-type="string" calcext:value-type="string">
            <text:p>#246</text:p>
          </table:table-cell>
          <table:table-cell office:value-type="time" office:time-value="PT1070052H18M24.999999516S" calcext:value-type="time">
            <text:p>12:18:25 PM</text:p>
          </table:table-cell>
          <table:table-cell office:value-type="time" office:time-value="PT1070052H18M36.000000201S" calcext:value-type="time">
            <text:p>12:18:36 PM</text:p>
          </table:table-cell>
          <table:table-cell/>
        </table:table-row>
        <table:table-row table:style-name="ro1">
          <table:table-cell office:value-type="string" calcext:value-type="string">
            <text:p>#247</text:p>
          </table:table-cell>
          <table:table-cell office:value-type="time" office:time-value="PT1070052H18M36.000000201S" calcext:value-type="time">
            <text:p>12:18:36 PM</text:p>
          </table:table-cell>
          <table:table-cell office:value-type="time" office:time-value="PT1070052H18M48.000000492S" calcext:value-type="time">
            <text:p>12:18:48 PM</text:p>
          </table:table-cell>
          <table:table-cell/>
        </table:table-row>
        <table:table-row table:style-name="ro1">
          <table:table-cell office:value-type="string" calcext:value-type="string">
            <text:p>#248</text:p>
          </table:table-cell>
          <table:table-cell office:value-type="time" office:time-value="PT1070052H18M48.000000492S" calcext:value-type="time">
            <text:p>12:18:48 PM</text:p>
          </table:table-cell>
          <table:table-cell office:value-type="time" office:time-value="PT1070052H19M01.000000387S" calcext:value-type="time">
            <text:p>12:19:01 PM</text:p>
          </table:table-cell>
          <table:table-cell/>
        </table:table-row>
        <table:table-row table:style-name="ro1">
          <table:table-cell office:value-type="string" calcext:value-type="string">
            <text:p>#249</text:p>
          </table:table-cell>
          <table:table-cell office:value-type="time" office:time-value="PT1070052H19M01.000000387S" calcext:value-type="time">
            <text:p>12:19:01 PM</text:p>
          </table:table-cell>
          <table:table-cell office:value-type="time" office:time-value="PT1070052H19M12.99999984S" calcext:value-type="time">
            <text:p>12:19:13 PM</text:p>
          </table:table-cell>
          <table:table-cell/>
        </table:table-row>
        <table:table-row table:style-name="ro1">
          <table:table-cell office:value-type="string" calcext:value-type="string">
            <text:p>#250</text:p>
          </table:table-cell>
          <table:table-cell office:value-type="time" office:time-value="PT1070052H19M12.99999984S" calcext:value-type="time">
            <text:p>12:19:13 PM</text:p>
          </table:table-cell>
          <table:table-cell office:value-type="time" office:time-value="PT1070052H19M25.00000013S" calcext:value-type="time">
            <text:p>12:19:25 PM</text:p>
          </table:table-cell>
          <table:table-cell/>
        </table:table-row>
        <table:table-row table:style-name="ro1">
          <table:table-cell office:value-type="string" calcext:value-type="string">
            <text:p>#251</text:p>
          </table:table-cell>
          <table:table-cell office:value-type="time" office:time-value="PT1070052H19M25.00000013S" calcext:value-type="time">
            <text:p>12:19:25 PM</text:p>
          </table:table-cell>
          <table:table-cell office:value-type="time" office:time-value="PT1070052H19M35.999999978S" calcext:value-type="time">
            <text:p>12:19:36 PM</text:p>
          </table:table-cell>
          <table:table-cell/>
        </table:table-row>
        <table:table-row table:style-name="ro1">
          <table:table-cell office:value-type="string" calcext:value-type="string">
            <text:p>#268</text:p>
          </table:table-cell>
          <table:table-cell office:value-type="time" office:time-value="PT1070052H19M35.999999978S" calcext:value-type="time">
            <text:p>12:19:36 PM</text:p>
          </table:table-cell>
          <table:table-cell office:value-type="time" office:time-value="PT1070052H19M48.000000268S" calcext:value-type="time">
            <text:p>12:19:48 PM</text:p>
          </table:table-cell>
          <table:table-cell/>
        </table:table-row>
        <table:table-row table:style-name="ro1">
          <table:table-cell office:value-type="string" calcext:value-type="string">
            <text:p>#269</text:p>
          </table:table-cell>
          <table:table-cell office:value-type="time" office:time-value="PT1070052H19M48.000000268S" calcext:value-type="time">
            <text:p>12:19:48 PM</text:p>
          </table:table-cell>
          <table:table-cell office:value-type="time" office:time-value="PT1070052H20M00.000000559S" calcext:value-type="time">
            <text:p>12:20:00 PM</text:p>
          </table:table-cell>
          <table:table-cell/>
        </table:table-row>
        <table:table-row table:style-name="ro1">
          <table:table-cell office:value-type="string" calcext:value-type="string">
            <text:p>#128</text:p>
          </table:table-cell>
          <table:table-cell office:value-type="time" office:time-value="PT1073390H46M37.999999858S" calcext:value-type="time">
            <text:p>02:46:38 PM</text:p>
          </table:table-cell>
          <table:table-cell office:value-type="time" office:time-value="PT1073390H46M46.000000052S" calcext:value-type="time">
            <text:p>02:46:46 PM</text:p>
          </table:table-cell>
          <table:table-cell/>
        </table:table-row>
        <table:table-row table:style-name="ro1">
          <table:table-cell office:value-type="string" calcext:value-type="string">
            <text:p>#619</text:p>
          </table:table-cell>
          <table:table-cell office:value-type="time" office:time-value="PT1073363H51M14.999999441S" calcext:value-type="time">
            <text:p>11:51:15 AM</text:p>
          </table:table-cell>
          <table:table-cell office:value-type="time" office:time-value="PT1073363H51M22.00000003S" calcext:value-type="time">
            <text:p>11:51:22 AM</text:p>
          </table:table-cell>
          <table:table-cell/>
        </table:table-row>
        <table:table-row table:style-name="ro1">
          <table:table-cell office:value-type="string" calcext:value-type="string">
            <text:p>#202</text:p>
          </table:table-cell>
          <table:table-cell office:value-type="time" office:time-value="PT1073369H45M00S" calcext:value-type="time">
            <text:p>05:45:00 PM</text:p>
          </table:table-cell>
          <table:table-cell office:value-type="time" office:time-value="PT1073369H45M06.99999975S" calcext:value-type="time">
            <text:p>05:45:07 PM</text:p>
          </table:table-cell>
          <table:table-cell/>
        </table:table-row>
        <table:table-row table:style-name="ro1">
          <table:table-cell office:value-type="string" calcext:value-type="string">
            <text:p>#201</text:p>
          </table:table-cell>
          <table:table-cell office:value-type="time" office:time-value="PT1073369H45M06.99999975S" calcext:value-type="time">
            <text:p>05:45:07 PM</text:p>
          </table:table-cell>
          <table:table-cell office:value-type="time" office:time-value="PT1073369H45M16.000000387S" calcext:value-type="time">
            <text:p>05:45:16 PM</text:p>
          </table:table-cell>
          <table:table-cell/>
        </table:table-row>
        <table:table-row table:style-name="ro1">
          <table:table-cell office:value-type="string" calcext:value-type="string">
            <text:p>#284</text:p>
          </table:table-cell>
          <table:table-cell office:value-type="time" office:time-value="PT1073303H51M49.99999987S" calcext:value-type="time">
            <text:p>11:51:50 PM</text:p>
          </table:table-cell>
          <table:table-cell office:value-type="time" office:time-value="PT1073303H51M54.999999572S" calcext:value-type="time">
            <text:p>11:51:55 PM</text:p>
          </table:table-cell>
          <table:table-cell/>
        </table:table-row>
        <table:table-row table:style-name="ro1">
          <table:table-cell office:value-type="string" calcext:value-type="string">
            <text:p>#285</text:p>
          </table:table-cell>
          <table:table-cell office:value-type="time" office:time-value="PT1073303H51M54.999999572S" calcext:value-type="time">
            <text:p>11:51:55 PM</text:p>
          </table:table-cell>
          <table:table-cell office:value-type="time" office:time-value="PT1073303H52M00.999999717S" calcext:value-type="time">
            <text:p>11:52:01 PM</text:p>
          </table:table-cell>
          <table:table-cell/>
        </table:table-row>
        <table:table-row table:style-name="ro1">
          <table:table-cell office:value-type="string" calcext:value-type="string">
            <text:p>#286</text:p>
          </table:table-cell>
          <table:table-cell office:value-type="time" office:time-value="PT1073303H52M00.999999717S" calcext:value-type="time">
            <text:p>11:52:01 PM</text:p>
          </table:table-cell>
          <table:table-cell office:value-type="time" office:time-value="PT1073303H52M05.999999419S" calcext:value-type="time">
            <text:p>11:52:06 PM</text:p>
          </table:table-cell>
          <table:table-cell/>
        </table:table-row>
        <table:table-row table:style-name="ro1">
          <table:table-cell office:value-type="string" calcext:value-type="string">
            <text:p>#289</text:p>
          </table:table-cell>
          <table:table-cell office:value-type="time" office:time-value="PT1073268H54M24.999999851S" calcext:value-type="time">
            <text:p>12:54:25 PM</text:p>
          </table:table-cell>
          <table:table-cell office:value-type="time" office:time-value="PT1073268H54M31.999998763S" calcext:value-type="time">
            <text:p>12:54:32 PM</text:p>
          </table:table-cell>
          <table:table-cell/>
        </table:table-row>
        <table:table-row table:style-name="ro1">
          <table:table-cell office:value-type="string" calcext:value-type="string">
            <text:p>#290</text:p>
          </table:table-cell>
          <table:table-cell office:value-type="time" office:time-value="PT1073268H54M31.999998763S" calcext:value-type="time">
            <text:p>12:54:32 PM</text:p>
          </table:table-cell>
          <table:table-cell office:value-type="time" office:time-value="PT1073268H54M41.000000238S" calcext:value-type="time">
            <text:p>12:54:41 PM</text:p>
          </table:table-cell>
          <table:table-cell/>
        </table:table-row>
        <table:table-row table:style-name="ro1">
          <table:table-cell office:value-type="string" calcext:value-type="string">
            <text:p>#291</text:p>
          </table:table-cell>
          <table:table-cell office:value-type="time" office:time-value="PT1073268H54M41.000000238S" calcext:value-type="time">
            <text:p>12:54:41 PM</text:p>
          </table:table-cell>
          <table:table-cell office:value-type="time" office:time-value="PT1073268H54M47.000001222S" calcext:value-type="time">
            <text:p>12:54:47 PM</text:p>
          </table:table-cell>
          <table:table-cell/>
        </table:table-row>
        <table:table-row table:style-name="ro1">
          <table:table-cell office:value-type="string" calcext:value-type="string">
            <text:p>#288</text:p>
          </table:table-cell>
          <table:table-cell office:value-type="time" office:time-value="PT1073257H04M30.999999437S" calcext:value-type="time">
            <text:p>01:04:31 AM</text:p>
          </table:table-cell>
          <table:table-cell office:value-type="time" office:time-value="PT1073257H04M42.99999889S" calcext:value-type="time">
            <text:p>01:04:43 AM</text:p>
          </table:table-cell>
          <table:table-cell/>
        </table:table-row>
        <table:table-row table:style-name="ro1">
          <table:table-cell office:value-type="string" calcext:value-type="string">
            <text:p>#615</text:p>
          </table:table-cell>
          <table:table-cell office:value-type="time" office:time-value="PT1072703H24M22.000002712S" calcext:value-type="time">
            <text:p>11:24:22 PM</text:p>
          </table:table-cell>
          <table:table-cell office:value-type="time" office:time-value="PT1072703H24M28.000082485S" calcext:value-type="time">
            <text:p>11:24:28 PM</text:p>
          </table:table-cell>
          <table:table-cell/>
        </table:table-row>
        <table:table-row table:style-name="ro1">
          <table:table-cell office:value-type="string" calcext:value-type="string">
            <text:p>#616</text:p>
          </table:table-cell>
          <table:table-cell office:value-type="time" office:time-value="PT1072703H24M28.000082485S" calcext:value-type="time">
            <text:p>11:24:28 PM</text:p>
          </table:table-cell>
          <table:table-cell office:value-type="time" office:time-value="PT1072703H24M34.000001326S" calcext:value-type="time">
            <text:p>11:24:34 PM</text:p>
          </table:table-cell>
          <table:table-cell/>
        </table:table-row>
        <table:table-row table:style-name="ro1">
          <table:table-cell office:value-type="string" calcext:value-type="string">
            <text:p>#617</text:p>
          </table:table-cell>
          <table:table-cell office:value-type="time" office:time-value="PT1072703H24M34.000001326S" calcext:value-type="time">
            <text:p>11:24:34 PM</text:p>
          </table:table-cell>
          <table:table-cell office:value-type="time" office:time-value="PT1072703H24M41.000000238S" calcext:value-type="time">
            <text:p>11:24:41 PM</text:p>
          </table:table-cell>
          <table:table-cell/>
        </table:table-row>
        <table:table-row table:style-name="ro1">
          <table:table-cell office:value-type="string" calcext:value-type="string">
            <text:p>#630</text:p>
          </table:table-cell>
          <table:table-cell office:value-type="time" office:time-value="PT1072703H24M41.000000238S" calcext:value-type="time">
            <text:p>11:24:41 PM</text:p>
          </table:table-cell>
          <table:table-cell office:value-type="time" office:time-value="PT1072703H24M49.000002109S" calcext:value-type="time">
            <text:p>11:24:49 PM</text:p>
          </table:table-cell>
          <table:table-cell/>
        </table:table-row>
        <table:table-row table:style-name="ro1">
          <table:table-cell office:value-type="string" calcext:value-type="string">
            <text:p>#640</text:p>
          </table:table-cell>
          <table:table-cell office:value-type="time" office:time-value="PT1072703H24M49.000002109S" calcext:value-type="time">
            <text:p>11:24:49 PM</text:p>
          </table:table-cell>
          <table:table-cell office:value-type="time" office:time-value="PT1072703H24M56.000000183S" calcext:value-type="time">
            <text:p>11:24:56 PM</text:p>
          </table:table-cell>
          <table:table-cell/>
        </table:table-row>
        <table:table-row table:style-name="ro1">
          <table:table-cell office:value-type="string" calcext:value-type="string">
            <text:p>#602</text:p>
          </table:table-cell>
          <table:table-cell table:style-name="ce12" office:value-type="time" office:time-value="PT1072696H43M55.000000522S" calcext:value-type="time">
            <text:p>04:43:55 PM</text:p>
          </table:table-cell>
          <table:table-cell office:value-type="time" office:time-value="PT1072696H44M00.999998152S" calcext:value-type="time">
            <text:p>04:44:01 PM</text:p>
          </table:table-cell>
          <table:table-cell/>
        </table:table-row>
        <table:table-row table:style-name="ro1">
          <table:table-cell office:value-type="string" calcext:value-type="string">
            <text:p>#605</text:p>
          </table:table-cell>
          <table:table-cell office:value-type="time" office:time-value="PT1072696H44M00.999998152S" calcext:value-type="time">
            <text:p>04:44:01 PM</text:p>
          </table:table-cell>
          <table:table-cell office:value-type="time" office:time-value="PT1072696H44M08.000000417S" calcext:value-type="time">
            <text:p>04:44:08 PM</text:p>
          </table:table-cell>
          <table:table-cell/>
        </table:table-row>
        <table:table-row table:style-name="ro1">
          <table:table-cell office:value-type="string" calcext:value-type="string">
            <text:p>#613</text:p>
          </table:table-cell>
          <table:table-cell office:value-type="time" office:time-value="PT1072696H44M08.000000417S" calcext:value-type="time">
            <text:p>04:44:08 PM</text:p>
          </table:table-cell>
          <table:table-cell office:value-type="time" office:time-value="PT1072696H44M16.000000611S" calcext:value-type="time">
            <text:p>04:44:16 PM</text:p>
          </table:table-cell>
          <table:table-cell/>
        </table:table-row>
        <table:table-row table:style-name="ro1">
          <table:table-cell office:value-type="string" calcext:value-type="string">
            <text:p>#620</text:p>
          </table:table-cell>
          <table:table-cell office:value-type="time" office:time-value="PT1072696H44M16.000000611S" calcext:value-type="time">
            <text:p>04:44:16 PM</text:p>
          </table:table-cell>
          <table:table-cell office:value-type="time" office:time-value="PT1072696H44M23.999997452S" calcext:value-type="time">
            <text:p>04:44:24 PM</text:p>
          </table:table-cell>
          <table:table-cell/>
        </table:table-row>
        <table:table-row table:style-name="ro1">
          <table:table-cell office:value-type="string" calcext:value-type="string">
            <text:p>#626</text:p>
          </table:table-cell>
          <table:table-cell office:value-type="time" office:time-value="PT1072696H44M23.999997452S" calcext:value-type="time">
            <text:p>04:44:24 PM</text:p>
          </table:table-cell>
          <table:table-cell office:value-type="time" office:time-value="PT1072696H44M31.999999322S" calcext:value-type="time">
            <text:p>04:44:32 PM</text:p>
          </table:table-cell>
          <table:table-cell/>
        </table:table-row>
        <table:table-row table:style-name="ro1">
          <table:table-cell office:value-type="string" calcext:value-type="string">
            <text:p>#633</text:p>
          </table:table-cell>
          <table:table-cell office:value-type="time" office:time-value="PT1072696H44M31.999999322S" calcext:value-type="time">
            <text:p>04:44:32 PM</text:p>
          </table:table-cell>
          <table:table-cell office:value-type="time" office:time-value="PT1072696H44M38.999998234S" calcext:value-type="time">
            <text:p>04:44:39 PM</text:p>
          </table:table-cell>
          <table:table-cell/>
        </table:table-row>
        <table:table-row table:style-name="ro1">
          <table:table-cell office:value-type="string" calcext:value-type="string">
            <text:p>#634</text:p>
          </table:table-cell>
          <table:table-cell office:value-type="time" office:time-value="PT1072696H44M38.999998234S" calcext:value-type="time">
            <text:p>04:44:39 PM</text:p>
          </table:table-cell>
          <table:table-cell office:value-type="time" office:time-value="PT1072696H44M47.000000104S" calcext:value-type="time">
            <text:p>04:44:47 PM</text:p>
          </table:table-cell>
          <table:table-cell/>
        </table:table-row>
        <table:table-row table:style-name="ro1">
          <table:table-cell office:value-type="string" calcext:value-type="string">
            <text:p>#635</text:p>
          </table:table-cell>
          <table:table-cell office:value-type="time" office:time-value="PT1072696H44M47.000000104S" calcext:value-type="time">
            <text:p>04:44:47 PM</text:p>
          </table:table-cell>
          <table:table-cell office:value-type="time" office:time-value="PT1072696H44M54.000000693S" calcext:value-type="time">
            <text:p>04:44:54 PM</text:p>
          </table:table-cell>
          <table:table-cell/>
        </table:table-row>
        <table:table-row table:style-name="ro1">
          <table:table-cell office:value-type="string" calcext:value-type="string">
            <text:p>#606</text:p>
          </table:table-cell>
          <table:table-cell table:style-name="ce12" office:value-type="time" office:time-value="PT1072690H58M37.999998853S" calcext:value-type="time">
            <text:p>10:58:38 AM</text:p>
          </table:table-cell>
          <table:table-cell office:value-type="time" office:time-value="PT1072690H58M43.999999836S" calcext:value-type="time">
            <text:p>10:58:44 AM</text:p>
          </table:table-cell>
          <table:table-cell/>
        </table:table-row>
        <table:table-row table:style-name="ro1">
          <table:table-cell office:value-type="string" calcext:value-type="string">
            <text:p>#607</text:p>
          </table:table-cell>
          <table:table-cell office:value-type="time" office:time-value="PT1072690H58M43.999999836S" calcext:value-type="time">
            <text:p>10:58:44 AM</text:p>
          </table:table-cell>
          <table:table-cell office:value-type="time" office:time-value="PT1072690H58M50.999998748S" calcext:value-type="time">
            <text:p>10:58:51 AM</text:p>
          </table:table-cell>
          <table:table-cell/>
        </table:table-row>
        <table:table-row table:style-name="ro1">
          <table:table-cell office:value-type="string" calcext:value-type="string">
            <text:p>#608</text:p>
          </table:table-cell>
          <table:table-cell office:value-type="time" office:time-value="PT1072690H58M50.999998748S" calcext:value-type="time">
            <text:p>10:58:51 AM</text:p>
          </table:table-cell>
          <table:table-cell office:value-type="time" office:time-value="PT1072690H59M00.000000224S" calcext:value-type="time">
            <text:p>10:59:00 AM</text:p>
          </table:table-cell>
          <table:table-cell/>
        </table:table-row>
        <table:table-row table:style-name="ro1">
          <table:table-cell office:value-type="string" calcext:value-type="string">
            <text:p>#609</text:p>
          </table:table-cell>
          <table:table-cell office:value-type="time" office:time-value="PT1072690H59M00.000000224S" calcext:value-type="time">
            <text:p>10:59:00 AM</text:p>
          </table:table-cell>
          <table:table-cell office:value-type="time" office:time-value="PT1072690H59M07.000000812S" calcext:value-type="time">
            <text:p>10:59:07 AM</text:p>
          </table:table-cell>
          <table:table-cell/>
        </table:table-row>
        <table:table-row table:style-name="ro1">
          <table:table-cell office:value-type="string" calcext:value-type="string">
            <text:p>#610</text:p>
          </table:table-cell>
          <table:table-cell office:value-type="time" office:time-value="PT1072691H06M20.00000082S" calcext:value-type="time">
            <text:p>11:06:20 AM</text:p>
          </table:table-cell>
          <table:table-cell office:value-type="time" office:time-value="PT1072691H06M26.999999732S" calcext:value-type="time">
            <text:p>11:06:27 AM</text:p>
          </table:table-cell>
          <table:table-cell/>
        </table:table-row>
        <table:table-row table:style-name="ro1">
          <table:table-cell office:value-type="string" calcext:value-type="string">
            <text:p>#612</text:p>
          </table:table-cell>
          <table:table-cell office:value-type="time" office:time-value="PT1072691H06M26.999999732S" calcext:value-type="time">
            <text:p>11:06:27 AM</text:p>
          </table:table-cell>
          <table:table-cell office:value-type="time" office:time-value="PT1072691H06M33.000000715S" calcext:value-type="time">
            <text:p>11:06:33 AM</text:p>
          </table:table-cell>
          <table:table-cell/>
        </table:table-row>
        <table:table-row table:style-name="ro1">
          <table:table-cell office:value-type="string" calcext:value-type="string">
            <text:p>#613</text:p>
          </table:table-cell>
          <table:table-cell office:value-type="time" office:time-value="PT1072691H10M27.000000514S" calcext:value-type="time">
            <text:p>11:10:27 AM</text:p>
          </table:table-cell>
          <table:table-cell office:value-type="time" office:time-value="PT1072691H10M32.999999821S" calcext:value-type="time">
            <text:p>11:10:33 AM</text:p>
          </table:table-cell>
          <table:table-cell/>
        </table:table-row>
        <table:table-row table:style-name="ro1">
          <table:table-cell office:value-type="string" calcext:value-type="string">
            <text:p>#614</text:p>
          </table:table-cell>
          <table:table-cell office:value-type="time" office:time-value="PT1072691H10M32.999999821S" calcext:value-type="time">
            <text:p>11:10:33 AM</text:p>
          </table:table-cell>
          <table:table-cell office:value-type="time" office:time-value="PT1072691H10M40.00000041S" calcext:value-type="time">
            <text:p>11:10:40 AM</text:p>
          </table:table-cell>
          <table:table-cell/>
        </table:table-row>
        <table:table-row table:style-name="ro1">
          <table:table-cell office:value-type="string" calcext:value-type="string">
            <text:p>#619</text:p>
          </table:table-cell>
          <table:table-cell office:value-type="time" office:time-value="PT1072691H10M40.00000041S" calcext:value-type="time">
            <text:p>11:10:40 AM</text:p>
          </table:table-cell>
          <table:table-cell office:value-type="time" office:time-value="PT1072691H10M49.000000209S" calcext:value-type="time">
            <text:p>11:10:49 AM</text:p>
          </table:table-cell>
          <table:table-cell/>
        </table:table-row>
        <table:table-row table:style-name="ro1">
          <table:table-cell office:value-type="string" calcext:value-type="string">
            <text:p>#620</text:p>
          </table:table-cell>
          <table:table-cell office:value-type="time" office:time-value="PT1072691H10M49.000000209S" calcext:value-type="time">
            <text:p>11:10:49 AM</text:p>
          </table:table-cell>
          <table:table-cell office:value-type="time" office:time-value="PT1072691H10M56.999999564S" calcext:value-type="time">
            <text:p>11:10:57 AM</text:p>
          </table:table-cell>
          <table:table-cell/>
        </table:table-row>
        <table:table-row table:style-name="ro1">
          <table:table-cell office:value-type="string" calcext:value-type="string">
            <text:p>#621</text:p>
          </table:table-cell>
          <table:table-cell office:value-type="time" office:time-value="PT1072691H10M56.999999564S" calcext:value-type="time">
            <text:p>11:10:57 AM</text:p>
          </table:table-cell>
          <table:table-cell office:value-type="time" office:time-value="PT1072691H11M04.00008481S" calcext:value-type="time">
            <text:p>11:11:04 AM</text:p>
          </table:table-cell>
          <table:table-cell/>
        </table:table-row>
        <table:table-row table:style-name="ro1">
          <table:table-cell office:value-type="string" calcext:value-type="string">
            <text:p>#622</text:p>
          </table:table-cell>
          <table:table-cell office:value-type="time" office:time-value="PT1072691H11M04.00008481S" calcext:value-type="time">
            <text:p>11:11:04 AM</text:p>
          </table:table-cell>
          <table:table-cell office:value-type="time" office:time-value="PT1072691H11M10.000000298S" calcext:value-type="time">
            <text:p>11:11:10 AM</text:p>
          </table:table-cell>
          <table:table-cell/>
        </table:table-row>
        <table:table-row table:style-name="ro1">
          <table:table-cell office:value-type="string" calcext:value-type="string">
            <text:p>#623</text:p>
          </table:table-cell>
          <table:table-cell office:value-type="time" office:time-value="PT1072691H11M10.000000298S" calcext:value-type="time">
            <text:p>11:11:10 AM</text:p>
          </table:table-cell>
          <table:table-cell office:value-type="time" office:time-value="PT1072691H11M18.000000492S" calcext:value-type="time">
            <text:p>11:11:18 AM</text:p>
          </table:table-cell>
          <table:table-cell/>
        </table:table-row>
        <table:table-row table:style-name="ro1">
          <table:table-cell office:value-type="string" calcext:value-type="string">
            <text:p>#624</text:p>
          </table:table-cell>
          <table:table-cell office:value-type="time" office:time-value="PT1072691H11M18.000000492S" calcext:value-type="time">
            <text:p>11:11:18 AM</text:p>
          </table:table-cell>
          <table:table-cell office:value-type="time" office:time-value="PT1072691H11M27.000000291S" calcext:value-type="time">
            <text:p>11:11:27 AM</text:p>
          </table:table-cell>
          <table:table-cell/>
        </table:table-row>
        <table:table-row table:style-name="ro1">
          <table:table-cell office:value-type="string" calcext:value-type="string">
            <text:p>#629</text:p>
          </table:table-cell>
          <table:table-cell office:value-type="time" office:time-value="PT1072691H11M27.000000291S" calcext:value-type="time">
            <text:p>11:11:27 AM</text:p>
          </table:table-cell>
          <table:table-cell office:value-type="time" office:time-value="PT1072691H11M34.999999646S" calcext:value-type="time">
            <text:p>11:11:35 AM</text:p>
          </table:table-cell>
          <table:table-cell/>
        </table:table-row>
        <table:table-row table:style-name="ro1">
          <table:table-cell office:value-type="string" calcext:value-type="string">
            <text:p>#631</text:p>
          </table:table-cell>
          <table:table-cell office:value-type="time" office:time-value="PT1072691H11M34.999999646S" calcext:value-type="time">
            <text:p>11:11:35 AM</text:p>
          </table:table-cell>
          <table:table-cell office:value-type="time" office:time-value="PT1072691H11M42.99999984S" calcext:value-type="time">
            <text:p>11:11:43 AM</text:p>
          </table:table-cell>
          <table:table-cell/>
        </table:table-row>
        <table:table-row table:style-name="ro1">
          <table:table-cell office:value-type="string" calcext:value-type="string">
            <text:p>#632</text:p>
          </table:table-cell>
          <table:table-cell office:value-type="time" office:time-value="PT1072691H11M42.99999984S" calcext:value-type="time">
            <text:p>11:11:43 AM</text:p>
          </table:table-cell>
          <table:table-cell office:value-type="time" office:time-value="PT1072691H11M51.000000872S" calcext:value-type="time">
            <text:p>11:11:51 AM</text:p>
          </table:table-cell>
          <table:table-cell/>
        </table:table-row>
        <table:table-row table:style-name="ro1">
          <table:table-cell office:value-type="string" calcext:value-type="string">
            <text:p>#633</text:p>
          </table:table-cell>
          <table:table-cell office:value-type="time" office:time-value="PT1072691H11M51.000000872S" calcext:value-type="time">
            <text:p>11:11:51 AM</text:p>
          </table:table-cell>
          <table:table-cell office:value-type="time" office:time-value="PT1072691H11M57.000000179S" calcext:value-type="time">
            <text:p>11:11:57 AM</text:p>
          </table:table-cell>
          <table:table-cell/>
        </table:table-row>
        <table:table-row table:style-name="ro1">
          <table:table-cell office:value-type="string" calcext:value-type="string">
            <text:p>#634</text:p>
          </table:table-cell>
          <table:table-cell office:value-type="time" office:time-value="PT1072691H11M57.000000179S" calcext:value-type="time">
            <text:p>11:11:57 AM</text:p>
          </table:table-cell>
          <table:table-cell office:value-type="time" office:time-value="PT1072691H12M04.000000767S" calcext:value-type="time">
            <text:p>11:12:04 AM</text:p>
          </table:table-cell>
          <table:table-cell/>
        </table:table-row>
        <table:table-row table:style-name="ro1">
          <table:table-cell office:value-type="string" calcext:value-type="string">
            <text:p>#639</text:p>
          </table:table-cell>
          <table:table-cell office:value-type="time" office:time-value="PT1072691H12M04.000000767S" calcext:value-type="time">
            <text:p>11:12:04 AM</text:p>
          </table:table-cell>
          <table:table-cell office:value-type="time" office:time-value="PT1072691H12M10.000000075S" calcext:value-type="time">
            <text:p>11:12:10 AM</text:p>
          </table:table-cell>
          <table:table-cell/>
        </table:table-row>
        <table:table-row table:style-name="ro1">
          <table:table-cell office:value-type="string" calcext:value-type="string">
            <text:p>#235</text:p>
          </table:table-cell>
          <table:table-cell table:style-name="Default" office:value-type="float" office:value="44725.3556481482" calcext:value-type="float">
            <text:p>44725.3556481482</text:p>
          </table:table-cell>
          <table:table-cell table:style-name="Default" office:value-type="float" office:value="44725.3557060185" calcext:value-type="float">
            <text:p>44725.3557060185</text:p>
          </table:table-cell>
          <table:table-cell/>
        </table:table-row>
        <table:table-row table:style-name="ro1">
          <table:table-cell office:value-type="string" calcext:value-type="string">
            <text:p>#236</text:p>
          </table:table-cell>
          <table:table-cell table:style-name="Default" office:value-type="float" office:value="44725.3557060185" calcext:value-type="float">
            <text:p>44725.3557060185</text:p>
          </table:table-cell>
          <table:table-cell table:style-name="Default" office:value-type="float" office:value="44725.355775463" calcext:value-type="float">
            <text:p>44725.355775463</text:p>
          </table:table-cell>
          <table:table-cell/>
        </table:table-row>
        <table:table-row table:style-name="ro1">
          <table:table-cell office:value-type="string" calcext:value-type="string">
            <text:p>#237</text:p>
          </table:table-cell>
          <table:table-cell table:style-name="Default" office:value-type="float" office:value="44725.355775463" calcext:value-type="float">
            <text:p>44725.355775463</text:p>
          </table:table-cell>
          <table:table-cell table:style-name="Default" office:value-type="float" office:value="44725.3558449074" calcext:value-type="float">
            <text:p>44725.3558449074</text:p>
          </table:table-cell>
          <table:table-cell/>
        </table:table-row>
        <table:table-row table:style-name="ro1">
          <table:table-cell office:value-type="string" calcext:value-type="string">
            <text:p>#238</text:p>
          </table:table-cell>
          <table:table-cell table:style-name="Default" office:value-type="float" office:value="44725.3558449074" calcext:value-type="float">
            <text:p>44725.3558449074</text:p>
          </table:table-cell>
          <table:table-cell table:style-name="Default" office:value-type="float" office:value="44725.3559143519" calcext:value-type="float">
            <text:p>44725.3559143519</text:p>
          </table:table-cell>
          <table:table-cell/>
        </table:table-row>
        <table:table-row table:style-name="ro1">
          <table:table-cell office:value-type="string" calcext:value-type="string">
            <text:p>#239</text:p>
          </table:table-cell>
          <table:table-cell table:style-name="Default" office:value-type="float" office:value="44725.3559143519" calcext:value-type="float">
            <text:p>44725.3559143519</text:p>
          </table:table-cell>
          <table:table-cell table:style-name="Default" office:value-type="float" office:value="44725.3559722222" calcext:value-type="float">
            <text:p>44725.3559722222</text:p>
          </table:table-cell>
          <table:table-cell/>
        </table:table-row>
        <table:table-row table:style-name="ro1">
          <table:table-cell office:value-type="string" calcext:value-type="string">
            <text:p>#240</text:p>
          </table:table-cell>
          <table:table-cell table:style-name="Default" office:value-type="float" office:value="44725.3559722222" calcext:value-type="float">
            <text:p>44725.3559722222</text:p>
          </table:table-cell>
          <table:table-cell table:style-name="Default" office:value-type="float" office:value="44725.3560416667" calcext:value-type="float">
            <text:p>44725.3560416667</text:p>
          </table:table-cell>
          <table:table-cell/>
        </table:table-row>
        <table:table-row table:style-name="ro1">
          <table:table-cell office:value-type="string" calcext:value-type="string">
            <text:p>#241</text:p>
          </table:table-cell>
          <table:table-cell table:style-name="Default" office:value-type="float" office:value="44725.3560416667" calcext:value-type="float">
            <text:p>44725.3560416667</text:p>
          </table:table-cell>
          <table:table-cell table:style-name="Default" office:value-type="float" office:value="44725.356099537" calcext:value-type="float">
            <text:p>44725.356099537</text:p>
          </table:table-cell>
          <table:table-cell/>
        </table:table-row>
        <table:table-row table:style-name="ro1">
          <table:table-cell office:value-type="string" calcext:value-type="string">
            <text:p>#242</text:p>
          </table:table-cell>
          <table:table-cell table:style-name="Default" office:value-type="float" office:value="44725.356099537" calcext:value-type="float">
            <text:p>44725.356099537</text:p>
          </table:table-cell>
          <table:table-cell table:style-name="Default" office:value-type="float" office:value="44725.3561689815" calcext:value-type="float">
            <text:p>44725.3561689815</text:p>
          </table:table-cell>
          <table:table-cell/>
        </table:table-row>
        <table:table-row table:style-name="ro1">
          <table:table-cell office:value-type="string" calcext:value-type="string">
            <text:p>#243</text:p>
          </table:table-cell>
          <table:table-cell table:style-name="Default" office:value-type="float" office:value="44725.3561689815" calcext:value-type="float">
            <text:p>44725.3561689815</text:p>
          </table:table-cell>
          <table:table-cell table:style-name="Default" office:value-type="float" office:value="44725.3562268519" calcext:value-type="float">
            <text:p>44725.3562268519</text:p>
          </table:table-cell>
          <table:table-cell/>
        </table:table-row>
        <table:table-row table:style-name="ro1">
          <table:table-cell office:value-type="string" calcext:value-type="string">
            <text:p>#244</text:p>
          </table:table-cell>
          <table:table-cell table:style-name="Default" office:value-type="float" office:value="44725.3562268519" calcext:value-type="float">
            <text:p>44725.3562268519</text:p>
          </table:table-cell>
          <table:table-cell table:style-name="Default" office:value-type="float" office:value="44725.3562962963" calcext:value-type="float">
            <text:p>44725.3562962963</text:p>
          </table:table-cell>
          <table:table-cell/>
        </table:table-row>
        <table:table-row table:style-name="ro1">
          <table:table-cell office:value-type="string" calcext:value-type="string">
            <text:p>#245</text:p>
          </table:table-cell>
          <table:table-cell table:style-name="Default" office:value-type="float" office:value="44725.3562962963" calcext:value-type="float">
            <text:p>44725.3562962963</text:p>
          </table:table-cell>
          <table:table-cell table:style-name="Default" office:value-type="float" office:value="44725.3563657407" calcext:value-type="float">
            <text:p>44725.3563657407</text:p>
          </table:table-cell>
          <table:table-cell/>
        </table:table-row>
        <table:table-row table:style-name="ro1">
          <table:table-cell office:value-type="string" calcext:value-type="string">
            <text:p>#246</text:p>
          </table:table-cell>
          <table:table-cell table:style-name="Default" office:value-type="float" office:value="44725.3563657407" calcext:value-type="float">
            <text:p>44725.3563657407</text:p>
          </table:table-cell>
          <table:table-cell table:style-name="Default" office:value-type="float" office:value="44725.3564236111" calcext:value-type="float">
            <text:p>44725.3564236111</text:p>
          </table:table-cell>
          <table:table-cell/>
        </table:table-row>
        <table:table-row table:style-name="ro1">
          <table:table-cell office:value-type="string" calcext:value-type="string">
            <text:p>#247</text:p>
          </table:table-cell>
          <table:table-cell table:style-name="Default" office:value-type="float" office:value="44725.3564351852" calcext:value-type="float">
            <text:p>44725.3564351852</text:p>
          </table:table-cell>
          <table:table-cell table:style-name="Default" office:value-type="float" office:value="44725.3564930556" calcext:value-type="float">
            <text:p>44725.3564930556</text:p>
          </table:table-cell>
          <table:table-cell/>
        </table:table-row>
        <table:table-row table:style-name="ro1">
          <table:table-cell office:value-type="string" calcext:value-type="string">
            <text:p>#248</text:p>
          </table:table-cell>
          <table:table-cell table:style-name="Default" office:value-type="float" office:value="44725.3564930556" calcext:value-type="float">
            <text:p>44725.3564930556</text:p>
          </table:table-cell>
          <table:table-cell table:style-name="Default" office:value-type="float" office:value="44725.3565625" calcext:value-type="float">
            <text:p>44725.3565625</text:p>
          </table:table-cell>
          <table:table-cell/>
        </table:table-row>
        <table:table-row table:style-name="ro1">
          <table:table-cell office:value-type="string" calcext:value-type="string">
            <text:p>#249</text:p>
          </table:table-cell>
          <table:table-cell table:style-name="Default" office:value-type="float" office:value="44725.3565625" calcext:value-type="float">
            <text:p>44725.3565625</text:p>
          </table:table-cell>
          <table:table-cell table:style-name="Default" office:value-type="float" office:value="44725.3566203704" calcext:value-type="float">
            <text:p>44725.3566203704</text:p>
          </table:table-cell>
          <table:table-cell/>
        </table:table-row>
        <table:table-row table:style-name="ro1">
          <table:table-cell office:value-type="string" calcext:value-type="string">
            <text:p>#250</text:p>
          </table:table-cell>
          <table:table-cell table:style-name="Default" office:value-type="float" office:value="44725.3566203704" calcext:value-type="float">
            <text:p>44725.3566203704</text:p>
          </table:table-cell>
          <table:table-cell table:style-name="Default" office:value-type="float" office:value="44725.3566898148" calcext:value-type="float">
            <text:p>44725.3566898148</text:p>
          </table:table-cell>
          <table:table-cell/>
        </table:table-row>
        <table:table-row table:style-name="ro1">
          <table:table-cell office:value-type="string" calcext:value-type="string">
            <text:p>#251</text:p>
          </table:table-cell>
          <table:table-cell table:style-name="Default" office:value-type="float" office:value="44725.3566898148" calcext:value-type="float">
            <text:p>44725.3566898148</text:p>
          </table:table-cell>
          <table:table-cell table:style-name="Default" office:value-type="float" office:value="44725.3567592593" calcext:value-type="float">
            <text:p>44725.3567592593</text:p>
          </table:table-cell>
          <table:table-cell/>
        </table:table-row>
        <table:table-row table:style-name="ro1">
          <table:table-cell office:value-type="string" calcext:value-type="string">
            <text:p>#268</text:p>
          </table:table-cell>
          <table:table-cell table:style-name="Default" office:value-type="float" office:value="44725.3567592593" calcext:value-type="float">
            <text:p>44725.3567592593</text:p>
          </table:table-cell>
          <table:table-cell table:style-name="Default" office:value-type="float" office:value="44725.3568171296" calcext:value-type="float">
            <text:p>44725.3568171296</text:p>
          </table:table-cell>
          <table:table-cell/>
        </table:table-row>
        <table:table-row table:style-name="ro1">
          <table:table-cell office:value-type="string" calcext:value-type="string">
            <text:p>#269</text:p>
          </table:table-cell>
          <table:table-cell table:style-name="Default" office:value-type="float" office:value="44725.3568171296" calcext:value-type="float">
            <text:p>44725.3568171296</text:p>
          </table:table-cell>
          <table:table-cell table:style-name="Default" office:value-type="float" office:value="44725.3568865741" calcext:value-type="float">
            <text:p>44725.3568865741</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8T18:55:52.146808757</meta:creation-date>
    <meta:generator>LibreOffice/7.0.4.2$Linux_X86_64 LibreOffice_project/00$Build-2</meta:generator>
    <dc:date>2023-03-09T09:05:49.371858100</dc:date>
    <meta:editing-duration>P4DT12H44M19S</meta:editing-duration>
    <meta:editing-cycles>1624</meta:editing-cycles>
    <meta:document-statistic meta:table-count="3" meta:cell-count="1245"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
'// Module1.bas
'//---------------------------------------------------------------
'// Module1 - AddPubTerrHdr support module 1.
'//		11/19/22.	wmk.
'//---------------------------------------------------------------
'//
'// Module1 Description.
'// -------------------
'//	Module 1 supplies global constants and variables for AddPubTerrHdr.ods.
'// As with all LibreOffice Basic, the global variables are only static
'// while the execution remains within the module. Any transfer of control
'// outside of the module will likely cause the release of the global
'// vars.
'//
'// Modification History.
'// ---------------------
'// 11/19/22.	wmk.	csCodeBase added; csProjBase, csProjPath corrected for Chromebook.
'// 11/19/22.	wmk.	change path specifiers from constants to module-wide
'//				 string variables; Main modified to set path specifiers.
'// Legacy mods.
'// 10/12/22.	wmk.	mod for CB system support; csFolderBase added.
'// 10/13/22.	wmk.	csCBTerrBase const added for CB path corrections.
'// Legacy mods.
'// 11/24/21.	wmk.	original code.
'// 12/22/21.	wmk.	csTerrBase changed to vncwmk user path.
'// 12/24/21.	wmk.	csTerrBase, csTerrDataPath defined and propagated.
'// 4/2/22.		wmk.	csTerrBase, csTerrDataPath defined for both HP
'//				 and ChromeBook systems.
'// 4/15/22.	wmk.	csStateCountyCong constant added.
'// 5/3/22.		wmk.	csStateCountyCong set to "/FL/SARA/86777"

'// global constants.
'//
'// public constants.
'const csStateCountyCong = ""					'// empty or has leading /
'const csStateCountyCong = "/FL/SARA/86777"
'const csFolderBase = "/home/vncwmk3" 
'const csCBTerrBase = csFolderBase &amp; "/GitHub/TerritoriesCB"
'const csTerrBase = csFolderBase &amp; "/Territories" &amp; csStateCountyCong
'const csTerrDataPath = csTerrBase &amp;"/TerrData"
'const csTerrDataPath = "/media/ubuntu/Windows/Users/Bill/Territories/TerrData"
'const csURLBase = "file://" &amp; csTerrBase &amp; "/TerrData/Terr"
'const csURLBase = "file:///home/vncwmk3/Territories" &amp; csStateCountyCong &amp; "/TerrData/Terr"
'const csProjBase = csCBTerrBase &amp; "/Projects-Geany/TerrPageHeader"
'const csProjBase = csTerrBase &amp; "/Projects-Geany/TerrPageHeader"
'const csProjBase = "/home/vncwmk3/Territories" &amp; csStateCountyCong &amp; "/Projects-Geany/TerrPageHeader"
'const csProjPath = csCBTerrBase &amp; "/Projects-Geany/DoTerrsWithCalc"
'const csProjPath = csTerrBase &amp; "/Projects-Geany/DoTerrsWithCalc"
'const csProjPath = "/home/vncwmk3/Territories" &amp; csStateCountyCong &amp; "/Projects-Geany/DoTerrsWithCalc"

const csODFFilter = "calc8"
const csXLSXFilter = "Calc MS Excel 2007 XML"

'// module-wide variables.
public gsTerrID		As String	'// territory ID
public gsUser		As String	'// *USER environment var value

dim csfolderbase	As String	'// = "/media/ubuntu" OR "/home/vncwmk3"
'const csStateCountyCong = ""					'// empty or has leading /
dim csStateCountyCong	As String	'// = "/FL/SARA/86777" 
dim csTerrBase 		As String	'// = "/media/ubuntu/Windows/Users/Bill/Territories" &amp; csStateCountyCong
'const csTerrBase = "/home/vncwmk3/Territories"
dim csCodeBase		As String	'// = csfolderbase &amp; "GitHub/TerritoriesCB"
dim csTerrDataPath 	As String	'// = "/media/ubuntu/Windows/Users/Bill/Territories" &amp; csStateCountyCong &amp;"/TerrData"
'const csTerrDataPath = "/media/ubuntu/Windows/Users/Bill/Territories/TerrData"
dim csURLBase 		As String	'// = "file:///media/ubuntu/Windows/Users/Bill/Territories" &amp; csStateCountyCong &amp; "/TerrData/Terr"
'const csURLBase = "file:///home/vncwmk3/Territories" &amp; csStateCountyCong &amp; "/TerrData/Terr"
dim csProjBase 		As String	'// = "/media/ubuntu/Windows/Users/Bill/Territories" &amp; csStateCountyCong &amp; "/Projects-Geany/TerrPageHeader"
'const csProjBase = "/home/vncwmk3/GitHub/TerritoriesCB" &amp; csStateCountyCong &amp; "/Projects-Geany/TerrPageHeader"
dim csProjPath 		As String	'// = "/media/ubuntu/Windows/Users/Bill/Territories" &amp; csStateCountyCong &amp; "/Projects-Geany/DoTerrsWithCalc"
'const csProjPath = "/home/vncwmk3/GitHub/TerritoriesCB" &amp; csStateCountyCong &amp; "/Projects-Geany/DoTerrsWithCalc"
dim csTerrDataPath	As String	'// = "/media/ubuntu/Windows/Users/Bill/Territories" &amp; csStateCountyCong &amp; "/TerrData"
'const csTerrDataPath = "/home/vncwmk3/Territories/TerrData"


'// public variables.
'//
'//***** end Module1 header		11/24/21.	04:23
'/**/

'// Main.bas
'//---------------------------------------------------------------
'// Main - Main for AddPubTerrHdr
'//		10/30/22.	wmk.	10:21
'//---------------------------------------------------------------

Sub Main

'//	Usage.	macro call or
'//			call Main()
'//
'// Entry.	Sheet TerrList has list of territories to process.
'//			Sheet UpdateMaster exists.
'//
'//	Exit.	Territories from TerrList have _PubTerr and
'//			 _SuperTerr files generated.
'//
'// Calls. 	OpenPubTerr, MoveToDocSheet, PickACell, fsGetZipCode,
'//			OpenZipHdr, CopyTerrRecsToHdr, SetTerrColWidths()
'//			CyclePubTerr, HeaderIsPubTerr, SaveAs, ExportPDF.
'//
'//	Modification history.
'//	---------------------
'// 11/19/22.	wmk.	csCodeBase support.
'// 11/19/22.	wmk.	set gsUser var using fsGetUser; add code to set module-wide
'//				 path variables; dead code from AddPubTerrHdr removed.
'// Legacy mods.
'// 10/13/22.	wmk.	check for Chromebook system and exit if true.
'// 10/30/22.	wmk.	use fsGetUser function to determine if Chromebook.
'// Legacy mods.
'//	7/15/21.	wmk.	original code.
'// 7/21/21.	wmk.	standard header comments added; mod
'//						to skip copying UpdateMaster to
'//						separte workbook, leave in place; assume
'//						UpdateMaster sheet exists; dead code
'//						removed.
'// 9/4/21.		wmk.	LoadAllLibs call added so can run from
'//						function reference.
'// 11/11/21.	wmk.	timestamping beginning/end territory process.
'// 11/22/21.	wmk.	bug fix to correct sequencing of PubTerr close
'//						operation.
'//	11/23/21.	wmk.	dead code removed; activate SetColumnWidths,
'//						CyclePubTerr, HdrIsPubTerr
'// 11/24/21.	wmk.	set gsTerrID for module-wide use; change to
'//						copy super territory Search back into PubTerr.xlsx
'//						to preserve header information.
'// 12/24/21,	wmk.	csTerrDataPath, csTerrPath constants used for multihost
'//				 path support.
'// 2/18/22.	wmk.	bug fix; csTerrPath corrected to csTerrDataPath when
'//				 saving Terrxxx_SuperTerr.xlsx.
'//
'//	Notes. This macro/sub is cornerstone for processing territories "en masse"
'// after updating the download data.
'//

'//	constants.

'//	local variables.

dim nTerrs		As Integer
dim	oDoc		As Object
dim oSheet		As Object
dim oCell		As Object
dim sCellStr	As String
dim bMoreCells	As Boolean
dim iCellIndex	As Integer
dim sTerrID		As String
dim oCellTime	As Object		'// cell for time recording

dim sZipCode	As String		'// current zip code
dim oPubTerrDoc	As Object		'// publisher territory document
dim oZipHdrDoc	As Object		'// zipcode header document
dim sPTZip		As String		'// zip code from pubterr document

	'//	Code.
	ON ERROR GoTo ErrorHandler
	LoadAllLibs()
	gsUser = fsGetUser()
	
if 1=0 then
'// if 'vncwmk3' in csFolderBase, then is Chromebook; message and exit.
'	if instr(csFolderBase, "vncwmk3") &gt; 0 then
	if strcomp(gsUser, "vncwmk3") = 0 then
	 msgbox("** AddPubTerrHdr not supported for Chromebook **" &amp; chr(13) &amp; chr(10)_
	   &amp; "  If page headers are desired, manually insert them...")
	 GoTo NormalExit
	endif
endif
	
	'// set module-wide paths based on *gsUser.
	select case gsUser
	case "vncwmk3"
	  csfolderbase = "/home/vncwmk3"

	case "ubuntu"
	  csfolderbase = "/media/ubuntu"

	case else
	  msgbox("** unrecognized user '" &amp; gsUser &amp; "' attempting AddPubTerrHdr - exiting..")
	  GoTo ErrorHandler
	  
	end select
	csStateCountyCong = "/FL/SARA/86777" 
	csTerrBase = csfolderbase &amp; "/Territories" &amp; csStateCountyCong
	csCodeBase = csfolderbase &amp; "/GitHub/TerritoriesCB"
	csTerrDataPath = csTerrBase &amp;"/TerrData"
	csURLBase = "file://" &amp; csTerrDataPath &amp; "/Terr"
	csProjBase = csCodeBase &amp; "/Projects-Geany/TerrPageHeader"
	csProjPath = csCodeBase &amp; "/Projects-Geany/DoTerrsWithCalc"
	
	nTerrs = 0
	oDoc = ThisComponent
	oSheet = oDoc.Sheets(0)
	bMoreCells = true
	iCellIndex = 5
	do while bMoreCells
		oCell = oSheet.getCellByPosition(0,iCellIndex)
		sCellStr = oCell.String
		bMoreCells = (strcomp(left(sCellStr,1),"$") &lt;&gt; 0)	
		if not bMoreCells then 
			exit do
		endif

		if (strcomp(left(sCellStr,1),"#") = 0) then
			iCellIndex = iCellIndex + 1
			GoTo NextCell	
		endif

		'// record time stamp start.
		oCellTime = oSheet.getCellByPosition(1,iCellIndex)
		oCellTime.SetValue(NOW()) 
		sTerrID = sCellStr
		gsTerrID = sTerrID
		OpenPubTerr(sTerrID, oPubTerrDoc)

		'// Terr&amp;sTerrID&amp;_PubTerr is sheet.
		MoveToDocSheet(oPubTerrDoc, "Terr" &amp; sTerrID &amp; "_PubTerr")
		PickACell()
		sPTZip = fsGetZipCode(oPubTerrDoc)

if 1 = 0 then
xray oPubTerrDoc
endif

		'// close PubTerr workbook
		'// use uno.Close to close PubTerr workbook.
dim document	As Object
dim dispatcher	As Object
		document   = oPubTerrDoc.CurrentController.Frame
		dispatcher = createUnoService("com.sun.star.frame.DispatchHelper")

		dim Array3()
		dispatcher.ExecuteDispatch(document, ".uno:Close", 0, "", Array3())	
		oPubTerrDoc.close(true)

if 1 = 0 then		
bMoreCells = false
GoTo NextCell
endif


		'// now open proper zip code header.
		OpenZipHdr(sPTZip, oZipHdrDoc)

		'// re-open PubTerr workbook.
		OpenPubTerr(sTerrID, oPubTerrDoc)
		PickACell()

if 1 = 0 then
		'// Terr&amp;sTerrID&amp;_PubTerr is sheet.
		MoveToDocSheet(oPubTerrDoc, "Terr" &amp; sTerrID &amp; "_PubTerr")
		PickACell()
endif
		'// insert PubTerr sheet at end of Zipcode workbook.
		CopyPubToHdrZip(oPubTerrDoc, oZipHdrDoc)
		'// move to PubTerrSheet just copied.

		'// close PubTerr workbook
		'// use uno.Close to close PubTerr workbook.
'		dim document	As Object
'		dim dispatcher	As Object
		document   = oPubTerrDoc.CurrentController.Frame
		dispatcher = createUnoService("com.sun.star.frame.DispatchHelper")

		dim Array5()
		dispatcher.ExecuteDispatch(document, ".uno:Close", 0, "", Array5())	
		oPubTerrDoc.close(true)

		MoveToSheet(oZipHdrDoc, "Terr" &amp; sTerrID &amp; "_PubTerr")
		PickACell()
		'// copy territory sheet data to header sheet.
		CopyTerrRecsToHdr(oZipHdrDoc, sPTZip)
						

		
		'// set sheet column widths.
		MoveToDocSheet(oZipHdrDoc, "TerrHdr" &amp; sPTZip)
		PickACell()'// CopyToPubTerr.bas - Copy current worksheet to end of Terrxxx_PubTerr.ods.

		SetSheetColWidths(oZipHdrDoc, 0)
		
'		MoveToDocSheet(oPubTerrDoc, "Terr" &amp; sTerrID &amp; "_PubTerr")
'		PickACell()
		
		'// Rename PubTerrSheet.
		CyclePubTerr(oZipHdrDoc)
		
		'// Make Zip Header sheet PubTerr sheet.
		HeaderIsPubTerr(oZipHdrDoc)
		
		'// Save ZipHdr doc as PubTerr.
dim sURL	As	String
'//		sURL = "file:///media/ubuntu/Windows/Users/Bill/Territories/TerrData" _
'//		 &amp; "/Terr" &amp; sTerrID &amp; "/Terr" &amp; sTerrID &amp; "_PubTerr.ods"
'//		sURL = "file://" &amp; csTerrDataPath  _
'//		 &amp; "/Terr" &amp; sTerrID &amp; "/Terr" &amp; sTerrID &amp; "_PubTerr.ods"
		sURL = convertTourl( csTerrDataPath  _
		 &amp; "/Terr" &amp; sTerrID &amp; "/Terr" &amp; sTerrID &amp; "_PubTerr.ods")
		SaveAs(oZipHdrDoc, sURL)

		'// Export PubTerr.ods as PDF.
		ExportPDF(oZipHdrDoc)
						
		'// Copy PubTerr sheet into super territory.
'		CopyPubToSuper(oZipHdrDoc)

		'// Save PubTerr as .xlsx and copy SuperTerr/Search into it.
		CopySuperToPub(oZipHdrDoc)
		'// Note: CopySuperToPub closes super territory.

		'// Move back to PubTerr sheet and SaveAs Terrxxx_SuperTerr.xlsx.
		MoveToDocSheet(oZipHdrDoc, "Terr" &amp; gsTerrID &amp; "_PubTerr")
		sURL = convertToURL(csTerrDataPath &amp; "/Terr" &amp; sTerrID _
		   &amp; "/Terr" &amp; sTerrID &amp; "_SuperTerr.xlsx")
		SaveAs(oZipHdrDoc, sURL)
	
		'// close oZipHdrDoc.
		'// close SuperTerr workbook.
		'// use uno.Close to close PubTerr workbook.
'		dim document	As Object
'		dim dispatcher	As Object
		document   = oZipHdrDoc.CurrentController.Frame
		dispatcher = createUnoService("com.sun.star.frame.DispatchHelper")

		dim Array6()
		dispatcher.ExecuteDispatch(document, ".uno:Close", 0, "", Array6())	
		oZipHdrDoc.close(true)

	
if 1 = 0 then		
bMoreCells = false
GoTo NextCell
endif

if 1 = 0 then
dim oPTSel	As Object
dim oPTSheet	As Object
dim oPTRange	As Object
dim oPTCell		As Object
dim iPTSheetIX	As Integer
		oPTSel = oPubTerrDoc.getCurrentSelection()
		oPTRange = oPTSel.RangeAddress
		iPTSheetIX = oPTRange.Sheet
		oPTSheet = oPubTerrDoc.Sheets(iPTSheetIX)
		oCell = oPTSheet.getCellByPosition(1,2)
		sPTZip = oCell.String
		oPTSheet = oPubTerrDoc.Sheets(iPTSheetIX)
'		CopyTerrRecsToHdr1("34284")
'		msgbox(oPTSheet.Name &amp; " zip code = " &amp; sPTZip)
'		DoTerrWithCalc(sTerrID)
'		DoSuperWithCalc(sTerrID)
endif

		'// record time stamp finish.
		MoveToDocSheet(oDoc, "AddPubTerrHdr")
		oCellTime = oSheet.getCellByPosition(2,iCellIndex)
		oCellTime.SetValue(NOW()) 
		oCell.String = "#" &amp; sTerrID		'// update list as processed
		nTerrs = nTerrs + 1
		iCellIndex = iCellIndex + 1
NextCell:
	loop

'	MoveToDocSheet(oDoc, "AddPubTerrHdr")

if 1 = 1 then
  GoTo AllDone
endif

	
AllDone:
	msgbox( nTerrs &amp; " territories processed" &amp; chr(13) &amp; chr(10)_
	   &amp; "Territory processing complete.")

NormalExit:
	exit sub

ErrorHandler:
	msgbox("in Main - unprocessed error.")
	GoTo NormalExit
	
End Sub		'// end main	2/18/22.	08:35

'// Main2.bas
'//---------------------------------------------------------------
'// Main2 - Main for AddPubTerrHdr
'//		11/20/21.	wmk.
'//---------------------------------------------------------------

Sub Main2

'//	Usage.	macro call or
'//			call Main()
'//
'//
'// Entry.	Sheet TerrList has list of territories to process.
'//			Sheet UpdateMaster exists.
'//
'//	Exit.	Territories from TerrList have _PubTerr and
'//			 _SuperTerr files generated.
'//
'// Calls. 	OpenPubTerr, MoveToDocSheet, PickACell, fsGetZipCode,
'//			OpenZipHdr, CopyTerrRecsToHdr,
'//			CyclePubTerr, HeaderIsPubTerr.
'//
'//	Modification history.
'//	---------------------
'//	7/15/21.	wmk.	original code.
'// 7/21/21.	wmk.	standard header comments added; mod
'//						to skip copying UpdateMaster to
'//						separte workbook, leave in place; assume
'//						UpdateMaster sheet exists; dead code
'//						removed.
'// 9/4/21.		wmk.	LoadAllLibs call added so can run from
'//						function reference.
'// 11/11/21.	wmk.	timestamping beginning/end territory process.
'//
'//	Notes. This macro/sub is cornerstone for processing
'// territories "en masse" after updating the download data.
'//

'//	constants.

'//	local variables.

dim nTerrs		As Integer
dim	oDoc		As Object
dim oSheet		As Object
dim oCell		As Object
dim sCellStr	As String
dim bMoreCells	As Boolean
dim iCellIndex	As Integer
dim sTerrID		As String
dim oCellTime	As Object		'// cell for time recording

dim sZipCode	As String		'// current zip code
dim oPubTerrDoc	As Object		'// publisher territory document


	'//	Code.
	ON ERROR GoTo ErrorHandler
	LoadAllLibs()
	nTerrs = 0
	oDoc = ThisComponent
	oSheet = oDoc.Sheets(0)
	bMoreCells = true
	iCellIndex = 5
	do while bMoreCells
		oCell = oSheet.getCellByPosition(0,iCellIndex)
		sCellStr = oCell.String
		bMoreCells = (strcomp(left(sCellStr,1),"$") &lt;&gt; 0)	
		if not bMoreCells then 
			exit do
		endif

		if (strcomp(left(sCellStr,1),"#") = 0) then
			iCellIndex = iCellIndex + 1
			GoTo NextCell	
		endif
		'// record time stamp start.
		oCellTime = oSheet.getCellByPosition(1,iCellIndex)
		oCellTime.SetValue(NOW()) 
		sTerrID = sCellStr
		OpenPubTerr(sTerrID, oPubTerrDoc)
		'// Terr&amp;sTerrID&amp;_PubTerr is sheet.
		MoveToDocSheet(oPubTerrDoc, "Terr" &amp; sTerrID &amp; "_PubTerr")
		PickACell()

dim sPTZip		As String
		sPTZip = fsGetZipCode(oPubTerrDoc)

		'// now open proper zip code header.
dim oZipHdrDoc		As Object		'// zipcode header workbook.		
		OpenZipHdr(sPTZip, oZipHdrDoc)

		'// insert zipcode sheet at end of PubTerr workbook.
		InsertZipSheet(oZipHdrDoc, oPubTerrDoc)
		
		'// copy territory sheet data to header sheet.
		CopyTerrRecsToHdr(oPubTerrDoc, "34284")
		
		'// Rename PubTerrSheet.
		CyclePubTerr(oPubTerrDoc)
		
		'// Make Zip Header sheet PubTerr sheet.
		HeaderIsPubTerr(oPubTerrDoc)


if 1 = 0 then
dim oPTSel	As Object
dim oPTSheet	As Object
dim oPTRange	As Object
dim oPTCell		As Object
dim iPTSheetIX	As Integer
		oPTSel = oPubTerrDoc.getCurrentSelection()
		oPTRange = oPTSel.RangeAddress
		iPTSheetIX = oPTRange.Sheet
		oPTSheet = oPubTerrDoc.Sheets(iPTSheetIX)
		oCell = oPTSheet.getCellByPosition(1,2)
		sPTZip = oCell.String
		oPTSheet = oPubTerrDoc.Sheets(iPTSheetIX)
'		CopyTerrRecsToHdr1("34284")
'		msgbox(oPTSheet.Name &amp; " zip code = " &amp; sPTZip)
'		DoTerrWithCalc(sTerrID)
'		DoSuperWithCalc(sTerrID)
endif

		'// record time stamp finish.
		MoveToDocSheet(oDoc, "TerrList")
		oCellTime = oSheet.getCellByPosition(2,iCellIndex)
		oCellTime.SetValue(NOW()) 
		oCell.String = "#" &amp; sTerrID		'// update list as processed
		nTerrs = nTerrs + 1
		iCellIndex = iCellIndex + 1
NextCell:
	loop

if 1 = 1 then
  GoTo AllDone
endif
	
	'// nTerrs is count of territories processed.
	'// if &gt; 0 then add list to UpdateMaster sheet and export to .csv
	if nTerrs &gt; 0 then

dim nMoved		As Integer
dim oDoc2		As Object	'// UpdateMaster worksheet
dim oSel2		As Object	'// UpdateMaster selecction
dim oSheet2		As Object	'// actual sheet object
dim iSheetIx2	As Integer	'// UpdateMaster sheet index
dim oRange2		As Object	'// UpdateMaster RangeAddress
dim oCell2		As Object	'// UpdateMaster cell content

		MoveToSheet(aDummy, "UpdateMaster")
		oDoc2 = ThisComponent
		oSel2 = oDoc2.getCurrentSelection()
		oRange2 = oSel2.RangeAddress
		oSheet2 = oDoc2.Sheets(oRange2.Sheet)

		'// copy Territory List sheet starting at A6 until encounter $.
		MoveToSheet(aDummy, "Territory List")
		bMoreCells = true
		iCellIndex = 5
		nMoved = 0
		do while bMoreCells
			oCell = oSheet.getCellByPosition(0,iCellIndex)
			sCellStr = oCell.String
			bMoreCells = (strcomp(left(sCellStr,1),"$") &lt;&gt; 0)	
if 1 = 0 then
  msgbox("cell content is: ' " &amp; sCellStr &amp; "'")
endif
 			if not bMoreCells then 
'				MoveToSheet(aDummy, "UpdateMaster")
'				oCell = oSheet2.getCellByPosition(0,nMoved)
'				oCell.String = "$"
'				MoveToSheet(aDummy, "Territory List")
'				exit do
				GoTo NextCell2
			endif
			
			if (strcomp(left(sCellStr,1),"#") = 0)_
			 and (InStr("0123456789",mid(sCellStr,2,1)) = 0) then
				iCellIndex = iCellIndex + 1
				GoTo NextCell2	
			endif
			sTerrID = mid(sCellStr,2,4) 
			'// save territory ID in new list at A&lt;nMoved).
			MoveToSheet(aDummy, "UpdateMaster")
			oCell2 = oSheet2.getCellByPosition(0,nMoved)
			oCell2.String = sTerrID
		
			'// advance indexes and move back to 1st sheet.
			MoveToSheet(aDummy, "Territory List")
			nMoved = nMoved + 1
			iCellIndex = iCellIndex + 1
		
NextCell2:
		loop

'		MoveToSheet(aDummy, "UpdateMaster")
	
if 1 = 1 then
  GoTo AllDone
endif
		'// export UpdateMaster to .csv.
		CopyUMToUntitled()
		
		'// still focused on ProcessQTerrs.UpdateMaster.
		RmvUpdateMaster()
if 1 = 1 then
  GoTo AllDone
endif
		
		
		'SaveUMSheetAsCSV()
	
		'// use uno.Close to close .csv workbook.
		'// now refocused on ProcessQTerrs12 workbook.
		dim document	As Object
		dim dispatcher	As Object
		document   = ThisComponent.CurrentController.Frame
		dispatcher = createUnoService("com.sun.star.frame.DispatchHelper")

		dim Array2()
		dispatcher.ExecuteDispatch(document, ".uno:Close", 0, "", Array2())	

if 1 = 0 then
		'// delete UpdateMaster sheet.		
		MoveToSheet(aDummy, "UpdateMaster")
		RmvUpdateMaster
		msgbox("back from RmvUpdateMaster")
endif
	endif
	
if 1 = 1 then
  GoTo AllDone
endif

'// export the processed list to RawData/Tracking/UpdateMaster.csv
'// Insert sheet UpdateMaster
'// copy entries from A6 until hit $ to sheet UpdateMaster
'// MoveToSheet("UpdateMaster")
'// call SaveToCSV from UpdateMaster sheet
'// delete sheet UpdateMaster
'// RunTests is an internal test block...

'// Insert sheet UpdateMaster.
	AddUpdateMaster()

'// copy entries from A6 until hit $ to sheet UpdateMaster

'// export UpdateMaster as .csv

'// Delete sheet UpdateMaster.
	RmvUpdateMaster()
	
AllDone:
	msgbox( nTerrs &amp; " territories processed" &amp; chr(13) &amp; chr(10)_
	   &amp; "Territory processing complete.")
NormalExit:
	exit sub

ErrorHandler:
	msgbox("in Main - unprocessed error.")
	GoTo NormalExit
	
End Sub		'// end main2	7/15/21.	21:59

'//---------------------------------------------------------------
'// Main1 - Run Main via function call.
'//		11/11/21.		wmk.	04:09
'//---------------------------------------------------------------
public function Main1() AS Void

'// Main1 - Run Main via function call.
'//
'// Usage.	Main1()
'//
'//	Entry.	none.
'//
'//	Exit.	Main run with timestamps placed in sheet.
'//
'// Modification History.
'// ---------------------
'// 9/4/21.		wmk.	orignal code.
'// 11/11/21.	wmk.	timestamps added.

'// constants.

const COL_STARTTIME = 6			'// timestamp columns, row
const COL_ENDTIME = 7
const ROW_TIME = 4

'// local variables.

dim oDoc		As Object	'// component
dim oSheet		As Object	'// sheet
dim oCellTime	As Object	'// timestamp cell

'// code.

	ON ERROR GOTO ErrorHandler
	oDoc = ThisComponent
	oSheet = oDoc.Sheets(0)

	'// record start time.
		oCellTime = oSheet.getCellByPosition(COL_STARTTIME,ROW_TIME)
		oCellTime.SetValue(NOW()) 
	Main()
	'// record end time.
		oCellTime = oSheet.getCellByPosition(COL_ENDTIME,ROW_TIME)
		oCellTime.SetValue(NOW()) 

NormalReturn:
	Exit Function
	
ErrorHandler:
	msgbox("Unprocessed error in Main1..")
	GOTO NormalReturn
		
end Function	'// end Main1	9/4/21.	07:32


'// HeaderIsPubTerr.bas
'//------------------------------------------------------------------
'// HeaderIsPubTerr - Rename zipcode header sheet to Terrxxx_PubTerr.
'//		11/25/21.	wmk.	07:51
'//------------------------------------------------------------------

public sub HeaderIsPubTerr(poPubTerrDoc As Object)

'//	Usage.	macro call or
'//			call HeaderIsPubTerr(oPubTerrDoc)
'//
'//		oPubTerrDoc = Terrxxx_PubTerr workbook
'//
'// Entry.	gsTerrID = territory ID working on
'//
'//	Exit.	oPubTerrDoc.Sheet(TerrHdr&lt;zipcode&gt;) renamed to Terr&lt;gsTerrID&gt;_PubTerr
'//
'// Calls.
'//
'//	Modification history.
'//	---------------------
'//	11/21/21.	wmk.	original code.
'//	11/23/21.	wmk.	gsTerrID territory ID used for name generation.
'//	11/24/21.	wmk.	use global gsTerrID.
'// 11/25/21.	wmk.	msgbox deactivated; Remove unconditional.
'//
'//	Notes. &lt;Insert notes here&gt;
'//

'//	constants.
csZipSheetIx = 0		'// TerrZipHdr sheet index

'//	local variables.
dim sSheet1Name		As String
dim sSheet2Name		As String
'dim gsTerrID		As String

	'// code.
	ON ERROR GOTO ErrorHandler
'	gsTerrID = "235"		'// forced for now..
	sSheet1Name = poPubTerrDoc.Sheets(0).Name
	sSheet2Name = "Terr" &amp; gsTerrID &amp; "_PubTerr"

if 1 = 0 then
	msgbox("Sheet1 name = " &amp; sSheet1Name &amp; chr(13) &amp; chr(10) _
		&amp; "will be changed to" &amp; sSheet2Name _
		&amp; chr(13) &amp; chr(10) _
	        &amp; "In HeaderIsPubTerr")
endif

	RenameSheet(poPubTerrDoc, csZipSheetIx, sSheet2Name)
	
NormalExit:
	exit sub
	
ErrorHandler:
	msgbox("HeaderIsPubTerr - unprocessed error")
	GoTo NormalExit
	
end sub		'// end HeaderIsPubTerr		11/25/21.	07:51

'// InsertZipSheet.bas
'//-------------------------------------------------------------------------
'// InsertZipSheet - Insert zipcode header sheet at end of PubTerr workbook.
'//		11/21/21.	wmk.	06:59
'//-------------------------------------------------------------------------

public sub InsertZipSheet( poZipDoc  AS Object, poPubTerrDoc AS Object )

'//	Usage.	macro call or
'//			call InsertZipSheet(oZipHdrDoc, oPubTerrDoc)
'//
'//		oZipHdrDoc = zip code header workbook
'//		oPubTerrDoc = publisher territory workbook
'//
'// Entry.	&lt;entry conditions&gt;
'//
'//	Exit.	oZipHdr.Doc.Sheet(TerrHdr&lt;zipcode&gt;) inserted at end of
'//			  oPubTerrDoc workbook
'//
'// Calls.
'//
'//	Modification history.
'//	---------------------
'//	11/21/21.		wmk.	original code.
'//
'//	Notes. &lt;Insert notes here&gt;
'//

'//	constants.

'//	local variables.

	'// code.
	ON ERROR GOTO ErrorHandler
	
dim sSheetName	As String

if 1 = 1 then
 Xray poZipDoc
endif

	sTargURL = poPubTerrDoc.URL

if 1 = 0 then
	sSheetName = poZipDoc.Sheets(0).Name
	msgbox("Sheet name = " &amp; sSheetName &amp; chr(13) &amp; chr(10) _
		&amp; "to be inserted into" &amp; chr(13) &amp; chr(10) _
		&amp; sTargURL &amp; chr(13) &amp; chr(10) _
	        &amp; "In InsertZipSheet")
else
	sSheetName = "Not Known Yet"
	msgbox("Sheet name = " &amp; sSheetName &amp; chr(13) &amp; chr(10) _
		&amp; "to be inserted into" &amp; chr(13) &amp; chr(10) _
		&amp; sTargURL &amp; chr(13) &amp; chr(10) _
	        &amp; "In InsertZipSheet")
endif
	
NormalExit:
	exit sub
	
ErrorHandler:
	msgbox("InsertZipSheet - unprocessed error")
	GoTo NormalExit
	
end sub		'// end InsertZipSheet		11/21/21.	06:59

'// InsertPubSheet.bas
'//-------------------------------------------------------------------------
'// InsertPubSheet - Insert PubTerrsheet at end of Zipcode workbook.
'//		11/21/21.	wmk.	16:05
'//-------------------------------------------------------------------------

public sub InsertPubSheet( poZipDoc  AS Object, poPubTerrDoc AS Object )

'//	Usage.	macro call or
'//			call InsertPubSheet(oZipHdrDoc, oPubTerrDoc)
'//
'//		oZipHdrDoc = zip code header workbook
'//		oPubTerrDoc = publisher territory workbook
'//
'// Entry.	&lt;entry conditions&gt;
'//
'//	Exit.	oPubTerrDoc.Sheet(Terrxxx_PubTerr) inserted at end of
'//			  oZipHdrDoc workbook
'//
'// Calls.
'//
'//	Modification history.
'//	---------------------
'//	11/21/21.		wmk.	original code.
'//
'//	Notes. Move/Copy sheet does not copy the Header/Footer Style information.
'// For this reason, the PubTerr sheet must be copied to the end of the
'// zipcode workbook. Then the PubTerr sheet information will be copied back
'// into the zipcode worksheet. This retains the Header/Footer style information.
'// Then the sheet is saved as Terrxxx_PubTerrH.ods. The rest may be accomplished
'// with shell file copying commands.
'//

'//	constants.

'//	local variables.

	'// code.
	ON ERROR GOTO ErrorHandler
	
dim sSheetName	As String

if 1 = 1 then
 Xray poZipDoc
endif

	sTargURL = poZipDoc.URL
if 1 = 1 then
	sSheetName = poPubTerrDoc.Sheets(0).Name
	msgbox("Sheet name = " &amp; sSheetName &amp; chr(13) &amp; chr(10) _
		&amp; "to be inserted at end of" &amp; chr(13) &amp; chr(10) _
		&amp; "Target URL not known yet" &amp; chr(13) &amp; chr(10) _
	        &amp; "In InsertZipSheet")
else
	sSheetName = poPubTerrDoc.Sheets(0).Name
	msgbox("Sheet name = " &amp; sSheetName &amp; chr(13) &amp; chr(10) _
		&amp; "to be inserted at end of" &amp; chr(13) &amp; chr(10) _
		&amp; sTargURL &amp; chr(13) &amp; chr(10) _
	        &amp; "In InsertZipSheet")
endif
	
NormalExit:
	exit sub
	
ErrorHandler:
	msgbox("InsertPubSheet - unprocessed error")
	GoTo NormalExit
	
end sub		'// end InsertPubSheet		11/21/21.	16:05


'// CopyTerrRecsToHdr.bas
'//---------------------------------------------------------------
'// CopyTerrRecsToHdr - Copy territory records to Zip code header sheet.
'//		11/23/21.	wmk.	13:24
'//---------------------------------------------------------------

public sub CopyTerrRecsToHdr( poDoc As Object, psZipCode As String)

'//	Usage.	macro call or
'//			call CopyTerrRecsToHdr(oDoc As Object, sZipCode As String)
'//
'//		sZipCode = zip code of header sheet to copy to.
'//
'// Entry.	User in PubTerr sheet
'//			TerrHdr&lt;sZipCode&gt; sheet present in current workbook
'//			
'//	Exit.	cells $A$1 - $I$n copied from current sheet into
'//			  sheet TerrHdr&lt;sZipCode&gt; sheet
'//
'// Calls.
'//
'//	Modification history.
'//	---------------------
'//	11/19/21.	wmk.	original code.
'// 11/21/21.	wmk.	fix to copy all rows, including 5 headings rows;
'//						source changed to sheet index 1, target to index 0.
'//	11/22/21.	wmk.	UNO code section added to eventually replace the
'//						block copy code.
'// 11/23/21.	wmk.	changed row count to add 5 instead of add 4.
'//
'//	Notes. &lt;Insert notes here&gt;
'//

'//	constants.

const COL_I = 8


'//	local variables.
dim nCopyRows	As Integer		'// count of rows to copy

	'// code.
	ON ERROR GOTO ErrorHandler

'// Copy cell range.
Dim oDoc As Object
Dim oSheet As Object
dim oSel	As Object
Dim oCellRangeAddress As New com.sun.star.table.CellRangeAddress
Dim oCellAddress As New com.sun.star.table.CellAddress
dim oTargetRange	As Object
'dim oSourceRange	As Object

	oDoc = poDoc
'	oDoc = ThisComponent
	oSheet = oDoc.Sheets(1)
dim oSheet1	As Object
	oSheet1 = poDoc.Sheets(0)
	nCopyRows = fnCountActiveRows(oDoc)

'// Select active rows.
'	nCopyRows = fnCountActiveRows()
'	SelectActiveRows()
	nCopyRows = fnCountActiveRows(oDoc)

if 1 = 0 then
'//================================================================
	oSel = 0
Dim oSourceRange As New com.sun.star.table.CellRangeAddress
'	oSourceRange = oSel.RangeAddress
	oSourceRange.Sheet = 1		'// assume sheet 1 for now..
	oSourceRange.StartRow = 0
	oSourceRange.StartColumn = 0
	oSourceRange.EndRow = nCopyRows + 4
	oSourceRange.EndColumn = COL_I

'// always target copy Sheet 1, Column 0, Row 5
oCellAddress.Sheet = 0
oCellAddress.Column = 0
oCellAddress.Row = 0

'CellRangeAddress.Sheet = 0
'CellRangeAddress.StartColumn = 1
'CellRangeAddress.StartRow = 1
'CellRangeAddress.EndColumn = 2
'CellRangeAddress.EndRow = 2

'CellAddress.Sheet = 0
'CellAddress.Column = 0
'CellAddress.Row = 5

oSheet.copyRange(oCellAddress, oSourceRange)
'//===============================================================
endif

if 1 = 1 then
	nCopyRows = fnCountActiveRows(oDoc)
'//'******************************************************************
'
dim oDocument 	As Object
dim oDispatcher	As Object
oDocument = poDoc.CurrentController.Frame
oDispatcher = createUnoService("com.sun.star.frame.DispatchHelper")

rem ----------------------------------------------------------------------
dim args51(0) as new com.sun.star.beans.PropertyValue
args51(0).Name = "Nr"
args51(0).Value = 2

oDispatcher.executeDispatch(oDocument, ".uno:JumpToTable", "", 0, args51())

	'// move to cell $A$6
	dim args3(0) as new com.sun.star.beans.PropertyValue
	args3(0).Name = "ToPoint"
	args3(0).Value = "$A$1"

	oDispatcher.executeDispatch(oDocument, ".uno:GoToCell", "", 0, args3())

	if nCopyRows &gt; 0 then
	dim args4(0) as new com.sun.star.beans.PropertyValue
		args4(0).Name = "By"
		args4(0).Value = nCopyRows + 5
		oDispatcher.executeDispatch(oDocument, ".uno:GoDownSel", "", 0, args4())
	endif
	
rem ----------------------------------------------------------------------
dim args5(0) as new com.sun.star.beans.PropertyValue
args5(0).Name = "By"
args5(0).Value = 7

oDispatcher.executeDispatch(oDocument, ".uno:GoRightSel", "", 0, args5())

rem ----------------------------------------------------------------------
oDispatcher.executeDispatch(oDocument, ".uno:Copy", "", 0, Array())

rem ----------------------------------------------------------------------
dim args16(0) as new com.sun.star.beans.PropertyValue
args16(0).Name = "Nr"
args16(0).Value = 1

oDispatcher.executeDispatch(oDocument, ".uno:JumpToTable", "", 0, args16())

rem ----------------------------------------------------------------------
dim args17(0) as new com.sun.star.beans.PropertyValue
args17(0).Name = "ToPoint"
args17(0).Value = "$A$1"

oDispatcher.executeDispatch(oDocument, ".uno:GoToCell", "", 0, args17())

rem ----------------------------------------------------------------------
oDispatcher.executeDispatch(oDocument, ".uno:Paste", "", 0, Array())

'//**************************************************************
endif
	
NormalExit:
	exit sub
	
ErrorHandler:
	msgbox("CopyTerrRecsToHdr - unprocessed error")
	GoTo NormalExit
	
end sub		'// end CopyTerrRecsToHdr	11/23/21. 13:24


'// CopyTerrRecsToHdr1.bas
'//---------------------------------------------------------------
'// CopyTerrRecsToHdr1 - Copy territory records to Zip code header sheet.
'//		11/20/21.	wmk.
'//---------------------------------------------------------------

public sub CopyTerrRecsToHdr1( psZipCode As String)

'//	Usage.	macro call or
'//			call CopyTerrRecsToHdr( sZipCode As String)
'//
'//		sZipCode = zip code of header sheet to copy to.
'//
'// Entry.	User in PubTerr sheet
'//			TerrHdr&lt;sZipCode&gt; sheet present in current workbook
'//			
'//	Exit.	cells $A$6 - $I$n copied from current sheet into
'//			  sheet TerrHdr&lt;sZipCode&gt; sheet
'//
'// Calls.
'//
'//	Modification history.
'//	---------------------
'//	1/1/21.		wmk.	original code
'//
'//	Notes. &lt;Insert notes here&gt;
'//

'//	constants.

const COL_I = 8


'//	local variables.

	'// code.
	ON ERROR GOTO ErrorHandler

'// Copy cell range.
Dim oDoc As Object
Dim oSheet As Object
dim oSel	As Object
Dim oCellRangeAddress As New com.sun.star.table.CellRangeAddress
Dim oCellAddress As New com.sun.star.table.CellAddress
dim oTargetRange	As Object

	oDoc = ThisComponent
	oSheet = oDoc.Sheets(0)

'// Select active rows.
	SelectActiveRows()
	oSel = oDoc.getCurrentSelection()
	oTargetRange = oSel.RangeAddress
	oTargetRange.Sheet = 1		'// assume sheet 1 for now..
	oTargetRange.EndColumn = COL_I

'// always start copy Sheet 0, Column 0, Row 5
oCellAddress.Sheet = 0
oCellAddress.Column = 0
oCellAddress.Row = 5

'CellRangeAddress.Sheet = 0
'CellRangeAddress.StartColumn = 1
'CellRangeAddress.StartRow = 1
'CellRangeAddress.EndColumn = 2
'CellRangeAddress.EndRow = 2

'CellAddress.Sheet = 0
'CellAddress.Column = 0
'CellAddress.Row = 5

Sheet.copyRange(CellAddress, oTargetRange)

	
NormalExit:
	exit sub
	
ErrorHandler:
	msgbox("CopyTerrRecsToHdr - unprocessed error")
	GoTo NormalExit
	
end sub		'// end CopyTerrRecsToHdr1	11/20/21. 11:39

'// CyclePubTerr.bas
'//---------------------------------------------------------------
'// CyclePubTerr - Cycle Terrxxx_PubTerr sheet name, renaming it.
'//		11/25/21.	wmk.	07:44
'//---------------------------------------------------------------

public sub CyclePubTerr( poZipHdrDoc AS Object )

'//	Usage.	macro call or
'//			call CyclePubTerr( oZipHdrDoc )
'//
'//		oZipHdrDoc = zipcode header workbook
'//
'// Entry.	oZipHdrDoc workbook has 2 sheets; 2nd is PubTerr sheet.
'//
'//	Exit.	Sheets(cnPubTerrIx) removed.
'//
'// Calls.	DeleteSheet.
'//
'//	Modification history.
'//	---------------------
'//	11/23/21.		wmk.	original code.
'// 11/25/21.		wmk.	delete msgbox deactivated;delete unconditional.
'//
'//	Notes.
'//

'//	constants.
const cnPubTerrIx = 1

'//	local variables.

	'// code.
	ON ERROR GOTO ErrorHandler

if 1 = 0 then
dim sSheetName	As String
	sSheetName = poZipHdrDoc.Sheets(cnPubTerrIx).Name
	msgbox("Sheet name = " &amp; sSheetName &amp; "will be deleted." _
	 &amp; chr(13) &amp; chr(10) _
	        &amp; "In CyclePubTerr")
endif

	DeleteSheet(poZipHdrDoc, cnPubTerrIx)

NormalExit:
	exit sub
	
ErrorHandler:
	msgbox("CyclePubTerr - unprocessed error")
	GoTo NormalExit
	
end sub		'// end CyclePubTerr	11/25/21.	07:44


'// DeleteSheet.bas
'//---------------------------------------------------------------
'// DeleteSheet - Delete sheet by index.
'//		11/25/21.	wmk.	08:51
'//---------------------------------------------------------------

public sub DeleteSheet( poDoc As Object, pnSheetIx As Integer )

'//	Usage.	macro call or
'//			call DeleteSheet(oDoc, nSheetIx)
'//
'//		oDoc = workbook object
'//		nSheetIx = workbook sheet index
'//
'// Entry.
'//
'//	Exit.	Current workbook Sheets(oDoc, nSheetIx) removed.
'//
'// Calls.
'//
'//	Modification history.
'//	---------------------
'//	11/23/21.	wmk.	original code.
'// 11/25/21.	wmk.	UNO code conditioned out to avoid prompt.
'//
'//	Notes. passed sheet index is workbook sheet index; add 1 for UNO
'// .Frame index. Sheet to delete must have focus.
'//

'//	constants.

'//	local variables.

	'// code.
	ON ERROR GOTO ErrorHandler

dim sSheetName As String
	sSheetName = poDoc.Sheets(pnSheetIx).Name
	poDoc.Sheets.removeByName(sSheetName)
	
if 1 = 0 then		
rem ----------------------------------------------------------------------
rem define variables
dim oDocument   as object
dim oDispatcher as object
rem ----------------------------------------------------------------------
rem get access to the document
oDocument   = poDoc.CurrentController.Frame
oDispatcher = createUnoService("com.sun.star.frame.DispatchHelper")

dim args1(0) as new com.sun.star.beans.PropertyValue
args1(0).Name = "Nr"
args1(0).Value = pnSheetIx + 1

oDispatcher.executeDispatch(oDocument, ".uno:JumpToTable", "", 0, args1())

rem ----------------------------------------------------------------------
oDispatcher.executeDispatch(oDocument, ".uno:Remove", "", 0, Array())
endif

NormalExit:
	exit sub
	
ErrorHandler:
	msgbox("DeleteSheet - unprocessed error")
	GoTo NormalExit
	

end sub		'//	DeleteSheet		11/25/21.	08:51


'// ExportPDF.bas
'//---------------------------------------------------------------
'// ExportPDF - Export PubTerr to PDF.
'//		12/24/21.	wmk.	13:49
'//---------------------------------------------------------------

public sub ExportPDF( poDocPubTerr As Object )

'//	Usage.	macro call or
'//			call ExportPDF( oDocPubTerr )
'//
'//		oDocPubTerr = publisher territory workbook
'//
'// Entry.
'//
'//	Exit.	oDocPubTerr workbook saved as PDF
'//
'// Calls.
'//
'//	Modification history.
'//	---------------------
'//	11/23/21.	wmk.	original code.
'// 12/17/21.	wmk.	bug fix in target URL always exporting to terr 235;
'//				 Module-wide var gsTerrID set.
'// 12/24/21.	wmk.	csURLBase set for chromeos host.
'//
'//	Notes. This exports the current Terrxxx_PubTerr.ods to a PDF.
'//

'//	constants.
'const csURLBase = "file:///media/ubuntu/Windows/Users/Bill/Territories/TerrData/Terr"
'const csURLBase = "file:///home/vncwmk3/Territories/TerrData/Terr"
const csURLEnd = "_PubTerr.pdf"

'//	local variables.
dim sDocTitle	as String
dim sTerrID		AS String
dim sURLFull	AS String

	'// code.
	ON ERROR GOTO ErrorHandler
	
rem ----------------------------------------------------------------------
rem define variables
dim oDocument   as object
dim oDispatcher as object
rem ----------------------------------------------------------------------
rem get access to the document
oDocument   = poDocPubTerr.CurrentController.Frame
oDispatcher = createUnoService("com.sun.star.frame.DispatchHelper")

sDocTitle = oDocument.Title
sTerrID = mid(sDocTitle,5,3)
gsTerrID = sTerrID
sURLFull = csURLBase &amp; sTerrID &amp; "/Terr" &amp; sTerrID &amp; csURLEnd

rem ----------------------------------------------------------------------
dim args1(2) as new com.sun.star.beans.PropertyValue
args1(0).Name = "URL"
'args1(0).Value = "file:///media/ubuntu/Windows/Users/Bill/Territories/TerrData/Terr235/Terr235_PubTerr.pdf"
args1(0).Value = sURLFull
args1(1).Name = "FilterName"
args1(1).Value = "calc_pdf_Export"
args1(2).Name = "FilterData"
args1(2).Value = Array(Array("UseLosslessCompression",0,false,_
 com.sun.star.beans.PropertyState.DIRECT_VALUE),Array("Quality",0,90,_
 com.sun.star.beans.PropertyState.DIRECT_VALUE),_
 Array("ReduceImageResolution",0,true,_
 com.sun.star.beans.PropertyState.DIRECT_VALUE),_
 Array("MaxImageResolution",0,300,com.sun.star.beans.PropertyState.DIRECT_VALUE),_
 Array("UseTaggedPDF",0,false,com.sun.star.beans.PropertyState.DIRECT_VALUE),_
 Array("SelectPdfVersion",0,0,com.sun.star.beans.PropertyState.DIRECT_VALUE),_
 Array("ExportNotes",0,false,com.sun.star.beans.PropertyState.DIRECT_VALUE),_
 Array("ViewPDFAfterExport",0,false,com.sun.star.beans.PropertyState.DIRECT_VALUE),_
 Array("ExportBookmarks",0,true,com.sun.star.beans.PropertyState.DIRECT_VALUE),_
 Array("SinglePageSheets",0,false,com.sun.star.beans.PropertyState.DIRECT_VALUE),_
 Array("OpenBookmarkLevels",0,-1,com.sun.star.beans.PropertyState.DIRECT_VALUE),_
 Array("UseTransitionEffects",0,true,com.sun.star.beans.PropertyState.DIRECT_VALUE),_
 Array("IsSkipEmptyPages",0,true,com.sun.star.beans.PropertyState.DIRECT_VALUE),_
 Array("ExportPlaceholders",0,false,com.sun.star.beans.PropertyState.DIRECT_VALUE),_
 Array("IsAddStream",0,false,com.sun.star.beans.PropertyState.DIRECT_VALUE),_
 Array("ExportFormFields",0,true,com.sun.star.beans.PropertyState.DIRECT_VALUE),_
 Array("FormsType",0,0,com.sun.star.beans.PropertyState.DIRECT_VALUE),_
 Array("AllowDuplicateFieldNames",0,false,com.sun.star.beans.PropertyState.DIRECT_VALUE),_
 Array("HideViewerToolbar",0,false,com.sun.star.beans.PropertyState.DIRECT_VALUE),_
 Array("HideViewerMenubar",0,false,com.sun.star.beans.PropertyState.DIRECT_VALUE),_
 Array("HideViewerWindowControls",0,false,com.sun.star.beans.PropertyState.DIRECT_VALUE),_
 Array("ResizeWindowToInitialPage",0,false,com.sun.star.beans.PropertyState.DIRECT_VALUE),_
 Array("CenterWindow",0,false,com.sun.star.beans.PropertyState.DIRECT_VALUE),_
 Array("OpenInFullScreenMode",0,false,com.sun.star.beans.PropertyState.DIRECT_VALUE),_
 Array("DisplayPDFDocumentTitle",0,true,com.sun.star.beans.PropertyState.DIRECT_VALUE),_
 Array("InitialView",0,0,com.sun.star.beans.PropertyState.DIRECT_VALUE),_
 Array("Magnification",0,0,com.sun.star.beans.PropertyState.DIRECT_VALUE),_
 Array("Zoom",0,100,com.sun.star.beans.PropertyState.DIRECT_VALUE),_
 Array("PageLayout",0,0,com.sun.star.beans.PropertyState.DIRECT_VALUE),_
 Array("FirstPageOnLeft",0,false,com.sun.star.beans.PropertyState.DIRECT_VALUE),_
 Array("InitialPage",0,1,com.sun.star.beans.PropertyState.DIRECT_VALUE),_
 Array("Printing",0,2,com.sun.star.beans.PropertyState.DIRECT_VALUE),_
 Array("Changes",0,4,com.sun.star.beans.PropertyState.DIRECT_VALUE),_
 Array("EnableCopyingOfContent",0,true,com.sun.star.beans.PropertyState.DIRECT_VALUE),_
 Array("EnableTextAccessForAccessibilityTools",0,true,_
 com.sun.star.beans.PropertyState.DIRECT_VALUE),_
 Array("ExportLinksRelativeFsys",0,true,com.sun.star.beans.PropertyState.DIRECT_VALUE),_
 Array("PDFViewSelection",0,0,com.sun.star.beans.PropertyState.DIRECT_VALUE),_
 Array("ConvertOOoTargetToPDFTarget",0,false,_
 com.sun.star.beans.PropertyState.DIRECT_VALUE),_
 Array("ExportBookmarksToPDFDestination",0,false,_
 com.sun.star.beans.PropertyState.DIRECT_VALUE),_
 Array("SignPDF",0,false,com.sun.star.beans.PropertyState.DIRECT_VALUE),_
 Array("_OkButtonString",0,"",com.sun.star.beans.PropertyState.DIRECT_VALUE),_
 Array("Watermark",0,"",com.sun.star.beans.PropertyState.DIRECT_VALUE),_
 Array("EncryptFile",0,false,com.sun.star.beans.PropertyState.DIRECT_VALUE),_
 Array("PreparedPasswords",0,,com.sun.star.beans.PropertyState.DIRECT_VALUE),_
 Array("RestrictPermissions",0,false,com.sun.star.beans.PropertyState.DIRECT_VALUE),_
 Array("PreparedPermissionPassword",0,_
 Array(),com.sun.star.beans.PropertyState.DIRECT_VALUE),_
 Array("Selection",0,,com.sun.star.beans.PropertyState.DIRECT_VALUE),_
 Array("SignatureLocation",0,"",com.sun.star.beans.PropertyState.DIRECT_VALUE),_
 Array("SignatureReason",0,"",com.sun.star.beans.PropertyState.DIRECT_VALUE),_
 Array("SignatureContactInfo",0,"",com.sun.star.beans.PropertyState.DIRECT_VALUE),_
 Array("SignaturePassword",0,"",com.sun.star.beans.PropertyState.DIRECT_VALUE),_
 Array("SignatureCertificate",0,,com.sun.star.beans.PropertyState.DIRECT_VALUE),_
 Array("SignatureTSA",0,"",com.sun.star.beans.PropertyState.DIRECT_VALUE),_
 Array("UseReferenceXObject",0,false,com.sun.star.beans.PropertyState.DIRECT_VALUE))

oDispatcher.executeDispatch(oDocument, ".uno:ExportToPDF", "", 0, args1())

	
NormalExit:
	exit sub
	
ErrorHandler:
	msgbox("ExportPDF - unprocessed error")
	GoTo NormalExit
	
end sub		'// end ExportPDF		12/24/21.	13:49


'// RenameSheet.bas
'//---------------------------------------------------------------
'// RenameSheet - Rename sheet in workbook.
'//		11/23/21.	wmk.	11:44
'//---------------------------------------------------------------

public sub RenameSheet( poDoc As Object, pnSheetIx As Integer, psSheetName As String )

'//	Usage.	macro call or
'//			call &lt;sub-name&gt;(oDoc, nSheetIx, sSheetName))
'//
'//		oDoc = workbook object
'//		nSheetIx = workbook sheet index
'//		sSheetName = new name for sheet
'//
'// Entry.	user focus on workbook having sheet to rename
'//
'//	Exit.	current workbook.Sheets(nSheetIx).Name set
'//
'// Calls.
'//
'//	Modification history.
'//	---------------------
'//	11/23/21.		wmk.	original code.
'//
'//	Notes. passed sheet index is workbook sheet index; frame sheet index
'// is +1.
'//

'//	constants.

'//	local variables.

	'// code.
	ON ERROR GOTO ErrorHandler
	
rem ----------------------------------------------------------------------
rem define variables
dim oDocument   as object
dim oDispatcher as object
rem ----------------------------------------------------------------------
rem get access to the document
oDocument   = poDoc.CurrentController.Frame
oDispatcher = createUnoService("com.sun.star.frame.DispatchHelper")

rem ----------------------------------------------------------------------
dim args1(0) as new com.sun.star.beans.PropertyValue
args1(0).Name = "Nr"
args1(0).Value = pnSheetIx + 1

oDispatcher.executeDispatch(oDocument, ".uno:JumpToTable", "", 0, args1())

rem ----------------------------------------------------------------------
dim args2(0) as new com.sun.star.beans.PropertyValue
args2(0).Name = "Name"
args2(0).Value = psSheetName

oDispatcher.executeDispatch(oDocument, ".uno:RenameTable", "", 0, args2())

NormalExit:
	exit sub
	
ErrorHandler:
	msgbox("RenameSheet - unprocessed error")
	GoTo NormalExit
	
end sub		'// end RenameSheet		11/23/21.	11:44

'// Save.bas.
'//---------------------------------------------------------------
'// SaveAs - Save workbook As filename.typ .
'//		11/23/21.	wmk.	12:50
'//---------------------------------------------------------------

public sub SaveAs(poDoc As Object, psURL As String)

'//	Usage.	macro call or
'//			call SaveAs(oDoc, sURL )
'//
'//		oDoc = workbook to save
'//		sURL = URL for workbook
'//
'// Entry.	workbook open
'//
'//	Exit.	oDoc saved to specified URL
'//
'// Calls.
'//
'//	Modification history.
'//	---------------------
'//	1/1/21.		wmk.	original code
'//
'//	Notes. &lt;Insert notes here&gt;
'//

'//	constants.

'//	local variables.

	'// code.
	ON ERROR GOTO ErrorHandler
	
rem ----------------------------------------------------------------------
rem define variables
dim document   as object
dim dispatcher as object
rem ----------------------------------------------------------------------
rem get access to the document
oDocument   = poDoc.CurrentController.Frame
oDispatcher = createUnoService("com.sun.star.frame.DispatchHelper")

rem ----------------------------------------------------------------------
dim args1(1) as new com.sun.star.beans.PropertyValue
args1(0).Name = "URL"
'args1(0).Value = "file:///media/ubuntu/Windows/Users/Bill/Territories/TerrData/Terr235/" _
'	&amp; psFileName &amp; ".ods"
args1(0).Value = psURL
args1(1).Name = "FilterName"
args1(1).Value = "calc8"

oDispatcher.executeDispatch(oDocument, ".uno:SaveAs", "", 0, args1())

NormalExit:
	exit sub
	
ErrorHandler:
	msgbox("SaveAs - unprocessed error")
	GoTo NormalExit
	
end sub		'// end SaveAs		11/23/21.	12:50

'// CopyPubToHdrZip.bas
'//--------------------------------------------------------------------------
'// CopyPubToHdrZip.bas - Copy Terrxxx_PubTerr sheet to TerrHdr&lt;zipcode&gt;.ods.
'//		12/24/21.	wmk.	14:45
'//--------------------------------------------------------------------------

public sub CopyPubToHdrZip(poPubDoc As Object, poZipHdrDoc As Object)

'//	Usage.	call CopyPubToHdrZip( oPubDoc, oZipHdrDoc )
'//
'//		oPubDoc = workbook from which to copy sheet 0 (Terrxxx_PubTerr)
'//		oZipHdrDoc = target workbook, oPubDoc.Sheets(0) copied to end
'//
'// Entry.	
'//
'//	Exit.	oZipHdrDoc.Sheets(end) = copy of oPubDoc.Sheets(0)
'//
'// Calls.
'//
'//	Modification history.
'//	---------------------
'//	11/21/21.	wmk.	original code.
'// 11/22/21.	wmk.	rewrite using UNO calls.
'// 11/24/21.	wmk.	use global csTerrBase.
'//

'//	constants.
'const csTerrBase = "defined above"
'const csTerrDataPath = "defeined above"
'//	local variables.
dim oDoc			As Object	'// generic document object
dim sTerrID			As String	'// passed territory ID
dim sDocName 		as String	'// target document name

'// UNO variables.
rem ----------------------------------------------------------------------
rem define variables14:45
dim document   as object
dim dispatcher as object
rem ----------------------------------------------------------------------

	'// code.
	ON ERROR GOTO ErrorHandler
'	MoveToDocSheet(poPubDoc, poPubDoc.Sheets(0).Name)
'	PickACell()
dim sSheetName as String
	sSheetName = poPubDoc.Sheets(0).Name
'	MoveToSheet(poPubDoc, sSheetName)
'	PickACell()
	
rem get access to the document
document   = poPubDoc.CurrentController.Frame
'document = poPubDoc
dispatcher = createUnoService("com.sun.star.frame.DispatchHelper")

dim sZipTitle	As String
	sZipTitle = poZipHdrDoc.Title
	sDocName = left(sZipTitle,len(sZipTitle)-4)

rem ----------------------------------------------------------------------
dim args1(2) as new com.sun.star.beans.PropertyValue
args1(0).Name = "DocName"
'args1(0).Value = "Untitled 1"
args1(0).Value = sDocName
args1(1).Name = "Index"
args1(1).Value = 32767
args1(2).Name = "Copy"
args1(2).Value = true

dispatcher.executeDispatch(document, ".uno:Move", "", 0, args1())

NormalExit:
	exit sub
	
ErrorHandler:
	msgbox("CopyPubToHdrZip - unprocessed error")
	GoTo NormalExit


end sub		'// end CopyPubToHdrZip		12/24/21.	14:45

'// CopyPubToSuper.bas
'//---------------------------------------------------------------
'// CopyPubToSuper - Copy PubTerr sheet to super territory.
'//		12/24/21.	wmk.	14:47
'//---------------------------------------------------------------

public sub CopyPubToSuper(poPubTerrDoc As object)

'//	Usage.	macro call or
'//			call CopyPubToSuper(oPubTerrDoc)
'//
'//		oPubTerrDoc = publisher territory workbook (.ods)
'//
'// Entry.	gsTerrID = (global) territory ID working on
'//			TerrData/Terr&lt;gsTerrID&gt;/Terr&lt;gsTerrID&gt;_SuperTerr.xlsx exists
'//
'//	Exit.	Terr&lt;gsTerrID&gt;_SuperTerr.xlsx sheet Terr&lt;gsTerrID&gt;_PubTerr
'//			overwritten with current oPubTerrDoc sheet.
'//
'// Calls.
'//
'//	Modification history.
'//	---------------------
'//	11/23/21.	wmk.	original code; gsTerrID stubbed.
'// 11/24/21.	wmk.	use globals gsTerrID, csTerrBase; change to copy
'//				 search sheet from super back into pub terr.
'//
'//	Notes. To preserve header info, need to copy Terrxxx_Search from
'// super territory into Terrxxx_PubTerr, then re-save as SuperTerr.
'//

'//	constants.
'const csTerrBase = "/media/ubuntu/Windows/Users/Bill/Territories/TerrData/"

'//	local variables.
dim oDoc			As Object	'// generic document object
dim sTerrID			As String	'// passed territory ID
dim sDocName 		as String	'// target document name

	ON ERROR GOTO ErrorHandler
'dim gsTerrID	As String
'	gsTerrID = "235"

'// UNO variables.
rem ----------------------------------------------------------------------
rem define variables
dim oDocument   as object
dim oDispatcher as object
rem ----------------------------------------------------------------------

	'// code.
	ON ERROR GOTO ErrorHandler
'	MoveToDocSheet(poPubDoc, poPubDoc.Sheets(0).Name)
'	PickACell()

'// open Terrxxx_SuperTerr.xlsx.
dim oSuperTerrDoc	As Object
	OpenSuperTerr(gsTerrID, oSuperTerrDoc)

if 1 = 0 then
 GoTo NormalExit
endif
	
rem get access to the document
oDocument   = poPubTerrDoc.CurrentController.Frame
oDispatcher = createUnoService("com.sun.star.frame.DispatchHelper")

'// document to copy to is Terrxxx_SuperTerr.xlsx
'//  original document is Terrxxx_PubTerr.xlsx
dim sPubTitle	As String
	sPubTitle = poPubTerrDoc.Title
'	sDocName = left(sPubTitle,len(sPubTitle)-4)	'// everything but .ods
	sDocName = "Terr" &amp; gsTerrID &amp; "_SuperTerr"

rem ----------------------------------------------------------------------
dim args1(2) as new com.sun.star.beans.PropertyValue
args1(0).Name = "DocName"
'args1(0).Value = "Untitled 1"
args1(0).Value = sDocName
args1(1).Name = "Index"
args1(1).Value = 1
args1(2).Name = "Copy"
args1(2).Value = true

oDispatcher.executeDispatch(oDocument, ".uno:Move", "", 0, args1())

'// Close oSuperTerr.Doc.

'// Save PubTerr as SuperTerr.

NormalExit:
	exit sub
	
ErrorHandler:
	msgbox("CopyPubToSuper - unprocessed error")
	GoTo NormalExit
	
end sub		'// end CopyPubToSuper		12/24/21.	14:47


'// CopySuperToPub.bas
'//---------------------------------------------------------------
'// CopySuperToPub - Copy SuperTerr search sheet to pub territory.
'//		12/24/21.	wmk.	14:49
'//---------------------------------------------------------------

public sub CopySuperToPub(poPubTerrDoc As object)

'//	Usage.	macro call or
'//			call CopySuperToPub(oPubTerrDoc)
'//
'//		oPubTerrDoc = publisher territory workbook (.ods)
'//		oSuperDoc = [returned] super territory workbook
'//
'// Entry.	gsTerrID = (global) territory ID working on
'//			TerrData/Terr&lt;gsTerrID&gt;/Terr&lt;gsTerrID&gt;_SuperTerr.xlsx exists
'//			active sheet is oPubTerrDoc.Terrxxx_PubTerr
'//
'//	Exit.	Terr&lt;gsTerrID&gt;_PubTerr.xlsx sheet Terr&lt;gsTerrID&gt;_Search added
'//			and written to Terr&lt;gsTerrID&gt;_SuperTerr.xlsx.
'//
'// Calls.
'//
'//	Modification history.
'//	---------------------
'//	11/23/21.	wmk.	original code; gsTerrID stubbed.
'// 11/24/21.	wmk.	use globals gsTerrID, csTerrBase; change to copy
'//				 search sheet from super back into pub terr.
'// 11/25/21.	wmk.	bug fixes where wrong target on copy.
'// 12/17/21.	wmk.	bug fix in sXlsPath superfluous /.
'// 12/24/21.	wmk.	csTerrDataPath replaces old csTerrData constant;
'//				 csTerrBase, csTerrDataPath module-wide for multihost.
'//
'//	Notes. To preserve header info, need to copy Terrxxx_Search from
'// super territory into Terrxxx_PubTerr, then re-save as SuperTerr.
'//
'// Method. poPubTerrDoc on entry is workbook Terrxxx_PubTerr.ods.
'//		Save poPubTerrDoc As .xlsx
'//		open Terrxxx_SuperTerr.xlsx
'//		copy Terxxx_Search sheet from oSuperTerrDoc to end of poPubTerrDoc
'//		
'//

'//	constants.
'const csTerrBase = "defined above"
'const csTerrDataPath = "defined above"

'//	local variables.
dim oDoc			As Object	'// generic document object
dim sTerrID			As String	'// passed territory ID
dim sDocName 		as String	'// target document name

	ON ERROR GOTO ErrorHandler
'dim gsTerrID	As String
'	gsTerrID = "235"
'// Save PubTerr.ods as .xlsx.
dim sXLsxPath	As String
dim sXlsxURL	As String
	sXlsxPath = csTerrDataPath &amp; "/Terr" &amp; gsTerrID &amp; "/Terr" &amp; gsTerrID _
	  &amp; "_PubTerr.xlsx"
	sXlsxURL = convertToURL(sXlsxPath)
	SaveAs(poPubTerrDoc, sXlsxURL)

if 1 = 0 then
 GoTo NormalExit
endif

'// UNO variables.
rem ----------------------------------------------------------------------
rem define variables
dim oDocument   as object
dim oDispatcher as object
rem ----------------------------------------------------------------------

	'// code.
	ON ERROR GOTO ErrorHandler
'	MoveToDocSheet(poPubDoc, poPubDoc.Sheets(0).Name)
'	PickACell()

'// open Terrxxx_SuperTerr.xlsx.
dim oSuperTerrDoc	As Object
	OpenSuperTerr(gsTerrID, oSuperTerrDoc)
	
if 1 = 0 then
 GoTo NormalExit
endif

'// jump to Terrxxx_Search in super territory.
	MoveToDocSheet(oSuperTerrDoc, "Terr" &amp; gsTerrID &amp; "_Search")
if 1 = 0 then
 GoTo NormalExit
endif


'// copy Terrxxx_Search to pub territory.	
rem get access to the document
oDocument   = oSuperTerrDoc.CurrentController.Frame
oDispatcher = createUnoService("com.sun.star.frame.DispatchHelper")

rem ----------------------------------------------------------------------
dim args1(0) as new com.sun.star.beans.PropertyValue
args1(0).Name = "Nr"
args1(0).Value = 2

oDispatcher.executeDispatch(oDocument, ".uno:JumpToTable", "", 0, args1())

'// document to copy to is Terrxxx_PubTerr.xlsx
'//  original document is Terrxxx_SuperTerr.xlsx
dim sPubTitle	As String
	sPubTitle = poPubTerrDoc.Title
'	sDocName = left(sPubTitle,len(sPubTitle)-4)	'// everything but .ods
	sDocName = "Terr" &amp; gsTerrID &amp; "_PubTerr"

rem ----------------------------------------------------------------------
dim args2(2) as new com.sun.star.beans.PropertyValue
args2(0).Name = "DocName"
'args2(0).Value = "Untitled 1"
args2(0).Value = sDocName
args2(1).Name = "Index"
args2(1).Value = 32767
args2(2).Name = "Copy"
args2(2).Value = true
oDocument   = oSuperTerrDoc.CurrentController.Frame
oDispatcher.executeDispatch(oDocument, ".uno:Move", "", 0, args2())

	'// close SuperTerritory.xlsx document.
	'// use uno.Close to close SuperTerr workbook.
'		dim document	As Object
'		dim dispatcher	As Object
	oDocument   = oSuperTerrDoc.CurrentController.Frame
	oDispatcher = createUnoService("com.sun.star.frame.DispatchHelper")

dim Array4()
	oDispatcher.ExecuteDispatch(oDocument, ".uno:Close", 0, "", Array4())	
	oSuperTerrDoc.close(true)


NormalExit:
	exit sub
	
ErrorHandler:
	msgbox("CopySuperToPub - unprocessed error")
	GoTo NormalExit
	
end sub		'// end CopySuperToPub		12/24/21.	14:49

sub copytoxlsx
rem ----------------------------------------------------------------------
rem define variables
dim document   as object
dim dispatcher as object
rem ----------------------------------------------------------------------
rem get access to the document
document   = ThisComponent.CurrentController.Frame
dispatcher = createUnoService("com.sun.star.frame.DispatchHelper")

rem ----------------------------------------------------------------------
dim args1(2) as new com.sun.star.beans.PropertyValue
args1(0).Name = "DocName"
args1(0).Value = "Terr235_SuperTerr"
args1(1).Name = "Index"
args1(1).Value = 1
args1(2).Name = "Copy"
args1(2).Value = true

dispatcher.executeDispatch(document, ".uno:Move", "", 0, args1())


end sub		'// end copytoxlsx from recording 11/24/21.	05:23

'// CopyToPubTerr.bas - Copy current worksheet to end of Terrxxx_PubTerr.ods.
'//--------------------------------------------------------------------------
'// CopyToPubTerr.bas - Copy current worksheet to end of Terrxxx_PubTerr.ods.
'//		12/24/21.	wmk.	14:54
'//--------------------------------------------------------------------------

public sub CopyToPubTerr( psTerrID as String)

'//	Usage.	call CopyToPubTerr( sTerrID )
'//
'//		sTerrID = territory ID for which to open Terrxxx_PubTerr.ods
'//
'// Entry.	Territories/.../TerrData/Terrxxx/Terrxxx_PubTerr.ods
'//				contains territory records for territory xxx.
'//
'//	Exit.	Terrxxx_PubTerr.ods opened in new spreadsheet (visible)
'//
'// Calls.
'//
'//	Modification history.
'//	---------------------
'//	11/18/21.	wmk.	original code.
'// 11/24/21.	wmk.	use global csTerrBase.
'//

'//	constants.
'const csTerrBase = "/media/ubuntu/Windows/Users/Bill/Territories/TerrData/"

'//	local variables.
dim oDoc			As Object	'// generic document object
dim sTerrID			As String	'// passed territory ID
dim sDocName 		as String	'// target document name

'// UNO variables.
rem ----------------------------------------------------------------------
rem define variables
dim document   as object
dim dispatcher as object
rem ----------------------------------------------------------------------

	'// code.
	ON ERROR GOTO ErrorHandler
rem get access to the document
document   = ThisComponent.CurrentController.Frame
dispatcher = createUnoService("com.sun.star.frame.DispatchHelper")

	sTerrID = psTerrID
	sDocName = "Terr" &amp; sTerrID &amp; "_PubTerr"

rem ----------------------------------------------------------------------
dim args1(2) as new com.sun.star.beans.PropertyValue
args1(0).Name = "DocName"
'args1(0).Value = "Untitled 1"
args1(0).Value = sDocName
args1(1).Name = "Index"
args1(1).Value = 32767
args1(2).Name = "Copy"
args1(2).Value = true

dispatcher.executeDispatch(document, ".uno:Move", "", 0, args1())

NormalExit:
	exit sub
	
ErrorHandler:
	msgbox("CopyToPubTerr - unprocessed error")
	GoTo NormalExit


end sub		'// end CopyToPubTerr	12/24/21.	14:54


'// CopyToZipHdr.bas
'//--------------------------------------------------------------------------
'// CopyToZipHdr.bas - Copy current worksheet to end of TerrHdr&lt;zip&gt;.ods.
'//		12/24/21.	wmk.	14:55
'//--------------------------------------------------------------------------

public sub CopyToZipHdr( psTerrID as String)

'//	Usage.	call CopyToZipHdr( sTerrID )
'//
'//		sTerrID = territory ID from which to derive Terrxxx_PubTerr
'//
'// Entry.	Territories/.../TerrData/Terrxxx/Terrxxx_PubTerr.ods
'//				contains territory records for territory xxx.
'//
'//	Exit.	Terrxxx_PubTerr.ods opened in new spreadsheet (visible)
'//
'// Calls.
'//
'//	Modification history.
'//	---------------------
'//	11/18/21.	wmk.	original code.
'// 11/24/21.	wmk.	use global csTerBase.
'//

'//	constants.
'const csTerrBase = "/media/ubuntu/Windows/Users/Bill/Territories/TerrData/"

'//	local variables.
dim oDoc			As Object	'// generic document object
dim sTerrID			As String	'// passed territory ID
dim sDocName 		as String	'// target document name

'// UNO variables.
rem ----------------------------------------------------------------------
rem define variables
dim document   as object
dim dispatcher as object
rem ----------------------------------------------------------------------

	'// code.
	ON ERROR GOTO ErrorHandler
rem get access to the document
document   = ThisComponent.CurrentController.Frame
dispatcher = createUnoService("com.sun.star.frame.DispatchHelper")

	sTerrID = psTerrID
	sDocName = "Terr" &amp; sTerrID &amp; "_PubTerr"

rem ----------------------------------------------------------------------
dim args1(2) as new com.sun.star.beans.PropertyValue
args1(0).Name = "DocName"
'args1(0).Value = "Untitled 1"
args1(0).Value = sDocName
args1(1).Name = "Index"
args1(1).Value = 32767
args1(2).Name = "Copy"
args1(2).Value = true

dispatcher.executeDispatch(document, ".uno:Move", "", 0, args1())

NormalExit:
	exit sub
	
ErrorHandler:
	msgbox("CopyToPubTerr - unprocessed error")
	GoTo NormalExit


end sub		'// end CopyToZipHdr	12/24/21.	14:55

'// OpenPubTerr.bas
'//---------------------------------------------------------------
'// OpenPubTerr - Open Terrxxx_PubTerr.ods for territory xxx.
'//		12/24/21.	wmk.	14:56
'//---------------------------------------------------------------

public sub OpenPubTerr( psTerrID As String, poNewDoc AS Object )

'//	Usage.	call OpenPubTerr( sTerrID )
'//
'//		sTerrID = territory ID for which to open Terrxxx_PubTerr.ods
'//
'// Entry.	Territories/.../TerrData/Terrxxx/Terrxxx_PubTerr.ods
'//				contains territory records for territory xxx.
'//
'//	Exit.	Terrxxx_PubTerr.ods opened in new spreadsheet (visible)
'//
'// Calls.
'//
'//	Modification history.
'//	---------------------
'//	11/18/21.	wmk.	original code.
'// 11/24/21.	wmk.	use global csTerrBase.
'// 12/24/21.	wmk.	change to use csTerrDataPath for multihost.
'//
'//	Notes. Once the user has opened the spreadsheet, the user should
'// be able to run all the Territories macros and process the territory.
'// This sub bypasses the step of opening PubTerrxxx.csv, but proves the
'// concept that by using uno:loadComponentFromURL, one can load additional
'// sheets for processing, then close them at will..
'//

'//	constants.
'const csTerrBase = "defined above"
'const csTerrDataPath = "defined above"

'//	local variables.
dim oDoc			As Object	'// generic document object
dim sBaseName		As string	'// target base filename
dim sBasePath		As String	'// target base folder
dim sTargPath		As String	'// target access path
dim sTargFile		As string	'// target filename to open
dim sTerrID			As String	'// local territory ID
dim sFullTargPath	As String	'// full target path
dim sTargetURL		As String	'// target URL
dim oTestDoc		As Object	'// document object

	'// code.
	ON ERROR GOTO ErrorHandler
	oTestDoc = ThisComponent

if 0 = 1 then
xray oTestDoc
endif

	sTerrID = psTerrID
	sBaseName = "PubTerr"
	sBasePath = "/Terr"
	sTargPath = sBasePath &amp; sTerrID

'// open Terrxxx_PubTerr.ods
    sFullTargPath = csTerrDataPath &amp; sBasePath &amp; sTerrID _ 
		&amp; sBasePath &amp; sTerrID &amp; "_PubTerr.ods"
dim oTestDoc2	as Object
	oTestDoc2 = ThisComponent
dim Args2(1) 	As new com.sun.star.beans.PropertyValue 
	sTargetURL = convertToURL(sFullTargPath)
   Args2(1).name = "FilterName"
   Args2(1).Value = "calc8"
   Args2(0).name = "Hidden"
   Args2(0).value = False
    oTestDoc2 = StarDesktop.loadComponentFromURL(sTargetURL, "_blank", 0, Args2())
dim oThisFrame as Object
dim oThisFrame2 as Object    
	oThisFrame = ThisComponent.CurrentController.Frame
    poNewDoc = oTestDoc2
    oThisFrame2 = oTestDoc2.CurrentController.Frame
    

'XRay oTestDoc2

if 1 = 1 then
	GoTo NormalExit
endif

'// at this point, focus is on oTestDoc2; preserve as goTerrODSDoc so
'// can be picked up by MoveTo
	
NormalExit:
	exit sub
	
ErrorHandler:
	msgbox("OpenPubTerr - unprocessed error")
	GoTo NormalExit

end sub		'// end OpenPubTerr	12/24/21. 14.56

'// OpenSuperTerr.bas
'//---------------------------------------------------------------
'// OpenSuperTerr - Open Terrxxx_PubTerr.ods for territory xxx.
'//		12/24/21.	wmk.	14:59
'//---------------------------------------------------------------

public sub OpenSuperTerr( psTerrID As String, poNewDoc AS Object )

'//	Usage.	call OpenSuperTerr( sTerrID )
'//
'//		sTerrID = territory ID for which to open Terrxxx_SuperTerr.xlsx
'//
'// Entry.	Territories/.../TerrData/Terrxxx/Terrxxx_SuperTerr.xlsx
'//
'//	Modification history.
'//	---------------------
'//	11/23/21.	wmk.	original code.
'// 11/24/21.	wmk.	use global csTerrBase; ReadOnly to prevent loss
'//						of Search sheet on copy.
'// 11/25/21.	wmk.	remove ReadOnly as sheet loss was different issue;
'//						cannot move/copy from ReadOnly sheet.
'//	12/24/21.	wmk.	replace csTerrBase with csTerrDataPath for multihost.
'//
'//	Notes. Once the user has opened the spreadsheet, the user should
'// be able to run all the Territories macros and process the territory.
'// This sub bypasses the step of opening PubTerrxxx.csv, but proves the
'// concept that by using uno:loadComponentFromURL, one can load additional
'// sheets for processing, then close them at will..
'//

'//	constants.
'const csTerrBase = "defined above"
'const csTerrDataPath = "defined above"

'//	local variables.
dim oDoc			As Object	'// generic document object
dim sBasePath		As String	'// target base folder
dim sTargPath		As String	'// target access path
dim sTargFile		As string	'// target filename to open
dim sTerrID			As String	'// local territory ID
dim sFullTargPath	As String	'// full target path
dim sTargetURL		As String	'// target URL
dim oTestDoc		As Object	'// document object
dim oTestDoc2		As Object	'// super territory
	'// code.
	ON ERROR GOTO ErrorHandler
	oTestDoc = ThisComponent

if 0 = 1 then
xray oTestDoc
endif

'// use loadComponent to load super territory as workbook object.
	sTerrID = psTerrID
	sBasePath = "/Terr"
	sTargPath = sBasePath &amp; sTerrID

'// open Terrxxx_PubTerr.ods
    sFullTargPath = csTerrDataPath &amp; sBasePath &amp; sTerrID _ 
		&amp; sBasePath &amp; sTerrID &amp; "_SuperTerr.xlsx"

dim Args2(1) 	As new com.sun.star.beans.PropertyValue 
	sTargetURL = convertToURL(sFullTargPath)
   Args2(1).name = "FilterName"
'   Args2(1).Value = "Calc MS Excel 2007 XML"
   Args2(1).Value = "Calc MS Excel 2007 365"
   Args2(0).name = "Hidden"
   Args2(0).value = False
    oTestDoc2 = StarDesktop.loadComponentFromURL(sTargetURL, "_blank", 0, Args2())
    poNewDoc = oTestDoc2

'XRay oTestDoc2

if 1 = 1 then
	GoTo NormalExit
endif

'// at this point, focus is on oTestDoc2; preserve as goTerrODSDoc so
'// can be picked up by MoveTo
	
NormalExit:
	exit sub
	
ErrorHandler:
	msgbox("OpenSuperTerr - unprocessed error")
	GoTo NormalExit

end sub		'// end OpenSuperTerr	12/24/21. 14:59

'// OpenZipHdr.bas
'//---------------------------------------------------------------
'// OpenZipHdr - Open zip code header workbook.
'//		12/24/21.	wmk. 15:03
'//---------------------------------------------------------------

public sub OpenZipHdr( psZipCode As String, poZipDoc As Object )

'//	Usage.	macro call or
'//			call OpenZipHdr(sZipCode, oZipHdrDoc)
'//
'//		sZipCode = zip code of header to open
'//		oZipHdrDoc = [returned] document
'//
'// Entry.	[Projects]/TerrPageHeader/TerrHdr&lt;sZipCode&gt;.ods exists and
'//			  contains Header/Footer header for zip code sZipCode
'//
'//	Exit.	oZipDoc = pointer to zip code header workbook
'//
'// Calls.
'//
'//	Modification history.
'//	---------------------
'//	11/21/21.	wmk.	original code.
'// 12/24/21.	wmk.	csProjBase redefined to match chromeos
'//
'//	Notes. The zip code header workbook contains a Header/Footer header
'// that has the header information for territory zip code sZipCode. Since
'// the Header/Footer object is only accessible to Basic through the UNO
'// HeaderFooter frame, pre-storing the zip code header allows code to add
'// the proper zip code header without user intervention.
'//

'//	constants.
'const csProjBase = "/media/ubuntu/Windows/Users/Bill/Territories/Projects-Geany/TerrPageHeader"
'const csProjBase = "/home/vncwmk3/Territories/Projects-Geany/TerrPageHeader"

'//	local variables.
dim sBasePath		As String
dim sFullTargPath	As String

	'// code.
	ON ERROR GOTO ErrorHandler

if 1 = 0 then
'//********************************************************
	msgbox("Zip code = " &amp; psZipCode &amp; chr(13) &amp; chr(10) _
	        &amp; "In OpenZipHdr - code stubbed...")
'//**************************************************************
endif

	sBasePath = "TerrHdr"

'// open TerrHdr&lt;psZipCode&gt;.ods
    sFullTargPath = csProjBase &amp; "/" &amp; sBasePath &amp; psZipCode &amp; ".ods"
dim oTestDoc2	as Object
'	oTestDoc2 = ThisComponent
dim Args2(1) 	As new com.sun.star.beans.PropertyValue 
	sTargetURL = convertToURL(sFullTargPath)
   Args2(1).name = "FilterName"
   Args2(1).Value = "calc8"
   Args2(0).name = "Hidden"
   Args2(0).value = False
    oTestDoc2 = StarDesktop.loadComponentFromURL(sTargetURL, "_blank", 0, Args2())
    poZipDoc = oTestDoc2

'XRay oTestDoc2

if 1 = 1 then
	GoTo NormalExit
endif

'// at this point, focus is on oTestDoc2; preserve as goTerrODSDoc so
'// can be picked up by MoveTo
'	oZipDoc = 

NormalExit:
	exit sub
	
ErrorHandler:
	msgbox("OpenZipHdr - unprocessed error")
	GoTo NormalExit
	
end sub		'// end OpenZipHdr		12/24/21.	15:03


'// PickACell.bas
'//---------------------------------------------------------------
'// PickACell - Select any cell to bring sheet into focus.
'//		11/22/20.	wmk.	14:15
'//---------------------------------------------------------------

public sub PickACell()

'//	Usage.	macro call or
'//			call PickACell()
'//
'// Entry.	user in a spreadsheet with data in column "A", starting
'//			in cell $A$6
'//
'//	Exit.	cell $A$6 selected just to anchor Frame objects
'//
'// Calls.
'//
'//	Modification history.
'//	---------------------
'//	10/12/20.	wmk.	original code

'// local variables.
dim oDocument   as object
dim oDispatcher as object

'//	code.
	ON ERROR GOTO ErrorHandler

	oDocument   = ThisComponent.CurrentController.Frame
	oDispatcher = createUnoService("com.sun.star.frame.DispatchHelper")

	'// move to cell $A$6
dim args1(0) as new com.sun.star.beans.PropertyValue
	args1(0).Name = "ToPoint"
	args1(0).Value = "$A$6"

	oDispatcher.executeDispatch(oDocument, ".uno:GoToCell", "", 0, args1())


NormalExit:
	exit sub

ErrorHandler:
	msgbox("PickACell - unprocessed error")
	GoTo NormalExit
	
end sub		'// end PickACell	11/22/21.	14:15


'// SetColWidths.bas
'//---------------------------------------------------------------
'// SetColWidths - Set sheet column headings in specified doc.
'//		11/21/20.	wmk.	09:30
'//---------------------------------------------------------------

public sub SetColWidths( poDoc As Object, pnSheetIX As Integer, _
						 panColWidths() As Integer )

'//	Usage.	macro call or
'//			call SetColWidths( nColWidths() )
'//
'//		poDoc = workbook
'//		pnSheetIx = sheet index
'//		sColWidths = array of column headings to set
'//
'// Entry.	user in sheet where column widths are to be set
'//
'//	Exit.	starting with column index 0, columns widths will be set
'//			from array values
'//
'// Calls.
'//
'//	Modification history.
'//	---------------------
'//	9/21/20.		wmk.	original code
'//
'//	Notes.

'//	constants.
const ROW_HEADING=4		'// row index of heading row
const CJUSt=2			'// centered

'//	local variables.
Dim oDoc As Object
Dim oSheet As Object
dim oSel as Object
dim iSheetIx as integer
dim oRange as Object
dim lThisCol as long		'// current column selected on sheet
dim oCols	As Object		'// .Columns array current sheet

dim oCell	As Object		'// cell working on
dim i		As Integer		'// loop index
dim	nColLimit	As Integer	'// column limit 0-based

	'// code.
	ON ERROR GOTO ErrorHandler
	nColLimit = UBound(panColWidths)
	if nColLimit &lt; 0 then
		GoTo NormalExit
	endif	'// end no column headings conditional
	oDoc = poDoc
'	oSel = oDoc.getCurrentSelection()
'	oRange = oSel.RangeAddress
	iSheetIx = pnSheetIx
	oSheet = oDoc.Sheets(iSheetIx)
	oCols = oSheet.Columns
	
	for i = 0 to nColLimit
		oCols(i).setPropertyValue("Width", panColWidths(i))
	next i
	
NormalExit:
	exit sub
	
ErrorHandler:
	msgbox("SetColWidths - unprocessed error")
	GoTo NormalExit
	
end sub		'// end SetColWidths		11/21/21.	09:30


'// SetSheetColWidths.bas
'//----------------------------------------------------------------------
'// SetSheetColWidths - Set column widths in named sheet columns.
'//		11/21/21.	wmk.	09:27
'//----------------------------------------------------------------------

public sub SetSheetColWidths(poDoc As Object, pnSheetIx As Integer)

'//	Usage.	macro call or
'//			call SetTerrColWidths(oDoc, nSheetIx)
'//
'//		oDoc = workbook to set column widths in
'//		onSheetIx = sheet index to set column widths in
'//
'// Entry.	
'//
'//	Exit.	A = 1.75", B = 0.75, C = 0.35", D = 2.10, E = 1.00, F = 1.10"
'//			G = 0.36", H = 0.35 I = 2.5"
'//
'// Calls.	SetSheetColWidths
'//
'//	Modification history.
'//	---------------------
'//	9/11/20.	wmk.	original code; adapted from SetEditColWidths
'//	9/18/20.	wmk.	widths readjusted and set through col I
'//	10/23/20.	wmk.	new Unit column width set; dead code removed
'// 1/13/21.	wmk.	E width set to 0.45 for "homestead" column
'//
'//	Notes. UNO Dispatcher exits this module, corrupting any module-wide
'//	vars. Only way to preserve user cell selection on entry is in local
'//	vars this sub.

'//	constants.
const ONE_INCH=2540

'// column and row indexes
const COL_A=0
const COL_B=1
const COL_C=2	
const COL_D=3
const COL_E=4
const COL_F=5
const COL_G=6			'// column G index
const COL_H=7			'// column H index
const COL_I=8			'// column I index
const COL_J=9			'// column J index
const COL_K=10			'// column K index
const COL_L=11			'// column L index 
const COL_M=12			'// column M index (DoNotCall)
const COL_N=13			'// column N index (RSO)
const COL_O=14			'// column O index (Foreign)
const ROW_1=0
const ROW_2=1
const ROW_3=2
const ROW_4=3
const ROW_HEADING=4		'// headings row index
const LJUST=1		'// left-justify HoriJustify				'// mod052020
const CJUST=2		'// center HoriJustify						'// mod052020
const RJUST=3		'// right-justify HoriJustify				'// mod052320
const MDYY=30		'// 'M/D/YY' format value

'// column widths
const A_WIDTH=1.75
const B_WIDTH=0.75
const C_WIDTH=0.35
const D_WIDTH=2.10
const E_WIDTH=1.00
const F_WIDTH=1.1
const G_WIDTH=0.35
const H_WIDTH=0.35
const I_WIDTH=2.5

'//	local variables.
dim oDocument   as object
dim oDispatcher as object
dim oDoc	As Object	'// ThisComponent
dim oSel	As Object	'// current cell selection on entry
dim oSheet	As Object	'// current sheet
dim oRange	As Object	'// RangeAddress selected
dim iSheetIx	As Integer	'// sheet index this sheet
dim oCols	As Object	'// .Columns array this sheet
dim anColWidths(8) As Integer	'// columns widths array

	'// code.
	ON ERROR GOTO ErrorHandler
	'// preserve user cell selection
'	oDoc = ThisComponent
'	oSel = oDoc.getCurrentSelection()
'	oRange = oSel.RangeAddress

	anColWidths(0) = A_WIDTH*ONE_INCH
	anColWidths(1) = B_WIDTH*ONE_INCH
	anColWidths(2) =	C_WIDTH*ONE_INCH
	anColWidths(3) = D_WIDTH*ONE_INCH
	anColWidths(4) = E_WIDTH*ONE_INCH
	anColWidths(5) = F_WIDTH*ONE_INCH
	anColWidths(6) = G_WIDTH*ONE_INCH
	anColWidths(7) = H_WIDTH*ONE_INCH
	anColWidths(8) = I_WIDTH*ONE_INCH
	SetColWidths(poDoc, pnSheetIx, anColWidths)
	
NormalExit:
'	SetSelection(oRange)	'// restore user cell selection
	exit sub
	
ErrorHandler:
	msgbox("SetSheetColWidths - unprocessed error.")
	
end sub		'// end SetSheetColWidths	11/21/21	09:27

'// fnCountActiveRows.bas
'//---------------------------------------------------------------
'// fnCountActiveRows - Count active rows containing data.
'//		11/23/21.	wmk.	13:17
'//---------------------------------------------------------------

public function fnCountActiveRows(poDoc As Object) As Integer

'//	Usage.	macro call or
'//			call fnCountActiveRows()
'//
'// Entry.	user in a spreadsheet with data in column "A", starting
'//			in cell $A$6
'//
'//	Exit.	cells $A$6 througn $A$n selected as though user highlighted
'//
'// Calls.
'//
'//	Modification history.
'//	---------------------
'// 11/20/21.	wmk.	original code.
'// 11/22/21.	wmk.	bug fix; sheet index corrected from 0 to 1.
'// 11/23/21.	wmk.	bug fix; start at A5 since increments first.
'//
'//	Notes. fnCountActiveRows will loop starting at $A$6 until a row is 
'// found with no data in column A. A6 is assumed non-empty

'// local variables.
dim nRetValue	As Integer		'// returned value
dim oDocument   as object
dim oDispatcher as object

Dim oDoc As Object
Dim oSheet As Object
Dim NewColumn As Object
dim oSel as Object
dim iSheetIx as integer
dim oRange as Object
dim lThisRow as long		'// current row selected on sheet
dim oCell		As Object		'// current scan cell
dim bMoreRows	As Boolean
dim nActiveRows	As Integer	'// active row counter

'//	code.
	ON ERROR GOTO ErrorHandler
	nRetValue = 0
'	oDoc = ThisComponent
	oDoc = poDoc
'	MoveToDocSheet(oDoc, "Terr235_PubTerr")
	oSheet = oDoc.Sheets(1)
	bMoreRows = true
	nActiveRows = 0
	lThisRow = 4		'// current row index at A5
	do while bMoreRows
		lThisRow = lThisRow + 1
		oCell = oSheet.getCellByPosition(0, lThisRow)
		bMoreRows = (len(oCell.String) &gt; 0)
		if bMoreRows then
			nActiveRows = nActiveRows + 1
		endif	'// end next row has data conditional
	loop

if 1 = 0 then
	'// move to cell $A$6
	dim args1(0) as new com.sun.star.beans.PropertyValue
	args1(0).Name = "ToPoint"
	args1(0).Value = "$A$6"

	oDispatcher.executeDispatch(oDocument, ".uno:GoToCell", "", 0, args1())

	if nActiveRows &gt; 0 then
	dim args2(0) as new com.sun.star.beans.PropertyValue
		args2(0).Name = "By"
		args2(0).Value = nActiveRows
		oDispatcher.executeDispatch(oDocument, ".uno:GoDownSel", "", 0, args2())
	endif
endif
Skip2:
	nRetValue = nActiveRows
	fnCountActiveRows = nRetValue
	
NormalExit:
	exit function

ErrorHandler:
	msgbox("fnCountActiveRows - unprocessed error")
	GoTo NormalExit
	
end function		'// end fnCountActiveRows	11/23/21.	13:17

'// fnCountActiveRows.bas
'//---------------------------------------------------------------
'// fnCountActiveRows - Count active rows containing data.
'//		11/20/21.	wmk.	13:04
'//---------------------------------------------------------------

public function fnCountActiveRows1() As Integer

'//	Usage.	macro call or
'//			call fnCountActiveRows()
'//
'// Entry.	user in a spreadsheet with data in column "A", starting
'//			in cell $A$6
'//
'//	Exit.	cells $A$6 througn $A$n selected as though user highlighted
'//
'// Calls.
'//
'//	Modification history.
'//	---------------------
'//	8/31/20.	wmk.	original code
'//	9/3/20.		wmk.	bMoreRows added; change to use lThisRow;
'//						both changes to comply with OPTION EXPLICIT
'//	9/15/20.	wmk.	modified to count rows and only call UNO
'//						Dispatcher once to improve performance; error
'//						handling enabled
'//
'//	Notes. fnCountActiveRows will loop starting at $A$6 until a row is 
'// found with no data in column A. A6 is assumed non-empty

'// local variables.
dim nRetValue	As Integer		'// returned value
dim oDocument   as object
dim oDispatcher as object

Dim oDoc As Object
Dim oSheet As Object
Dim NewColumn As Object
dim oSel as Object
dim iSheetIx as integer
dim oRange as Object
dim lThisRow as long		'// current row selected on sheet
dim oCell		As Object		'// current scan cell
dim bMoreRows	As Boolean
dim nActiveRows	As Integer	'// active row counter

'//	code.
	ON ERROR GOTO ErrorHandler
	nRetValue = 0
	oDoc = ThisComponent
	oSel = oDoc.getCurrentSelection()
	oRange = oSel.RangeAddress
	iSheetIx = oRange.Sheet
	oSheet = oDoc.Sheets(iSheetIx)

	oDocument   = ThisComponent.CurrentController.Frame
	oDispatcher = createUnoService("com.sun.star.frame.DispatchHelper")

	'// loop looking ahead and advancing until empty cell found
'	dim args2(0) as new com.sun.star.beans.PropertyValue

	bMoreRows = true
	nActiveRows = 0
	lThisRow = 5		'// current row index at A6
	do while bMoreRows
		lThisRow = lThisRow + 1
		oCell = oSheet.getCellByPosition(0, lThisRow)
		bMoreRows = (len(oCell.String) &gt; 0)
		if bMoreRows then
			nActiveRows = nActiveRows + 1
		endif	'// end next row has data conditional
	loop

if 1 = 0 then
	'// move to cell $A$6
	dim args1(0) as new com.sun.star.beans.PropertyValue
	args1(0).Name = "ToPoint"
	args1(0).Value = "$A$6"

	oDispatcher.executeDispatch(oDocument, ".uno:GoToCell", "", 0, args1())

	if nActiveRows &gt; 0 then
	dim args2(0) as new com.sun.star.beans.PropertyValue
		args2(0).Name = "By"
		args2(0).Value = nActiveRows
		oDispatcher.executeDispatch(oDocument, ".uno:GoDownSel", "", 0, args2())
	endif
endif
Skip2:
	nRetValue = nActiveRows
	fnCountActiveRows = nRetValue
	
NormalExit:
	exit function

ErrorHandler:
	msgbox("fnCountActiveRows - unprocessed error")
	GoTo NormalExit
	
end function		'// end fnCountActiveRows	11/20/21.	13:02

'// fsGetZipCode.bas
'//---------------------------------------------------------------
'// fsGetZipCode - Get Zip code from Territory spreadsheet.
'//		11/20/21.	wmk. 07:16
'//---------------------------------------------------------------

public function fsGetZipCode(poDoc as Object) as String

'//	Usage.	sZipCode = fsGetZipCode(oDoc As Object)
'//
'//		oDoc = document to extract zip code from
'//
'// Entry.	User in Territories worksheet with pubterr header.
'//
'//	Exit.	sZipCode = zip code from cell B3
'//
'// Calls.	
'//
'//	Modification history.
'//	---------------------
'//	11/20/21.		wmk.	original code.
'//
'//	Notes. This function serves projects like TerrPageHeader that depend
'// upon knowing the territory zip code.
'//

'//	constants.
const COL_B = 1			'// index of Column B
const ROW_3 = 2			'// index of Row 3

'//	local variables
dim sRetValue		As String	'// returned value
dim oDoc			As Object	'// ThisComponent
dim oSheet			As Object	'// sheet
dim oSel			As Object	'// current selection
dim oRange			As Object	'// RangeAddress
dim oCell			As Object	'// cell for extraction
dim iSheetIx		As Integer	'// sheet selected

	'// code.
	ON ERROR GOTO ErrorHandler
	sRetValue = ""
	oDoc = poDoc
	oSel = oDoc.GetCurrentSelection()
	oRange = oSel.RangeAddress
	iSheetIx = oRange.Sheet
	oSheet = oDoc.Sheets(iSheetIx)
	oCell = oSheet.GetCellByPosition(COL_B,ROW_3)
	sRetValue = oCell.String
	
NormalExit:
	fsGetZipCode = sRetValue
	exit function
	
ErrorHandler:
	msgbox("fsGetZipCode - unprocessed error")
	GoTo NormalExit

end function 	'// end fsGetZipCode	11/20/21.	07:16

'// fsGetZipCode1.bas
'//---------------------------------------------------------------
'// fsGetZipCode - &lt;function description&gt;.
'//		11/20/21.	wmk.
'//---------------------------------------------------------------

public function fsGetZipCode1() as String

'//	Usage.	sZipCode = fsGetZipCode1()
'//
'//
'// Entry.	User in Territories worksheet with pubterr header.
'//
'//	Exit.	sZipCode = zip code from cell B3
'//
'// Calls.	
'//
'//	Modification history.
'//	---------------------
'//	11/20/21.		wmk.	original code.
'//
'//	Notes. This function serves projects like TerrPageHeader that depend
'// upon knowing the territory zip code.
'//

'//	constants.
const COL_B = 1			'// index of Column B
const ROW_3 = 2			'// index of Row 3

'//	local variables
dim sRetValue		As String	'// returned value
dim oDoc			As Object	'// ThisComponent
dim oSheet			As Object	'// sheet
dim oSel			As Object	'// current selection
dim oRange			As Object	'// RangeAddress
dim oCell			As Object	'// cell for extraction
dim iSheetIx		As Integer	'// sheet selected

	'// code.
	ON ERROR GOTO ErrorHandler
	sRetValue = ""
	oDoc = ThisComponent
	oSel = oDoc.GetCurrentSelection()
	oRange = oSel.RangeAddress
	iSheetIx = oRange.Sheet
	oSheet = oDoc.Sheets(iSheetIx)
	oCell = oSheet.GetCellByPosition(COL_B,ROW_3)
	sRetValue = oCell.String
	
NormalExit:
	fsGetZipCode = sRetValue
	exit function
	
ErrorHandler:
	msgbox("fsGetZipCode - unprocessed error")
	GoTo NormalExit

end function 	'// end fsGetZipCode

'//**************************************************************
'//---------------------------------------------------------------
'// PickCellByIndex - Select any cell to bring sheet into focus.
'//		7/16/21.	wmk.	00:06
'//---------------------------------------------------------------

public sub PickCellByIndex(plCol As Long, plRow As Long)

'//	Usage.	macro call or
'//			call PickCellByIndex(lCol, lRow)
'//
'// Entry.	user in sheet where desires to GoTo cell
'//
'//	Exit.	user focus on desired cell, lCol adds to "A", lRow converted
'//			 to character value of itself - 1.
'//
'// Calls.
'//
'//	Modification history.
'//	---------------------
'//	7/16/21.	wmk.	original code.

'// local variables.
dim oDocument   as object
dim oDispatcher as object
dim sCellID		As String
dim sCellCol	As String	'// cell column A..Z
dim sCellRow	As String	'// cell roW..
dim lCol		As Long
dim lRow		As Long

'//	code.
	ON ERROR GOTO ErrorHandler

	lCol = plCol
	lRow = plRow
	sCellCol = chr(asc("A") + lCol)
	sCellRow = trim(str(lRow+1))
	sCellID = "$" &amp; sCellCol &amp; "$" &amp; sCellRow
	
	oDocument   = ThisComponent.CurrentController.Frame
	oDispatcher = createUnoService("com.sun.star.frame.DispatchHelper")

	'// move to cell $A$6
dim args1(0) as new com.sun.star.beans.PropertyValue
	args1(0).Name = "ToPoint"
	args1(0).Value = sCellID

	oDispatcher.executeDispatch(oDocument, ".uno:GoToCell", "", 0, args1())


NormalExit:
	exit sub

ErrorHandler:
	msgbox("PickCellByIndex - unprocessed error")
	GoTo NormalExit
	
end sub		'// end PickCellByIndex	10/11/20

public sub RunTests

	'// code.
	ON ERROR GOTO ErrorHandler
	'// eventually add this code after loop which
	'// processes territories into PubTerr and SuperTerr.
	'// this code should only execute if the processed
	'// territories count is &gt; 0.

dim lCol	As Long
dim lRow	As Long

lCol = 0
lRow = 0

if 1 = 1 then
  GoTo NormalExit
endif

dim oDoc		As Object
dim oSel		As Object
dim oSheet		As Object
dim oRange		As Object
dim iSheetIx	As Integer
dim oCell		As Object
dim sCellStr	As String
dim bMoreCells	As Boolean
dim iCellIndex	As Integer

	
	oDoc = ThisComponent
	oSel = oDoc.getCurrentSelection()
	oRange = oSel.RangeAddress
	iSheetIx = oRange.Sheet
	oSheet = oDoc.Sheets(iSheetIx)
	
	AddUpdateMaster
	msgbox("back from AddUpdateMaster")

dim nMoved		As Integer
dim oDoc2		As Object	'// UpdateMaster worksheet
dim oSel2		As Object	'// UpdateMaster selecction
dim oSheet2		As Object	'// actual sheet object
dim iSheetIx2	As Integer	'// UpdateMaster sheet index
dim oRange2		As Object	'// UpdateMaster RangeAddress

	oDoc2 = ThisComponent
	oSel2 = oDoc2.getCurrentSelection()
	oRange2 = oSel2.RangeAddress
	oSheet2 = oDoc2.Sheets(oRange2.Sheet)

	'// copy Territory List sheet starting at A6 until encounter $.
	MoveToSheet(aDummy, "Territory List")
	bMoreCells = true
	iCellIndex = 5
	nMoved = 0
	do while bMoreCells
		oCell = oSheet.getCellByPosition(0,iCellIndex)
		sCellStr = oCell.String
		bMoreCells = (strcomp(left(sCellStr,1),"$") &lt;&gt; 0)	
if 1 = 0 then
  msgbox("cell content is: ' " &amp; sCellStr &amp; "'")
endif
		if not bMoreCells then 
			MoveToSheet(aDummy, "UpdateMaster")
			oCell = oSheet2.getCellByPosition(0,nMoved)
			oCell.String = "$"
			MoveToSheet(aDummy, "Territory List")
			exit do
		endif
		if (strcomp(left(sCellStr,1),"#") = 0)_
		 and (InStr("0123456789",mid(sCellStr,2,1)) = 0) then
			iCellIndex = iCellIndex + 1
			GoTo NextCell	
		endif
		sTerrID = mid(sCellStr,2,4)
		
		'// save territory ID in new list at A&lt;nMoved).
		MoveToSheet(aDummy, "UpdateMaster")
		oCell = oSheet2.getCellByPosition(0,nMoved)
		oCell.String = sTerrID
		MoveToSheet(aDummy, "Territory List")
		
		'// advance indexes and move back to 1st sheet.
		MoveToSheet(aDummy, "Territory List")
		nMoved = nMoved + 1
		iCellIndex = iCellIndex + 1
		
NextCell:
	loop

	MoveToSheet(aDummy, "UpdateMaster")
	
	'// export UpdateMaster to .csv.
	CopyUMToUntitled()
	SaveUMSheetAsCSV()
	
	'// use uno.Close to close .csv workbook.
	'// now refocused on ProcessQTerrs12 workbook.
dim document	As Object
dim dispatcher	As Object
document   = ThisComponent.CurrentController.Frame
dispatcher = createUnoService("com.sun.star.frame.DispatchHelper")

dim Array2()
dispatcher.ExecuteDispatch(document, ".uno:Close", 0, "", Array2())	

	'// delete UpdateMaster sheet.		
	MoveToSheet(aDummy, "UpdateMaster")
	RmvUpdateMaster
	msgbox("back from RmvUpdateMaster")
	GoTo NormalExit

if 1 = 0 then
'//=======================================================================
'dim oDoc	As Object
dim oPropertySetInfo	As Object
dim Array()

	oDoc = ThisComponent.CurrentController.Frame
rem ----------------------------------------------------------------------
rem get access to the document
document   = ThisComponent.CurrentController.Frame
dispatcher = createUnoService("com.sun.star.frame.DispatchHelper")

rem ----------------------------------------------------------------------
dispatcher.executeDispatch(document, ".uno:PageFormatDialog", "", 0, Array())
'//=========================================================================
endif


if 1 = 0 then
'//=========================================================================

	oPropertySetInfo = oDoc.LayoutManager.getPropertySetInfo()
		
dim oProperties as Object
	oProperties = oDoc.getProperties()
dim bHasGrid as Boolean
	bHasGrid = oDoc.HasPropertyByName("Grid")
'dim oPropertySetInfo	As Object
	oPropertySetInfo = oDoc.getPropertySetInfo()
'	Array = oDoc.LayoutManager.GetPropertyValues()
'//============================================================
endif
		
if 1 = 0 then
xray odoc	
endif

if 1 = 0 then
'//==================================================
'oDoc = ThisComponent
'dim sUrl AS STRING
'	Surl = oDoc.GetURL()
dim oFrames As Object
	oFrames = oDoc.GetFrames()
	oDoc.Activate()
'//==================================================
endif

NormalExit: 
	exit sub
	
ErrorHandler:
	msgbox("RunTests - unprocessed error.")
	GoTo NormalExit
	
end sub


sub InsertFromFile
rem ----------------------------------------------------------------------
rem define variables
dim document   as object
dim dispatcher as object
rem ----------------------------------------------------------------------
rem get access to the document
document   = ThisComponent.CurrentController.Frame
dispatcher = createUnoService("com.sun.star.frame.DispatchHelper")

rem ----------------------------------------------------------------------
rem dispatcher.executeDispatch(document, ".uno:InsertSheetFromFile", "", 0, Array())


end sub

sub test

Dim FileNo As Integer
Dim CurrentLine As String
dim x,y,z as integer
dim s as object
dim oFolderPicker as object
dim NextFile as string
dim url as string
dim newworkbook as object
Dim Args(2) As new com.sun.star.beans.PropertyValue
dim sExport as string
dim oExport as object

oFolderPicker = createUnoService("com.sun.star.ui.dialogs.FolderPicker")
oFolderPicker.setdisplaydirectory("c:\")
oFolderPicker.execute

NextFile = dir(oFolderPicker.getdirectory &amp; "/*.txt",0)

x = 0
y = 0
while NextFile &lt;&gt; ""

   x = x + 1
   NextFile = Dir
   
wend
   
NextFile = dir(oFolderPicker.getdirectory &amp; "/*.txt",0)
   
while NextFile &lt;&gt; ""
   com.sun.star.beans.PropertyValue
   y = y +1
   
   thiscomponent.currentcontroller.statusindicator.start "Loading " &amp; y &amp;  " of the total " &amp; x &amp; " files ......",0
   
   url = oFolderPicker.getdirectory &amp; "/" &amp; left(NextFile,len(NextFile)-3) &amp; "ods"
   
   MkDir oFolderPicker.getdirectory &amp; "/Temporary/"
   
   FileCopy oFolderPicker.getdirectory &amp; "/" &amp; NextFile, oFolderPicker.getdirectory &amp; "/Temporary/" &amp; left(NextFile,len(NextFile)-3) &amp; "csv"
   
   sExport = ConvertToURL(oFolderPicker.getdirectory &amp; "/Temporary/" &amp; left(NextFile,len(NextFile)-3) &amp; "csv")
   
   Args(1).name = "FilterName"
   Args(1).Value = "Text - txt - csv (StarCalc)"
   Args(2).name = "FilterOptions"
   Args(2).Value = "9,0,76,1,1/2/2/2/3/2/4/2/5/2/6/2/7/2/8/2/9/2/10/2/11/2/12/2/13/2/14/2/15/2/16/2/17/2/18/2/19/2/20/2/21/2/22/2/23/2/24/2/25/2/26/2/27/2/28/2/29/2/30/2/31/2/32/2/33/2/34/2/35/2/36/2/37/2/38/2/39/2/40/2/41/2/42/2/43/2/44/2/45/2/46/2/47/2/48/2/49/2/50/2"
   Args(0).name = "Hidden"
   Args(0).value = True

   oExport = StarDesktop.loadComponentFromURL(sExport, "_blank", 0, Args())
   
   oExport.sheets(0).getcellrangebyposition(0,0,256,0).columns.OptimalWidth = true
   
   Args(0).Name = "CharacterSet"
    Args(0).Value = "UTF-8"
   
   oExport.storeasurl(url,Array())
                                                                                                                                                                                                                                                                                                                                  
   oExport.close(true)
   
   NextFile = Dir
   
wend

RmDir oFolderPicker.getdirectory &amp; "/Temporary/"

thiscomponent.currentcontroller.statusindicator.Reset

msgbox "complete"

end sub

sub wmktest1


Dim FileNo As Integer
Dim CurrentLine As String
dim x,y,z as integer
dim s as object
dim oFolderPicker as object
dim NextFile as string
dim url as string
dim newworkbook as object
Dim Args(2) As new com.sun.star.beans.PropertyValue
dim sExport as string
dim oExport as object

oFolderPicker = createUnoService("com.sun.star.ui.dialogs.FolderPicker")
dim sFolderURL	as String
sFolderURL = convertToURL(csTerrDataPath)
'oFolderPicker.setdisplaydirectory("file:///media/ubuntu/Windows/Users/Bill/Territories/TerrData/")
oFolderPicker.setdisplaydirectory(sFolderURL)
oFolderPicker.execute
sDirectory = oFolderPicker.getDisplayDirectory()
msgbox("sDirectory = '" &amp; sDirectory &amp; "'")

end sub	'// wmktest1

sub MyTest
dim oServiceManager as Object
'dim oServiceInfo AS New com.sun.star.lang.XServiceinfo
dim oFolderPicker as object
dim oServiceInfo AS Object
oServiceInfo = createUnoService("com.sun.star.lang.XServiceinfo")
oFolderPicker = createUnoService("com.sun.star.ui.dialogs.FolderPicker")
'xray oServiceInfo
xray oFolderPicker
oFolderPicker.setdisplaydirectory("")
oFolderPicker.execute
sDisplayDir = oFolderPicker.GetDisplayDirectory()
msgbox("sDisplayDir = '" &amp; sDisplayDir &amp; "'")
oServiceManager = GetProcessServiceManager()
  MsgBox oServiceManager.Dbg_SupportedInterfaces

end sub		'// end MyTest


sub OpenDiffFile

'const csTerrDataPath = "defined above"

rem ----------------------------------------------------------------------
rem define variables
dim document   as object
dim dispatcher as object
dim oExport		As	Object
dim Args(1)		As new com.sun.star.beans.PropertyValue


rem ----------------------------------------------------------------------
rem get access to the document
document   = ThisComponent.CurrentController.Frame
dispatcher = createUnoService("com.sun.star.frame.DispatchHelper")
xray Args
rem ----------------------------------------------------------------------'
rem dispatcher.executeDispatch(document, ".uno:OpenFromCalc", "", 0, Array())
'sTargetURL = "file:///media/ubuntu/Windows/Users/Bill/Territories/TerrData/Terr241"_
'   &amp; "/Working-Files/NewTerr241Hdr.csv"
'sTargetURL = "file://" &amp; csTerrDataPath &amp;"/Terr241"_
'   &amp; "/Working-Files/NewTerr241Hdr.csv"
'sTargetURL = convertToURL(csTerrDataPath &amp;"/Terr241"_
'   &amp; "/Working-Files/NewTerr241Hdr.csv")
'   Args(3).name = "Separated By"
'  Args(3).Value = "|"
   Args(1).name = "FilterName"
   Args(1).Value = "Text - txt - csv"
'   Args(2).name = "FilterOptions"
'   Args(2).Value = "9,0,76,1,1/2/2/2/3/2/4/2/5/2/6/2/7/2/8/2/9/2/10/2/11/2/12/2/13/2/14/2/15/2/16/2/17/2/18/2/19/2/20/2/21/2/22/2/23/2/24/2/25/2/26/2/27/2/28/2/29/2/30/2/31/2/32/2/33/2/34/2/35/2/36/2/37/2/38/2/39/2/40/2/41/2/42/2/43/2/44/2/45/2/46/2/47/2/48/2/49/2/50/2"
'   Args(2).Value = "comma-delimited"
   Args(0).name = "Hidden"
   Args(0).value = False

   oExport = StarDesktop.loadComponentFromURL(sTargetURL, "_blank", 0, Args())
' xray oExport 
' dim Args2()
' Args2=oExport.getArgs()
' dbug = 1 
dispatcher.executeDispatch(document,".unoOpenFromCalc",sTargetURL,0,Array())

end sub


sub InsertFromCSV
rem ----------------------------------------------------------------------
rem define variables
dim document   as object
dim dispatcher as object
rem ----------------------------------------------------------------------
rem get access to the document
document   = ThisComponent.CurrentController.Frame
dispatcher = createUnoService("com.sun.star.frame.DispatchHelper")

rem ----------------------------------------------------------------------
rem dispatcher.executeDispatch(document, ".uno:InsertSheetFromFile", "", 0, Array())


end sub


sub SaveDiffODS

'csProjPath = "/media/ubuntu/Windows/Users/Bill/Territories/Projects-Geany/DoTerrsWithCalc"
'csProjPath = "/home/vncwmk3/Territories/Projects-Geany/DoTerrsWithCalc"

rem ----------------------------------------------------------------------
rem define variables
dim document   as object
dim dispatcher as object
rem ----------------------------------------------------------------------
rem get access to the document
document   = ThisComponent.CurrentController.Frame
dispatcher = createUnoService("com.sun.star.frame.DispatchHelper")

rem ----------------------------------------------------------------------
dim args1(1) as new com.sun.star.beans.PropertyValue
args1(0).Name = "URL"
'args1(0).Value = "file:///media/ubuntu/Windows/Users/Bill/Territories/Projects-Geany/DoTerrsWithCalc/ProcessQTerrs12.ods"
dim sODSFilePath	As string
sODSFilePath = csProjPath &amp; "/ProcessQTerrs12.ods"
sODSurl = convToURL(sODSFilePath)
'args1(0).Value = "file://" &amp; csProjPath &amp; "/ProcessQTerrs12.ods"
args1(0).Value = sODSUrl
args1(1).Name = "FilterName"
args1(1).Value = "calc8"

dispatcher.executeDispatch(document, ".uno:SaveAs", "", 0, args1())


end sub

'//MoveToFrameSheet - Jump over to different sheet by sheet name.
'//---------------------------------------------------------------
'// MoveToFrameSheet - Jump over to different sheet by sheet name.
'//		7/9/21.	wmk.	18:55
'//---------------------------------------------------------------

public sub MoveToFrameSheet(poFrame AS Object, psSheetName As String)

'//	Usage.	macro call or
'//			call MoveToDocSheet( oFrame,sSheetName )
'//
'//		oFrame = component current controller frame
'//		sSheetName = name of sheet to move to
'//
'// Entry.	user focused on some sheet in workbook
'//
'//	Exit.	user focus moved to sSheetName in workbook, if exists
'//
'// Calls.	uno Dispatcher.
'//
'//	Modification history.
'//	---------------------
'//	7/9/21.		wmk.	original code; cloned from macro recording
'//
'//	Notes. &lt;Insert notes here&gt;
'//

'//	constants.

'// local variables.

dim oFrame		As Object		'// somecomponent.currentcontroller.frame
dim oSheets		As Object		'// Sheets() array
dim iSheetIx	As Integer		'// desired sheet index
dim iUnoSheet	As Integer		'// uno sheet number
dim bSheetExists	As Boolean	'// sheet exists flag
dim oSheet		As Object		'// this sheet

	'// code.
	ON ERROR GOTO ErrorHandler
'	oDoc = ThisComponent
'	oDoc = poDocument
	oFrame = poFrame
xray oFrame

	oSheets = oDoc.Sheets()
	bSheetExists = oSheets.hasByName(psSheetName)
'XRay oSheets
	if bSheetExists then
		oSheet = oSheets.getByName(psSheetName)
		iSheetIx = oSheet.RangeAddress.Sheet

if not true then
	msgbox("Index of target sheet is " + iSheetIx)
	goto NormalExit
endif
		iUnoSheet = iSheetIx + 1	'// add 1 for uno indexing

	else		'// sheet not found
		msgbox("In MoveToSheet: " + psSheetName + " - sheet not found!")
		goto ErrorHandler
	endif

	'// use uno - macro-generated code to jump to desired sheet.

rem ----------------------------------------------------------------------
rem define variables
dim document   as object
dim dispatcher as object
rem ----------------------------------------------------------------------
rem get access to the document
'document   = ThisComponent.CurrentController.Frame
document = oDoc.CurrentController.Frame
dispatcher = createUnoService("com.sun.star.frame.DispatchHelper")

rem ----------------------------------------------------------------------
dim args1(0) as new com.sun.star.beans.PropertyValue
args1(0).Name = "Nr"
'//args1(0).Value = 4			'// PubTerr sheet index
args1(0).Value = iUnoSheet		'// jump to desired sheet
dispatcher.executeDispatch(document, ".uno:JumpToTable", "", 0, args1())

NormalExit:
	exit sub

ErrorHandler:
	ON ERROR GOTO
	msgbox("In MoveToDocSheet - unprocessed error.")
	GOTO NormalExit

end sub		'// MoveToFrameSheet		7/9/21.	18:55


sub SaveFile
rem ----------------------------------------------------------------------
rem define variables
dim document   as object
dim dispatcher as object
rem ----------------------------------------------------------------------
rem get access to the document
document   = ThisComponent.CurrentController.Frame
dispatcher = createUnoService("com.sun.star.frame.DispatchHelper")

rem ----------------------------------------------------------------------
dispatcher.executeDispatch(document, ".uno:Save", "", 0, Array())


end sub


'//MoveToDocSheet - Jump over to different sheet by sheet name.
'//---------------------------------------------------------------
'// MoveToDocSheet - Jump over to different sheet by sheet name.
'//		11/22/21.	wmk.	07:42
'//---------------------------------------------------------------

public sub MoveToDocSheet(poDocument AS Object, psSheetName As String)

'//	Usage.	macro call or
'//			call MoveToDocSheet( oFrame, sSheetName )
'//
'//		oDocument = component (workbook)
'//		sSheetName = name of sheet to move to
'//
'// Entry.	user focused on some sheet in workbook
'//
'//	Exit.	user focus moved to sSheetName in workbook, if exists
'//
'// Calls.	uno Dispatcher.
'//
'//	Modification history.
'//	---------------------
'//	11/22/21.		wmk.	original code; rewritten for local use.
'//
'//	Notes. &lt;Insert notes here&gt;
'//

'//	constants.

'// local variables.

dim oFrame		As Object		'// somecomponent.currentcontroller.frame
dim oSheets		As Object		'// Sheets() array
dim iSheetIx	As Integer		'// desired sheet index
dim iUnoSheet	As Integer		'// uno sheet number
dim bSheetExists	As Boolean	'// sheet exists flag
dim oSheet		As Object		'// this sheet

	'// code.
	ON ERROR GOTO ErrorHandler
	oDoc = poDocument

if 1 = 0 then
xray oDoc
endif

	oSheets = oDoc.Sheets()
	bSheetExists = oSheets.hasByName(psSheetName)
	if bSheetExists then
		oSheet = oSheets.getByName(psSheetName)
		iSheetIx = oSheet.RangeAddress.Sheet

if 1 = 0 then
	msgbox("Index of target sheet is " + iSheetIx)
	goto NormalExit
endif
		iUnoSheet = iSheetIx + 1	'// add 1 for uno indexing

	else		'// sheet not found
		msgbox("In MoveToSheet: " + psSheetName + " - sheet not found!")
		goto ErrorHandler
	endif

	'// use uno - macro-generated code to jump to desired sheet.

rem ----------------------------------------------------------------------
rem define variables
dim document   as object
dim dispatcher as object
rem ----------------------------------------------------------------------
rem get access to the document
'document   = ThisComponent.CurrentController.Frame
document = oDoc.CurrentController.Frame
dispatcher = createUnoService("com.sun.star.frame.DispatchHelper")

rem ----------------------------------------------------------------------
dim args1(0) as new com.sun.star.beans.PropertyValue
args1(0).Name = "Nr"
'//args1(0).Value = 4			'// PubTerr sheet index
args1(0).Value = iUnoSheet		'// jump to desired sheet
dispatcher.executeDispatch(document, ".uno:JumpToTable", "", 0, args1())

NormalExit:
	exit sub

ErrorHandler:
	ON ERROR GOTO
	msgbox("In MoveToDocSheet - unprocessed error.")
	GOTO NormalExit

end sub		'// MoveToDocSheet		11/22/21.	07:42


'//MoveToSheet - Jump over to different sheet by sheet name.
'//---------------------------------------------------------------
'// MoveToSheet - Jump over to different sheet by sheet name.
'//		11/22/21.	wmk.	11:14
'//---------------------------------------------------------------

public sub MoveToSheet(poDoc As Object, psSheetName As String)

'//	Usage.	macro call or
'//			call MoveToSheet(oDoc, sSheetName )
'//
'//		oDoc =  component (workbook)
'//		sSheetName = name of sheet to move to
'//
'// Entry.	user focused on some sheet in workbook
'//
'//	Exit.	user focus moved to sSheetName in workbook, if exists
'//
'// Calls.	uno Dispatcher.
'//
'//	Modification history.
'//	---------------------
'//	11/22/21.		wmk.	original code; rewritten for local use.
'//
'//	Notes. &lt;Insert notes here&gt;
'//

'//	constants.

'// local variables.

dim oDoc		As Object		'// ThisComponent
dim oSheets		As Object		'// Sheets() array
dim iSheetIx	As Integer		'// desired sheet index
dim iUnoSheet	As Integer		'// uno sheet number
dim bSheetExists	As Boolean	'// sheet exists flag
dim oSheet		As Object		'// this sheet

	'// code.
	ON ERROR GOTO ErrorHandler
	oDoc = poDoc
	oSheets = oDoc.Sheets()
	bSheetExists = oSheets.hasByName(psSheetName)
'XRay oSheets
	if bSheetExists then
		oSheet = oSheets.getByName(psSheetName)
		iSheetIx = oSheet.RangeAddress.Sheet

if not true then
	msgbox("Index of target sheet is " + iSheetIx)
	goto NormalExit
endif
		iUnoSheet = iSheetIx + 1	'// add 1 for uno indexing

	else		'// sheet not found
		msgbox("In MoveToSheet: " + psSheetName + " - sheet not found!")
		goto ErrorHandler
	endif

	'// use uno - macro-generated code to jump to desired shee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Nr"
'//args1(0).Value = 4			'// PubTerr sheet index
args1(0).Value = iUnoSheet		'// jump to desired sheet
dispatcher.executeDispatch(document, ".uno:JumpToTable", "", 0, args1())

NormalExit:
	exit sub

ErrorHandler:
	msgbox("In MoveToSheet - unprocessed error.")
	GOTO NormalExit

end sub		'// MoveToSheet		11/22/21.	11:14


sub OpenCSV

'const csTerrDataPath = "/media/ubuntu/Windows/Users/Bill/Territories/TerrData"
'const csTerrDataPath = "/home/vncwmk3/Territories/TerrData"

rem ----------------------------------------------------------------------
rem define variables
dim document   as object

sFullTargPath = csTerrDataPath &amp; "/Terr40/Working-Files/QTerr240.ods"
	TargetURL = convertToURL(sFullTargPath)
'    Empty() = Array()
'dim Args(1)	As new com.sun.star.beans.PropertyValue 
'   Args(1).name = "FilterName"
 '  Args(1).Value = "Text - txt - csv"
  ' Args(0).name = "Hidden"
   'Args(0).value = False
    'oTestDoc = StarDesktop.loadComponentFromURL(TargetURL, "_blank", 0, Args())

	TargetURL = convertToURL(sFullTargPath)
	document = ThisComponent.CurrentController.Frame
'    Empty() = Array()
dim Args(2)	As new com.sun.star.beans.PropertyValue 
   Args(0).name = "URL"
   Args(0).value = TargetURL
   Args(1).name = "FilterName"
   Args(1).Value = "calc8"
   Args(2).name = "Hidden"
   Args(2).value = False
'   oTestDoc = StarDesktop.loadComponentFromURL(TargetURL, "_blank", 0, Args())
dispatcher.executeDispatch(document,".uno:OpenFromCalc","",0,Args())
rem ----------------------------------------------------------------------
rem dispatcher.executeDispatch(document, ".uno:OpenFromCalc", "", 0, Array())


end sub


'// AddUpdateMaster.bas
'//---------------------------------------------------------------
'// AddUpdateMaster - Add UpdateMaster sheet to current workbook.
'//		7/15/21.	wmk.	09:53
'//---------------------------------------------------------------

sub AddUpdateMaster

'//	Usage.	macro call or
'//			call AddUpdateMaster()
'//
'// Entry.	UpdateMaster sheet selected by user
'//
'//	Exit.	UpdateMaster sheet removed from workbook
'//
'// Calls.	fbSheetExists.
'//
'//	Modification history.
'//	---------------------
'//	7/15/21.	wmk.	original code; cloned from Record Macro.
'// 7/21/21.	wmk.	add fbSheetExists check.
'//
'//	Notes. Specifically for ProcessQTerr12.ods; Adds sheet UpdateMaster
'// to workbook. (See also RmvUpdateMaster).
'//

'//	constants.

'//	local variables.
dim bSheetExists	As Boolean	'// UpdateMaster already exists flag

rem ----------------------------------------------------------------------
rem define variables
dim document   as object
dim dispatcher as object

	'// code.
	ON ERROR GOTO ErrorHandler
	bSheetExists = fbSheetExists("UpdateMaster")
	if bSheetExists then
		MoveToSheet(aDummy, "UpdateMaster")
		GoTo NormalExit
	else
rem ----------------------------------------------------------------------
rem get access to the document
document   = ThisComponent.CurrentController.Frame
dispatcher = createUnoService("com.sun.star.frame.DispatchHelper")

rem ----------------------------------------------------------------------
dim args1(0) as new com.sun.star.beans.PropertyValue
args1(0).Name = "Name"
args1(0).Value = "UpdateMaster"

dispatcher.executeDispatch(document, ".uno:Add", "", 0, args1())
	endif	
	
NormalExit:
	exit sub
	
ErrorHandler:
	msgbox("AddUpdateMaster - unprocessed error")
	GoTo NormalExit
	
end sub		'// end AddUpdateMaster	7/15/21.	09:53

sub AddUpdateMaster1
rem ----------------------------------------------------------------------
rem define variables
dim document   as object
dim dispatcher as object
rem ----------------------------------------------------------------------
rem get access to the document
document   = ThisComponent.CurrentController.Frame
dispatcher = createUnoService("com.sun.star.frame.DispatchHelper")

rem ----------------------------------------------------------------------
dim args1(0) as new com.sun.star.beans.PropertyValue
args1(0).Name = "Name"
args1(0).Value = "UpdateMaster"

dispatcher.executeDispatch(document, ".uno:Add", "", 0, args1())


end sub


'// CopyUMToUntitled.bas
'//---------------------------------------------------------------
'// CopyUMToUntitled - Copy UpdateMaster sheet to new workbook.
'//		7/15/21.	wmk.
'//---------------------------------------------------------------

sub CopyUMToUntitled()

'//	Usage.	macro call or
'//			call CopyUMToUntitled()
'//
'//		sDocName = name of new workbook
'//
'// Entry.	user has UpdateMaster sheet selected that will be copied to new workbook
'//
'//	Exit.	selected sheet copied into "Untitled n"
'//
'// Calls.
'//
'//	Modification history.
'//	---------------------
'//	7/15/21.	wmk.	original code.
'//
'//	Notes.
'//

'//	constants.

'//	local variables.
rem ----------------------------------------------------------------------
rem define variables
dim document   as object
dim dispatcher as object

	'// code.
	ON ERROR GOTO ErrorHandler
rem ----------------------------------------------------------------------
rem get access to the document
document   = ThisComponent.CurrentController.Frame
dispatcher = createUnoService("com.sun.star.frame.DispatchHelper")

rem ----------------------------------------------------------------------
dim args1(2) as new com.sun.star.beans.PropertyValue
args1(0).Name = "DocName"
args1(0).Value = ""
args1(1).Name = "Index"
args1(1).Value = 32767
args1(2).Name = "Copy"
args1(2).Value = true

dispatcher.executeDispatch(document, ".uno:Move", "", 0, args1())

	
NormalExit:
	exit sub
	
ErrorHandler:
	msgbox("CopyUMToUntitled - unprocessed error")
	GoTo NormalExit
	
end sub		'// end CopyUMToUntitled	'// 7/15/21.	21:01


'// RmvUpdateMaster.bas
'//---------------------------------------------------------------
'// RmvUpdateMaster - Remove UpdateMaster worksheet from workbook.
'//		7/15/21.	wmk.	7/15/21.	09:50
'//---------------------------------------------------------------

sub RmvUpdateMaster

'//	Usage.	macro call or
'//			call RmvUpdateMaster()
'//
'// Entry.	&lt;entry conditions&gt;
'//
'//	Exit.	&lt;exit conditions&gt;
'//
'// Calls.
'//
'//	Modification history.
'//	---------------------
'//	7/15/21.		wmk.	original code; cloned from Record Macro.
'//
'//	Notes. Specifically for ProcessQTerr12.ods; Removes sheet UpdateMaster
'// from workbook. (See also AddUpdateMaster).
'//

'//	constants.

'//	local variables.
rem ----------------------------------------------------------------------
rem define variables
dim document   as object
dim dispatcher as object
dim oDoc		As Object
dim oSel		As Object
dim oRange		As Object
dim iSheetIx	As Integer
dim oSheet		As Object
dim sSheetName	As String

	'// code.
	ON ERROR GOTO ErrorHandler
	oDoc = ThisComponent
	oSel = oDoc.getCurrentSelection()
	oRange = oSel.RangeAddress
	iSheetIx = oRange.Sheet
	oSheet = oDoc.Sheets(iSheetIx)
	sSheetName = oSheet.Name
	
	'// check if in UpdateMaster sheet...
	if strcomp(sSheetName, "UpdateMaster") &lt;&gt; 0 then
		msgbox("** Not in UpdateMaster sheet...cannot remove! **")
		GoTo NormalExit
	endif

rem ----------------------------------------------------------------------
rem get access to the document
document   = ThisComponent.CurrentController.Frame
dispatcher = createUnoService("com.sun.star.frame.DispatchHelper")

rem ----------------------------------------------------------------------
dispatcher.executeDispatch(document, ".uno:Remove", "", 0, Array())
	
NormalExit:
	exit sub
	
ErrorHandler:
	msgbox("RmvUpdateMaster - unprocessed error")
	GoTo NormalExit
	
end sub		'// end RmvUpdateMaster		7/15/21.	09:50

sub RmvUpdateMaster1
rem ----------------------------------------------------------------------
rem define variables
dim document   as object
dim dispatcher as object
rem ----------------------------------------------------------------------
rem get access to the document
document   = ThisComponent.CurrentController.Frame
dispatcher = createUnoService("com.sun.star.frame.DispatchHelper")

rem ----------------------------------------------------------------------
dispatcher.executeDispatch(document, ".uno:Remove", "", 0, Array())


end sub
'//---------------------------------------------------------------
'// SaveSheetAsCSV - Save current sheet as .csv file.
'//		10/12/20.	wmk.	20:40
'//---------------------------------------------------------------

public sub SaveSheetAsCSV()

'//	Usage.	macro call or
'//			call SaveSheetAsCSV()
'//
'// Entry.	user has sheet selected that desires saved as .csv file
'//			Note: best if save with only row headings, then data
'//			as opposed to more heading information rows
'//
'//	Exit.	sheet saved on current URL path as &lt;sheet-name&gt;.csv
'//
'// Calls.
'//
'//	Modification history.
'//	---------------------
'//	10/12/20.		wmk.	original code; cloned from macro recording
'//
'//	Notes.
'//

'//	constants.

'//	local variables.
dim oDoc		As Object	'// ThisComponent
dim oSel		As Object	'// current selection
dim oRange		As Object	'// selection RangeAddress
dim iSheetIx	As Integer	'// selected sheet index
dim oSheet		As Object	'// sheet object
dim sSheetName	As String	'// name of this sheet
dim sDocURL	As String		'// URL this string
dim sNewURL		As String		'// new URL to save under
dim nURLLen		As Integer		'// URL length
dim sURLBase	As String		'// URL base string

rem ----------------------------------------------------------------------
rem define variables
dim document   as object
dim dispatcher as object

	'// code.
	ON ERROR GOTO ErrorHandler
	oDoc = ThisComponent
	oSel = oDoc.getCurrentSelection()
	oRange = oSel.RangeAddress
	iSheetIx = oRange.Sheet
	sSheetName = oDoc.Sheets(iSheetIx).Name
	
	'// set up for save as .csv
	'// it is known that the URL will end in "Terrxxx.ods" (11 chars)
	sDocURL = ThisComponent.getURL()
	nURLlen = len(sDocURL)
	sURLBase = left(sDocURL, nURLLen-11)
	sNewURL = sURLBase + sSheetName + ".csv"
	
rem ----------------------------------------------------------------------
rem get access to the document
document   = ThisComponent.CurrentController.Frame
dispatcher = createUnoService("com.sun.star.frame.DispatchHelper")

rem ----------------------------------------------------------------------
dim args1(2) as new com.sun.star.beans.PropertyValue
args1(0).Name = "URL"
'args1(0).Value = "file:///media/ubuntu/Windows/Users/Bill/Documents/Cong-Files/Territories/csvs-Dev/Terr102_Bridge.csv"
args1(0).Value = sNewURL
args1(1).Name = "FilterName"
args1(1).Value = "Text - txt - csv (StarCalc)"
args1(2).Name = "FilterOptions"
args1(2).Value = "44,34,76,1,,0,false,true,true,false,false"

dispatcher.executeDispatch(document, ".uno:SaveAs", "", 0, args1())


	
NormalExit:
	exit sub
	
ErrorHandler:
	msgbox("SaveSheetAsCSV - unprocessed error")
	GoTo NormalExit
	
end sub		'// end SaveSheetAsCSV		10/12/20



function fbSheetExists(psSheetName As String) As Boolean

'// local variables.

dim oDoc		As Object		'// ThisComponent
dim oSheets		As Object		'// Sheets() array
dim bSheetExists	As Boolean	'// sheet exists flag

	'// code.
	ON ERROR GOTO ErrorHandler
	oDoc = ThisComponent
	oSheets = oDoc.Sheets()
	bSheetExists = oSheets.hasByName(psSheetName)

NormalExit:
	fbSheetExists = bSheetExists
	exit function

ErrorHandler:
	msgbox("fbSheetExists - unprocessed error.")
	bSheetExists = false
	GoTo NormalExit:

end function


sub copyagain
rem ----------------------------------------------------------------------
rem define variables
dim document   as object
dim dispatcher as object
rem ----------------------------------------------------------------------
rem get access to the document
document   = ThisComponent.CurrentController.Frame
dispatcher = createUnoService("com.sun.star.frame.DispatchHelper")

rem ----------------------------------------------------------------------
dim args1(2) as new com.sun.star.beans.PropertyValue
args1(0).Name = "DocName"
args1(0).Value = ""
args1(1).Name = "Index"
args1(1).Value = 32767
args1(2).Name = "Copy"
args1(2).Value = true

dispatcher.executeDispatch(document, ".uno:Move", "", 0, args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